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FBC9B4187B27A8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none" draw:fill="none" draw:textarea-horizontal-align="left" draw:textarea-vertical-align="top" draw:auto-grow-height="true" draw:auto-grow-width="true" fo:min-height="0.623cm" fo:min-width="5.29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623cm" fo:min-width="3.74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623cm" fo:min-width="0.532cm" fo:padding-top="0cm" fo:padding-bottom="0cm" fo:padding-left="0cm" fo:padding-right="0cm"/>
    </style:style>
    <style:style style:name="gr12"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solid" svg:stroke-width="0.018cm" svg:stroke-color="#000000" draw:marker-start-width="0.149cm" draw:marker-end-width="0.149cm" draw:stroke-linejoin="round" svg:stroke-linecap="butt" draw:fill="none" fo:padding-top="0.009cm" fo:padding-bottom="0.009cm" fo:padding-left="0.009cm" fo:padding-right="0.009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FBC9B4187B27A83C.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5cm" svg:height="0.29cm" svg:x="14.802cm" svg:y="16.565cm" svg:viewBox="0 0 1501 291" svg:d="M188 151c0 46-8 80-24 104s-39 36-71 36c-31 0-54-12-70-35-16-24-23-59-23-105 0-47 7-82 22-106 16-23 40-34 73-34 32 0 55 11 71 35 15 23 22 58 22 105zM153 151c0-39-4-68-13-86-10-17-24-26-45-26-22 0-37 8-46 26-10 17-14 47-14 86s4 67 14 85c9 18 24 27 45 27 20 0 35-9 45-28 9-18 14-46 14-84zM404 43c-28 42-47 76-59 100-11 25-20 48-26 72-5 23-8 47-8 72h-36c0-34 7-71 22-109 14-39 39-84 73-134h-146v-29h180zM424 291l80-291h30l-79 291zM562 287v-29h69v-210l-62 44v-33l65-44h32v243h66v29zM955 212c0 25-9 44-25 58s-39 21-69 21c-29 0-51-7-68-20-16-14-24-34-24-59 0-18 5-33 15-45s23-19 39-22v-1c-15-3-27-11-35-22-9-13-13-26-13-42 0-21 8-37 23-50 16-13 37-19 63-19s47 6 63 18c15 13 23 30 23 52 0 15-4 29-13 41-8 12-20 19-35 22v1c17 3 31 10 41 22s15 27 15 45zM911 83c0-31-17-47-50-47-17 0-29 4-38 12-8 8-13 19-13 35 0 15 5 28 14 36s21 12 37 12 29-3 37-11c9-8 13-21 13-37zM918 208c0-17-5-29-15-38-10-8-24-13-42-13s-32 5-42 14c-9 9-14 22-14 38 0 37 19 56 57 56 19 0 33-4 42-13 9-10 14-24 14-44zM973 291l79-291h30l-78 291zM1110 287v-29h69v-210l-61 44v-33l64-44h32v243h66v29zM1501 146c0 47-9 83-26 108s-41 37-73 37c-21 0-38-4-51-13-12-9-22-24-27-43l33-6c7 23 22 34 46 34 20 0 35-9 46-28 11-18 17-44 17-79-5 12-14 21-26 28-13 7-26 11-41 11-25 0-44-9-59-25-14-17-22-39-22-68 0-28 8-51 24-67s38-24 67-24c30 0 53 11 68 33 16 22 24 56 24 102zM1463 112c0-22-5-40-15-53-10-14-24-20-40-20-17 0-30 5-40 17-10 11-14 27-14 46 0 21 4 36 14 48 10 11 23 17 39 17 10 0 20-2 28-7 9-4 16-11 20-19 5-8 8-18 8-29z">
          <text:p/>
        </draw:path>
        <draw:path draw:style-name="gr2" draw:text-style-name="P2" draw:layer="layout" svg:width="1.505cm" svg:height="0.296cm" svg:x="14.799cm" svg:y="16.562cm" svg:viewBox="0 0 1506 297" svg:d="M194 154c0 46-8 82-24 106-17 24-42 37-74 37-31 0-56-13-72-37s-24-60-24-106c0-47 8-83 23-107 16-24 41-36 75-36 32 0 57 12 73 36 15 24 23 61 23 107zM189 154c0-45-8-81-23-104-15-22-37-34-68-34-33 0-55 11-70 34s-23 58-23 104 8 80 23 103c16 23 38 34 68 34 31 0 53-11 69-34 16-24 24-58 24-103zM153 154c0-39-4-67-13-85-9-16-22-24-42-24-21 0-35 7-44 24s-13 46-13 85 4 66 13 84c9 17 23 25 43 25s33-8 42-26c10-18 14-45 14-83zM159 154c0 38-5 67-15 86s-26 29-47 29-38-10-48-29c-9-18-14-47-14-86 0-40 5-70 14-88 10-18 27-27 49-27 21 0 38 10 47 28s14 48 14 87zM409 47c-27 43-47 77-58 101-12 24-20 47-26 70-5 23-8 47-8 72v3h-3-36-3v-3c0-35 7-72 22-110 15-39 40-84 74-135l2 2v3h-146-2v-3-29-3h2 180 3v3 28 1zM404 46v-28h3v2h-180v-2h3v29h-3v-3h146 6l-3 5c-35 50-59 94-74 133-14 38-22 74-22 108h-2v-2h36v2h-3c0-25 3-50 9-73 5-24 14-48 26-72 11-24 31-58 59-101l2 2zM425 293l79-291v-2h3 30 4l-1 4-79 291v2h-3-31-3zM427 291h31v3l-2-1 78-291 3 1v3h-30v-3l2 1-79 291-3-1zM562 290v-29-3h3 69v3h-3v-210h3l1 2-61 44-4 3v-5-33-2l1-1 64-44h1 1 32 3v3 243h-3v-3h66 3v3 29 3h-3-170-3zM565 288h170v2h-3v-29h3v3h-66-3v-3-243h3v2h-32v-2l1 2-64 44-2-2h3v33h-3l-1-3 61-44 5-3v6 210 3h-3-69v-3h2v29h-2zM960 215c0 25-9 46-25 60-16 15-40 22-71 22-29 0-53-7-70-21-16-14-25-35-25-61 0-18 5-34 16-47 10-12 24-20 40-23l1 3h-3v-1h3l-1 3c-15-3-28-11-36-23-9-12-14-28-14-44 0-21 8-39 24-52 16-14 38-20 65-20s49 6 65 19 24 32 24 54c0 16-5 31-13 43-9 12-22 20-37 23l-1-3h3v1h-3v-3c18 3 33 11 43 23s15 28 15 47zM954 215c0-18-4-32-14-43-9-12-22-19-38-21l-3-1v-2-1-2l2-1c15-3 26-9 34-20 8-12 12-25 12-40 0-21-7-37-22-49-15-13-35-19-61-19s-46 7-61 19-22 28-22 48c0 15 4 29 12 40s19 18 33 22h3v2 1 3h-3c-15 3-27 9-37 21s-14 26-14 43c0 25 7 43 23 56 16 14 38 20 66 20 30 0 52-6 67-20 16-14 23-32 23-56zM911 86c0-30-15-44-47-44-16 0-28 4-36 11s-12 18-12 33 4 26 13 34c8 8 19 11 35 11s27-3 35-10 12-19 12-35zM917 86c0 17-5 31-14 39s-22 12-39 12c-16 0-30-4-39-13-10-9-14-22-14-38s4-29 13-37 23-12 40-12c34 0 53 17 53 49zM918 211c0-16-4-28-14-36s-23-12-40-12c-18 0-30 4-40 13-9 9-14 20-14 36 0 36 18 53 55 53 18 0 31-4 40-12 9-9 13-22 13-42zM924 211c0 21-5 36-15 46-10 9-25 14-44 14-40 0-60-20-60-59 0-17 5-30 15-40 11-10 26-14 44-14s33 4 44 13c10 9 16 23 16 40zM972 293l80-291 1-2h2 30 4l-1 4-79 291v2h-2-32-4zM975 291h32v3l-4-1 80-291 2 1v3h-30v-3l3 1-81 291-2-1zM1110 290v-29-3h3 69v3h-3v-210h3l2 2-62 44-4 3v-5-33-2l1-1 64-44h1 1 32 3v3 243h-3v-3h66 3v3 29 3h-3-170-3zM1113 288h170v2h-3v-29h3v3h-66-3v-3-243h3v2h-32v-2l2 2-65 44-1-2h3v33h-3l-2-3 61-44 5-3v6 210 3h-3-69v-3h3v29h-3zM1506 149c0 47-8 84-26 109-17 26-42 39-75 39-21 0-39-5-52-14s-23-24-29-45l-1-3h3l34-5 2-1 1 3c6 21 20 31 43 31 19 0 33-8 44-26 10-18 16-44 17-78h2l3 1c-5 12-15 22-28 30-12 7-27 10-42 10-25 0-46-8-61-26-15-17-23-40-23-69s9-52 25-69c17-17 40-25 69-25 31 0 55 12 71 35 16 22 23 57 23 103zM1501 149c0-46-8-78-23-100s-37-33-66-33c-28 0-49 8-65 24-15 16-23 37-23 65s7 49 21 66c15 16 33 24 57 24 14 0 27-4 40-10 12-7 20-16 25-27l5-13v14c0 35-6 62-17 81-12 19-28 29-49 29-25 0-41-12-49-36l3-1 1 3-34 5v-2l3-1c5 19 14 33 26 42 12 8 29 12 49 12 31 0 54-11 71-36s25-60 25-106zM1463 115c0-22-5-39-14-52-10-12-22-18-38-18-17 0-29 5-38 16s-14 25-14 44c0 20 5 35 14 46s21 16 37 16c10 0 19-2 27-6 8-5 14-10 19-18 5-9 7-17 7-28zM1469 115c0 11-3 22-8 30-5 9-13 16-22 21-8 5-18 7-29 7-17 0-31-6-41-18s-15-29-15-50c0-20 5-36 15-48s24-18 42-18c17 0 32 7 42 21s16 32 16 55z">
          <text:p/>
        </draw:path>
        <draw:path draw:style-name="gr2" draw:text-style-name="P2" draw:layer="layout" svg:width="0.743cm" svg:height="0.279cm" svg:x="15.074cm" svg:y="18.861cm" svg:viewBox="0 0 744 280" svg:d="M177 276l-146-232v19l1 32v181h-32v-272h43l147 233c-1-26-2-44-2-55v-178h33v272zM395 34v242h-37v-242h-93v-30h223v30zM744 200c0 26-10 45-29 60-20 13-48 20-83 20-66 0-105-23-115-70l35-7c4 16 13 28 26 36 14 8 32 13 55 13 24 0 42-6 55-14s19-20 19-36c0-9-2-16-6-21-4-6-9-10-17-14-7-4-16-7-26-9s-21-5-34-8c-21-5-37-9-48-14-12-5-20-10-27-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9cm" svg:height="0.285cm" svg:x="15.071cm" svg:y="18.858cm" svg:viewBox="0 0 750 286" svg:d="M177 281l-146-232 3-2h2l1 19 1 33v180 3h-3-32-3v-3-272-3h3 43 1l1 1 147 234-3 2h-2c-2-25-3-44-3-55v-179-3h3 33 3v3 272 3h-3-44-2zM179 277h44v2h-3v-272h3v3h-33v-3h3v179c0 11 1 29 2 54l1 11-6-9-147-234 3-1v3h-43v-3h3v272h-3v-2h32v2h-2v-180h2-2l-1-33h2-2l-1-19-1-11 6 10 145 232-2 1zM401 37v242 3h-3-37-3v-3-242h3v3h-93-3v-3-30-3h3 223 3v3 30 3h-3-93v-3zM398 34h93v3h-3v-30h3v3h-223v-3h3v30h-3v-3h93 3v3 242h-3v-2h37v2h-3v-242-3zM750 204c0 26-11 47-31 61s-48 21-84 21c-67 0-107-24-118-71l-1-3h3l36-8h2l1 2c4 16 12 27 25 35 13 7 30 11 53 11 24 0 41-4 54-12 12-8 18-19 18-34 0-8-2-14-6-20-4-5-9-9-16-12-7-4-15-7-26-9-10-3-21-5-33-8v-3 3c-22-5-38-10-50-15-11-4-20-10-27-16-6-6-12-13-15-22-4-8-5-18-5-29 0-24 9-43 27-56 19-13 45-19 78-19 32 0 56 5 73 14 17 10 29 27 35 50l1 3-3 1-36 6-3 1v-3c-4-14-11-23-22-29-11-7-25-10-45-10-21 0-37 4-48 11-11 6-16 16-16 29 0 8 2 14 6 19 4 7 10 11 18 15 8 3 25 8 50 13 8 2 16 4 25 6 8 2 16 5 24 7 7 3 15 7 21 10 7 4 13 9 18 15 5 5 10 12 12 20 3 7 5 16 5 26zM744 204c0-9-1-17-4-24-3-8-6-13-11-19-5-5-10-9-16-13-7-3-14-7-21-9-8-3-15-5-24-7-8-2-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7-38l2-1 1 3-36 7v-3h2c11 45 47 66 113 66 35 0 62-6 81-20 19-13 28-31 28-56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82cm" svg:height="0.411cm" svg:x="18.609cm" svg:y="15.46cm" svg:viewBox="0 0 6821 412" svg:d="M184 64v342h-52v-342h-132v-43h316v43zM551 257c0 52-11 92-34 117-22 25-55 38-99 38-43 0-75-13-97-40-22-26-33-65-33-115 0-101 44-152 132-152 45 0 78 12 100 37 21 25 31 63 31 115zM500 257c0-40-6-70-18-88-12-19-33-28-61-28-29 0-50 9-63 28-12 19-19 48-19 88 0 39 7 70 19 89 13 20 33 29 60 29 29 0 50-9 63-28s19-49 19-90zM660 110v187c0 20 2 36 6 46 4 11 10 19 18 24 9 4 21 7 37 7 24 0 42-8 56-25 14-16 20-39 20-68v-171h49v233c0 35 1 56 2 63h-46c0-1-1-3-1-7s0-9 0-14c-1-5-1-15-2-29-12 20-25 35-39 43-15 8-34 13-56 13-32 0-56-8-71-24-15-17-22-43-22-81v-197zM960 256c0 40 6 70 18 89 13 19 31 28 56 28 18 0 32-5 44-14 12-10 19-24 22-45l49 3c-3 30-16 52-36 69s-46 26-77 26c-42 0-73-13-95-39-22-27-32-66-32-116 0-49 10-87 32-113s53-39 94-39c30 0 55 8 75 23 20 16 33 37 38 65l-51 4c-2-17-9-30-19-39-10-10-25-15-44-15-26 0-45 9-57 26-11 17-17 46-17 87zM1253 161c11-20 24-34 38-43 15-9 34-13 57-13 32 0 55 8 71 24 15 15 22 42 22 80v197h-49v-188c0-21-2-36-6-46s-10-18-19-22c-8-5-20-7-36-7-23 0-41 8-55 24s-21 37-21 64v175h-49v-406h49v106c0 11-1 22-1 34-1 12-1 19-1 21zM1736 324c0 28-10 50-31 65s-51 23-88 23-65-6-85-18c-20-13-33-31-39-57l43-9c4 16 13 28 26 35 13 8 31 11 55 11 25 0 43-4 54-11 12-8 18-19 18-35 0-12-4-22-12-29s-21-13-39-18l-35-9c-28-7-49-15-60-22-12-7-22-15-28-25-7-10-11-22-11-37 0-27 10-47 29-61s47-22 84-22c33 0 59 6 78 18 19 11 31 29 36 55l-44 5c-3-13-10-23-22-30s-28-10-48-10c-22 0-38 3-49 10-10 6-16 17-16 30 0 9 2 15 7 21 4 5 11 10 19 14 9 4 27 9 54 16 26 6 45 12 56 18 12 5 21 11 27 18 7 7 12 15 16 24 4 8 5 18 5 30zM1834 256c0 40 7 70 19 89s31 28 56 28c17 0 32-5 44-14 11-10 19-24 21-45l50 3c-4 30-16 52-36 69-21 17-47 26-78 26-41 0-73-13-94-39-22-27-33-66-33-116 0-49 11-87 33-113s53-39 94-39c30 0 55 8 75 23 20 16 32 37 37 65l-50 4c-3-17-9-30-20-39-10-10-25-15-44-15-26 0-45 9-56 26-12 17-18 46-18 87zM2080 406v-227c0-21 0-44-1-69h46c1 34 2 54 2 60h1c8-25 17-42 27-51 10-10 25-14 43-14 7 0 13 1 20 2v45c-6-1-15-2-26-2-20 0-36 8-47 26-10 18-16 43-16 75v155zM2303 268c0 34 7 61 21 79 14 19 34 28 61 28 22 0 39-4 51-13 13-9 22-19 26-32l44 12c-18 46-58 70-121 70-43 0-77-13-99-39-23-26-35-66-35-117 0-49 12-86 35-112 22-26 55-39 97-39 87 0 130 52 130 157v6zM2463 230c-3-31-11-53-24-68-13-14-32-21-56-21s-43 8-57 24-21 38-23 65zM2613 268c0 34 7 61 21 79 14 19 35 28 62 28 21 0 38-4 51-13s21-19 26-32l43 12c-18 46-58 70-120 70-44 0-77-13-100-39s-34-66-34-117c0-49 11-86 34-112s55-39 98-39c86 0 130 52 130 157v6zM2773 230c-3-31-11-53-24-68-13-14-32-21-56-21s-43 8-57 24-21 38-22 65zM3073 406v-188c0-19-2-34-6-45-3-11-9-19-18-23-8-5-20-7-37-7-23 0-42 8-55 24-14 16-21 38-21 67v172h-49v-233c0-34-1-55-2-63h47c0 1 0 3 0 7s1 9 1 14 0 15 1 30h1c11-21 24-35 39-44 15-8 33-12 55-12 32 0 56 8 71 24s23 42 23 80v197zM3533 58c-43 0-76 13-100 41-23 27-35 65-35 112s12 85 37 115c24 29 58 43 100 43 54 0 94-27 121-81l43 21c-16 34-38 59-67 77-29 17-62 26-100 26s-72-8-100-24c-29-17-50-40-65-71-15-29-22-65-22-106 0-61 16-109 50-144 33-34 78-52 137-52 41 0 75 8 103 24 27 16 47 40 60 71l-49 17c-9-23-23-40-43-51-20-12-43-18-70-18zM3798 268c0 34 7 61 21 79 14 19 34 28 61 28 22 0 39-4 52-13 12-9 21-19 26-32l43 12c-18 46-58 70-121 70-43 0-76-13-99-39s-35-66-35-117c0-49 12-86 35-112s55-39 98-39c86 0 130 52 130 157v6zM3958 230c-3-31-11-53-24-68-13-14-32-21-56-21s-43 8-57 24-21 38-22 65zM4258 406v-188c0-19-2-34-6-45-3-11-10-19-18-23-8-5-21-7-37-7-23 0-42 8-56 24-13 16-20 38-20 67v172h-49v-233c0-34-1-55-2-63h47c0 1 0 3 0 7s0 9 1 14c0 5 0 15 1 30h1c11-21 24-35 39-44 15-8 33-12 55-12 32 0 56 8 71 24s22 42 22 80v197zM4494 404c-16 4-32 7-49 7-39 0-59-23-59-67v-198h-34v-36h36l14-66h33v66h55v36h-55v187c0 14 2 24 7 30s13 9 24 9c7 0 16-2 28-4zM4577 268c0 34 7 61 21 79 14 19 34 28 61 28 21 0 38-4 51-13s22-19 26-32l43 12c-17 46-57 70-120 70-44 0-77-13-100-39s-34-66-34-117c0-49 11-86 34-112s56-39 98-39c87 0 130 52 130 157v6zM4736 230c-2-31-10-53-23-68-13-14-32-21-57-21-24 0-42 8-56 24s-22 38-23 65zM4850 406v-227c0-21 0-44-1-69h46c2 34 2 54 2 60h1c8-25 17-42 27-51 11-10 25-14 44-14 6 0 13 1 19 2v45c-6-1-15-2-26-2-20 0-36 8-46 26-11 18-17 43-17 75v155zM5207 406v-385h54v385zM5540 406v-188c0-19-2-34-6-45s-10-19-18-23c-9-5-21-7-37-7-24 0-42 8-56 24s-20 38-20 67v172h-49v-233c0-34-1-55-2-63h46c0 1 1 3 1 7s0 9 0 14c1 5 1 15 1 30h1c12-21 25-35 39-44 15-8 34-12 56-12 32 0 56 8 71 24s22 42 22 80v197zM5884 324c0 28-10 50-31 65s-51 23-88 23-66-6-85-18c-20-13-33-31-39-57l43-9c4 16 13 28 26 35 13 8 31 11 55 11s43-4 54-11c12-8 18-19 18-35 0-12-4-22-13-29-8-7-20-13-38-18l-35-9c-29-7-49-15-61-22-11-7-21-15-28-25-6-10-10-22-10-37 0-27 10-47 29-61s47-22 84-22c33 0 58 6 78 18 19 11 31 29 36 55l-44 5c-3-13-10-23-22-30s-28-10-48-10c-22 0-38 3-49 10-11 6-16 17-16 30 0 9 2 15 7 21 4 5 10 10 19 14s27 9 54 16c26 6 45 12 56 18 12 5 21 11 27 18 7 7 12 15 16 24 3 8 5 18 5 30zM5983 268c0 34 7 61 20 79 14 19 35 28 62 28 21 0 38-4 51-13s21-19 26-32l43 12c-18 46-58 70-120 70-44 0-77-13-100-39s-34-66-34-117c0-49 11-86 34-112s56-39 98-39c87 0 130 52 130 157v6zM6142 230c-2-31-10-53-23-68-13-14-32-21-57-21-24 0-43 8-56 24-14 16-22 38-23 65zM6256 406v-227c0-21 0-44-1-69h46c1 34 2 54 2 60h1c8-25 17-42 27-51 10-10 25-14 43-14 7 0 14 1 20 2v45c-6-1-15-2-26-2-20 0-36 8-47 26-10 18-16 43-16 75v155zM6555 404c-16 4-33 7-50 7-39 0-59-23-59-67v-198h-34v-36h36l15-66h32v66h55v36h-55v187c0 14 3 24 7 30 5 6 13 9 24 9 7 0 16-2 29-4zM6821 324c0 28-11 50-32 65s-50 23-88 23c-37 0-65-6-85-18-20-13-33-31-39-57l44-9c4 16 12 28 26 35 13 8 31 11 54 11 25 0 43-4 55-11 11-8 17-19 17-35 0-12-4-22-12-29s-21-13-39-18l-35-9c-28-7-48-15-60-22s-21-15-28-25-10-22-10-37c0-27 10-47 29-61s47-22 84-22c32 0 58 6 77 18 19 11 32 29 37 55l-45 5c-2-13-10-23-22-30-11-7-27-10-47-10-23 0-39 3-49 10-11 6-16 17-16 30 0 9 2 15 6 21 5 5 11 10 20 14 8 4 26 9 54 16 26 6 44 12 56 18 11 5 20 11 27 18s12 15 15 24c4 8 6 18 6 30z">
          <text:p/>
        </draw:path>
        <draw:path draw:style-name="gr2" draw:text-style-name="P2" draw:layer="layout" svg:width="6.826cm" svg:height="0.416cm" svg:x="18.606cm" svg:y="15.458cm" svg:viewBox="0 0 6827 417" svg:d="M190 66v342 3h-3-52-2v-3-342h2v2h-132-3v-2-43-3h3 316 3v3 43 2h-3-132v-2zM187 63h132v3h-3v-43h3v3h-316v-3h3v43h-3v-3h132 3v3 342h-3v-3h52v3h-3v-342-3zM557 260c0 52-11 92-35 118-23 25-57 39-101 39-43 0-77-14-99-41-23-27-34-66-34-116 0-102 45-156 135-156 46 0 80 14 102 39 21 25 32 65 32 117zM552 260c0-51-11-89-32-113-20-25-52-36-97-36-87 0-130 49-130 149 0 50 11 87 33 112 21 26 53 39 95 39 43 0 75-12 97-37 23-25 34-62 34-114zM500 260c0-40-6-69-18-87-11-18-30-26-58-26s-48 9-60 27c-13 18-19 47-19 86s6 67 19 87c12 18 30 28 57 28 29 0 48-9 61-28 12-18 18-47 18-87zM506 260c0 41-7 71-20 91-13 19-35 29-65 29-28 0-49-10-62-30s-20-50-20-90 7-70 20-89c13-20 35-30 65-30 29 0 51 10 63 29s19 49 19 90zM666 113v187c0 19 2 34 6 45 3 10 9 17 17 21 8 5 19 7 35 7 23 0 41-8 54-23 13-16 20-38 20-66v-171-3h2 49 3v3 232c0 35 1 55 2 63v3h-3-46-3v-2c0-1 0-4-1-8 0-4 0-9 0-14-1-5-1-15-1-29h2v3-3l2 1c-11 21-25 36-40 44-15 9-34 14-57 14-32 0-57-9-73-26-15-16-23-44-23-81v-197-3h3 49 3zM663 116h-49v-3h3v197c0 36 7 62 21 78 15 15 37 23 69 23 22 0 40-4 54-12 15-9 27-23 38-43l1-1h2 3v3c1 14 1 24 1 29 1 5 1 10 1 14s0 6 0 7h-2v-3h46v3l-3 1c-1-8-1-29-1-64v-232h2v3h-49v-3h3v171c0 29-7 53-21 69-14 17-34 26-58 26-16 0-29-3-38-8s-16-13-20-25c-4-11-6-26-6-46v-187h3zM966 259c0 39 6 68 18 86s29 27 53 27c17 0 31-4 42-13s18-23 21-42v-3h3l50 4h3l-1 3c-4 29-16 52-37 69-21 18-48 27-79 27-42 0-75-14-97-41-22-26-33-65-33-116 0-50 11-88 33-115s55-41 96-41c31 0 57 9 77 25s33 38 38 66l1 3-3 1-51 3-2 1-1-3c-2-16-8-28-18-37-10-10-24-14-42-14-26 0-43 8-54 25-12 16-17 45-17 85zM960 259c0-41 6-71 18-89 12-17 32-27 59-27 19 0 35 5 46 16 11 10 17 23 20 40l-3 1v-3l50-4 1 3h-3c-5-27-17-47-36-63-20-15-44-22-74-22-40 0-70 12-92 38-21 25-32 62-32 111 0 50 11 87 32 113 22 25 52 38 93 38 30 0 55-8 75-25 20-16 32-38 36-66h2v3l-49-3v-3l3 1c-3 20-11 35-23 45s-28 15-46 15c-25 0-45-10-58-30-13-19-19-49-19-89zM1254 162c11-19 24-34 39-43s35-15 58-15c32 0 57 9 73 26 15 16 23 44 23 82v196 3h-3-49-3v-3-187c0-20-2-35-5-45-4-10-10-16-18-21-8-4-20-7-35-7-22 0-40 8-53 23-14 16-20 37-20 63v174 3h-3-49-3v-3-406-2h3 49 3v2 107c0 11-1 22-1 34-1 12-1 19-2 21h-2v-3 3zM1256 166h-4l1-3c0-2 0-8 1-20s1-23 1-34v-107h3v3h-49v-3h2v406h-2v-3h49v3h-3v-174c0-27 7-50 21-66 15-17 34-25 58-25 16 0 29 2 38 7s16 13 20 24c4 10 6 26 6 47v187h-3v-3h49v3h-3v-196c0-38-7-63-22-79-14-15-37-22-68-22-23 0-41 4-55 13-15 8-27 22-37 41l-1 1zM1742 327c0 28-11 51-33 66-21 16-51 24-89 24-37 0-67-7-87-19s-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1737 327c0-11-2-21-6-29-3-9-8-16-15-23-6-6-15-12-26-18-11-5-30-11-56-18l1-2-1 2c-27-6-45-12-54-16-9-3-16-9-20-14-5-6-8-14-8-23 0-14 6-26 18-33 11-7 28-10 50-10 20 0 37 3 49 11 13 7 21 18 24 32h-3v-3l44-5v3h-3c-5-24-16-42-35-53-18-11-44-17-76-17-36 0-63 7-82 21s-28 33-28 59c0 14 3 26 10 35 6 10 15 18 27 25s31 14 59 21l36 9c18 5 31 11 39 19 9 8 13 18 13 30 0 16-6 29-18 37s-31 12-56 12c-24 0-43-4-56-11-14-8-23-20-28-37l3-1 1 3-44 9v-3l3-1c5 25 18 43 37 55 20 12 47 18 84 18s66-7 86-22c21-15 31-35 31-62zM1840 259c0 39 6 68 18 86s30 27 54 27c17 0 30-4 42-13 11-9 18-23 20-42l1-3h2l50 4h3v3c-4 29-17 52-38 69-20 18-47 27-79 27-42 0-74-14-96-41-23-26-34-65-34-116 0-50 11-88 34-115 22-27 54-41 96-41 30 0 56 9 76 25 21 16 34 38 39 66l1 3-4 1-50 3-3 1v-3c-2-16-8-28-18-37-10-10-24-14-43-14-25 0-43 8-54 25-11 16-17 45-17 85zM1835 259c0-41 6-71 17-89 13-17 33-27 59-27 20 0 36 5 46 16 11 10 18 23 21 40l-3 1v-3l50-4v3h-3c-5-27-16-47-36-63-19-15-44-22-73-22-41 0-71 12-92 38-21 25-32 62-32 111 0 50 10 87 32 113 21 25 51 38 92 38 31 0 56-8 76-25 20-16 31-38 35-66h3v3l-50-3v-3l3 1c-3 20-10 35-23 45-12 10-27 15-45 15-26 0-46-10-58-30-13-19-19-49-19-89zM2080 408v-226c0-21 0-44-1-69v-3h3 46 3v3c1 33 2 54 2 60h-3v-2h1v2h-3c8-26 18-44 28-54 11-9 26-15 45-15 7 0 14 2 21 4h2v2 45 4l-4-1c-6-2-14-3-25-3-20 0-34 9-44 25-11 18-16 42-16 74v154 3h-3-49-3zM2083 405h49v3h-3v-154c0-33 6-59 17-77s28-27 49-27c11 0 20 1 27 3l-1 2h-3v-45h3l-1 3c-6-2-12-2-19-2-18 0-31 4-41 13s-18 25-26 50l-1 2h-2-1-3v-3c0-6 0-26-2-60h3v3h-46v-3h2c1 25 2 48 2 69v226h-3zM2309 271c0 33 6 59 20 77 14 17 33 26 59 26 21 0 37-4 50-12 12-9 20-19 25-31l1-3 2 1 43 12 3 1-1 3c-18 47-59 72-123 72-44 0-78-14-102-40-23-27-34-67-34-118 0-49 11-88 34-114 24-27 57-41 100-41 88 0 133 55 133 161v6 3h-3-210v-3zM2306 268h210v3h-2v-6c0-104-42-154-128-154-41 0-73 12-95 38-23 25-34 61-34 110 0 51 11 88 34 114 22 25 54 38 97 38 62 0 101-23 118-68l3 1-1 3-43-13v-2l3 1c-5 13-14 25-27 33-13 9-31 14-53 14-27 0-49-10-63-29-15-19-22-46-22-80v-3zM2463 234c-3-31-10-53-23-67s-30-20-54-20-41 7-55 23c-13 15-21 36-22 64l-3-1v-2h160v2zM2466 236h-160-2v-3c1-28 9-51 23-67s34-25 59-25 45 8 58 22c14 15 22 39 25 70v3zM2619 271c0 33 7 59 20 77 14 17 33 26 60 26 20 0 37-4 49-12 13-9 21-19 25-31l1-3 3 1 43 12 3 1-1 3c-19 47-60 72-123 72-45 0-79-14-102-40-23-27-35-67-35-118 0-49 12-88 35-114 23-27 57-41 100-41 88 0 133 55 133 161v6 3h-3-211v-3zM2616 268h211v3h-3v-6c0-104-42-154-127-154-42 0-74 12-96 38-22 25-34 61-34 110 0 51 12 88 34 114 22 25 54 38 98 38 61 0 100-23 117-68l3 1-1 3-43-13 1-2 2 1c-4 13-14 25-27 33-13 9-31 14-52 14-28 0-50-10-64-29s-22-46-22-80v-3zM2773 234c-2-31-10-53-23-67-12-14-30-20-54-20-23 0-41 7-55 23-13 15-20 36-21 64l-3-1v-2h159v2zM2776 236h-159-3v-3c1-28 9-51 23-67s34-25 59-25 45 8 58 22c14 15 22 39 25 70v3zM3073 408v-187c0-19-1-34-5-44s-9-17-17-22c-8-4-20-7-36-7-23 0-40 8-53 24-14 15-20 37-20 65v171 3h-3-49-3v-3-232c0-34 0-55-1-62l-1-4h3 47 2l1 3c0 1 0 3 0 7s0 9 1 14c0 5 0 15 1 30h-3v-3h1v3l-3-2c12-20 25-35 40-44 16-9 35-14 57-14 33 0 58 9 73 26 16 16 23 44 23 82v196 3h-2-50-3zM3076 405h50v3h-3v-196c0-37-7-63-22-78-14-16-37-23-69-23-22 0-39 4-54 12-14 8-27 22-38 42l-1 1h-1-1-3v-2c0-15-1-24-1-30 0-5 0-9-1-13 0-4 0-7 0-7l3-1v3h-47v-3h3c1 8 2 29 2 63v232h-3v-3h49v3h-3v-171c0-29 7-52 21-69s34-25 58-25c17 0 30 2 39 7 8 5 15 14 19 25s6 27 6 46v187h-3zM3536 63c-42 0-74 13-98 40-23 28-34 64-34 111s12 84 36 112 56 42 98 42c53 0 92-26 119-78l1-3 2 1 43 22 2 1-1 2c-16 34-39 60-68 77-29 18-63 27-101 27-39 0-73-9-102-25-28-16-50-40-65-70s-23-67-23-108c0-61 17-111 51-147 33-35 80-53 139-53 41 0 76 9 104 25s49 40 62 73l1 3-3 1-49 16-3 1-1-2c-9-22-22-40-42-51-19-12-42-17-68-17zM3536 57c27 0 51 6 71 18s35 31 44 54l-2 1-1-3 49-16 1 2-3 1c-12-32-32-55-59-70-27-16-60-24-101-24-58 0-103 17-135 51-33 36-49 83-49 143 0 41 7 76 22 105 14 30 35 52 63 68s61 24 99 24 70-9 99-26c28-17 49-41 65-74l3 1-2 3-42-22 1-2 3 1c-28 54-70 82-124 82-43 0-77-15-102-44s-38-68-38-116 12-86 36-115c24-28 58-42 102-42zM3804 271c0 33 7 59 20 77 14 17 33 26 59 26 21 0 38-4 50-12 12-9 21-19 25-31l1-3 2 1 43 12 3 1-1 3c-18 47-59 72-123 72-44 0-78-14-101-40-24-27-35-67-35-118 0-49 11-88 35-114 23-27 57-41 100-41 88 0 132 55 132 161v6 3h-2-211v-3zM3801 268h211v3h-3v-6c0-104-42-154-127-154-42 0-74 12-96 38-23 25-34 61-34 110 0 51 11 88 34 114 22 25 54 38 97 38 62 0 101-23 118-68l3 1-1 3-43-13 1-2 2 1c-4 13-14 25-27 33-13 9-31 14-53 14-27 0-49-10-63-29-15-19-22-46-22-80v-3zM3958 234c-3-31-10-53-23-67s-30-20-54-20-41 7-55 23c-13 15-21 36-22 64l-2-1v-2h159v2zM3961 236h-159-3v-3c1-28 9-51 23-67s34-25 59-25 45 8 58 22c14 15 22 39 25 70v3zM4258 408v-187c0-19-2-34-5-44-4-10-9-17-17-22-8-4-20-7-36-7-23 0-40 8-54 24-13 15-19 37-19 65v171 3h-3-49-3v-3-232c0-34-1-55-2-62v-4h3 47 2v3c1 1 1 3 1 7s0 9 1 14c0 5 0 15 0 30h-2v-3h1v3l-3-2c12-20 25-35 40-44s35-14 57-14c33 0 58 9 73 26 15 16 23 44 23 82v196 3h-3-49-3zM4261 405h49v3h-2v-196c0-37-8-63-22-78-15-16-37-23-69-23-22 0-39 4-54 12-14 8-27 22-38 42l-1 1h-1-1-3v-2c0-15-1-24-1-30 0-5-1-9-1-13s0-7 0-7l3-1v3h-47v-3h3c1 8 2 29 2 63v232h-3v-3h49v3h-3v-171c0-29 7-52 21-69s34-25 58-25c17 0 30 2 38 7 9 5 16 14 20 25s6 27 6 46v187h-3zM4498 409c-16 4-33 6-50 6-41 0-62-24-62-69v-197h3v3h-34-3v-3-36-3h3 36v3h-3l15-67v-3h2 33 3v3 67h-3v-3h55 2v3 36 3h-2-55v-3h3v186c0 14 2 23 6 28s11 8 22 8c6 0 16-1 28-4l3-1v4 36 2zM4495 406v-36h2l1 3c-12 2-22 3-29 3-12 0-21-3-26-9s-8-17-8-32v-186-3h3 55v3h-3v-36h3v3h-55-3v-3-67h3v3h-33v-3l3 1-14 67-1 2h-2-36v-3h3v36h-3v-3h34 3v3 197c0 43 18 64 56 64 17 0 33-2 49-7v3zM4582 271c0 33 7 59 21 77 13 17 33 26 59 26 21 0 37-4 50-12 12-9 20-19 25-31v-3l3 1 43 12 3 1-1 3c-18 47-60 72-123 72-44 0-79-14-102-40-23-27-35-67-35-118 0-49 12-88 35-114 23-27 57-41 100-41 88 0 133 55 133 161v6 3h-3-210v-3zM4580 268h210v3h-3v-6c0-104-42-154-127-154-42 0-73 12-96 38-22 25-33 61-33 110 0 51 11 88 33 114 23 25 55 38 98 38 62 0 100-23 118-68l2 1v3l-44-13 1-2 3 1c-5 13-14 25-27 33-14 9-31 14-53 14-28 0-49-10-64-29-14-19-21-46-21-80v-3zM4737 234c-3-31-11-53-23-67-13-14-31-20-55-20-23 0-41 7-54 23-14 15-21 36-22 64l-3-1v-2h159v2zM4739 236h-159-3v-3c1-28 9-51 24-67 14-16 34-25 58-25 25 0 45 8 59 22 13 15 21 39 24 70l1 3zM4851 408v-226c0-21-1-44-2-69v-3h3 46 3v3c1 33 2 54 2 60h-3v-2h1v2h-2c8-26 17-44 27-54 11-9 26-15 46-15 6 0 13 2 20 4h2v2 45 4l-3-1c-7-2-15-3-26-3-19 0-34 9-44 25-11 18-16 42-16 74v154 3h-3-49-2zM4853 405h49v3h-2v-154c0-33 5-59 16-77s28-27 49-27c11 0 20 1 27 3l-1 2h-2v-45h2v3c-7-2-13-2-19-2-19 0-32 4-42 13s-18 25-26 50v2h-3-1-3v-3c0-6 0-26-2-60h3v3h-46v-3h3c1 25 1 48 1 69v226h-3zM5208 408v-385-3h2 53 2v3 385 3h-2-53-2zM5210 405h53v3h-3v-385h3v3h-53v-3h3v385h-3zM5540 408v-187c0-19-2-34-6-44-3-10-9-17-17-22-8-4-19-7-35-7-23 0-41 8-54 24-13 15-20 37-20 65v171 3h-2-49-3v-3-232c0-34-1-55-2-62v-4h3 46 3v3c0 1 0 3 1 7 0 4 0 9 0 14 1 5 1 15 1 30h-3v-3h1v3l-2-2c11-20 25-35 40-44s34-14 57-14c32 0 57 9 73 26 15 16 23 44 23 82v196 3h-3-49-3zM5543 405h49v3h-3v-196c0-37-7-63-21-78-15-16-37-23-69-23-22 0-40 4-54 12-15 8-27 22-38 42l-1 1h-2-1-2v-2c-1-15-1-24-1-30-1-5-1-9-1-13s0-7 0-7l2-1v3h-46v-3h3c1 8 1 29 1 63v232h-2v-3h49v3h-3v-171c0-29 7-52 21-69s34-25 58-25c16 0 29 2 38 7s16 14 20 25 6 27 6 46v187h-3zM5890 327c0 28-11 51-33 66-21 16-51 24-89 24s-67-7-87-19-34-32-40-58l-1-3 3-1 43-8 3-1 1 3c4 15 12 26 24 33 13 7 31 10 54 10 24 0 42-3 53-11 11-7 16-17 16-32 0-11-4-19-11-26-8-7-20-12-38-17l1-3-1 3-35-9 1-3-1 3c-28-8-49-15-61-22s-22-16-29-26c-7-11-10-24-10-39 0-27 10-49 29-64 20-14 49-21 86-21 33 0 60 6 79 17 20 12 33 31 38 57v3l-3 1-44 5h-2l-1-2c-2-13-9-22-21-28-11-7-26-11-46-11-22 0-37 4-48 10-9 6-14 15-14 28 0 8 2 14 6 19s10 10 18 13c9 4 26 9 54 16 26 6 45 13 56 18 12 6 21 12 28 19s13 15 16 24c4 10 6 20 6 32zM5884 327c0-11-1-21-5-29-3-9-8-16-15-23-6-6-15-12-26-18-11-5-30-11-56-18l1-2-1 2c-27-6-45-12-54-16-9-3-16-9-21-14-4-6-7-14-7-23 0-14 6-26 17-33s29-10 51-10c20 0 37 3 49 11 13 7 21 18 24 32h-3v-3l44-5v3h-3c-5-24-16-42-35-53s-44-17-76-17c-36 0-63 7-82 21s-28 33-28 59c0 14 3 26 10 35 6 10 15 18 27 25s31 14 59 21l35 9c19 5 32 11 40 19 9 8 13 18 13 30 0 16-6 29-18 37s-31 12-56 12c-24 0-43-4-56-11-14-8-23-20-28-37l3-1 1 3-44 9v-3l2-1c6 25 19 43 38 55s47 18 84 18 65-7 86-22c20-15 30-35 30-62zM5988 271c0 33 7 59 21 77 13 17 33 26 59 26 21 0 37-4 49-12 13-9 21-19 25-31l1-3 3 1 43 12 3 1-1 3c-18 47-60 72-123 72-44 0-79-14-102-40-23-27-35-67-35-118 0-49 12-88 35-114 23-27 57-41 100-41 88 0 133 55 133 161v6 3h-3-210v-3zM5986 268h210v3h-3v-6c0-104-42-154-127-154-42 0-73 12-96 38-22 25-33 61-33 110 0 51 11 88 33 114 23 25 55 38 98 38 62 0 100-23 118-68l2 1-1 3-43-13 1-2 3 1c-5 13-14 25-27 33-14 9-32 14-53 14-28 0-49-10-64-29-14-19-21-46-21-80v-3zM6143 234c-3-31-11-53-23-67-13-14-31-20-55-20-23 0-41 7-54 23-14 15-21 36-22 64l-3-1v-2h159v2zM6145 236h-159-3v-3c1-28 9-51 23-67 15-16 35-25 59-25 25 0 45 8 59 22 13 15 21 39 24 70v3zM6256 408v-226c0-21 0-44-1-69v-3h3 46 3v3c1 33 2 54 2 60h-3v-2h1v2h-2c7-26 17-44 27-54 11-9 26-15 45-15 7 0 14 2 21 4h2v2 45 4l-3-1c-7-2-15-3-26-3-20 0-34 9-44 25-11 18-16 42-16 74v154 3h-3-49-3zM6259 405h49v3h-2v-154c0-33 5-59 16-77s28-27 49-27c11 0 20 1 27 3l-1 2h-3v-45h3v3c-7-2-13-2-20-2-18 0-31 4-41 13s-18 25-26 50l-1 2h-2-1-3v-3c0-6 0-26-2-60h3v3h-46v-3h2c2 25 2 48 2 69v226h-3zM6559 409c-17 4-34 6-51 6-40 0-62-24-62-69v-197h3v3h-34-3v-3-36-3h3 36v3h-3l15-67v-3h3 32 3v3 67h-3v-3h55 3v3 36 3h-3-55v-3h3v186c0 14 2 23 7 28 4 5 10 8 21 8 7 0 16-1 28-4l4-1v4 36 2zM6555 406v-36h3v3c-12 2-22 3-29 3-12 0-21-3-26-9s-7-17-7-32v-186-3h2 55v3h-3v-36h3v3h-55-2v-3-67h2v3h-32v-3l2 1-14 67-1 2h-2-36v-3h3v36h-3v-3h34 3v3 197c0 43 18 64 56 64 17 0 33-2 49-7l1 3zM6827 327c0 28-11 51-33 66-22 16-52 24-90 24-37 0-66-7-86-19-21-12-34-32-41-58v-3l3-1 43-8 3-1v3c4 15 12 26 25 33s30 10 53 10c25 0 42-3 53-11 11-7 16-17 16-32 0-11-3-19-11-26s-20-12-37-17v-3 3l-36-9 1-3-1 3c-28-8-48-15-60-22-13-7-22-16-29-26-7-11-11-24-11-39 0-27 10-49 30-64 20-14 49-21 86-21 32 0 59 6 79 17 19 12 32 31 37 57l1 3-3 1-44 5h-3v-2c-3-13-10-22-21-28-11-7-27-11-46-11-22 0-38 4-48 10s-14 15-14 28c0 8 1 14 5 19 5 5 10 10 19 13 8 4 26 9 53 16 26 6 45 13 57 18 12 6 21 12 28 19s12 15 16 24c4 10 6 20 6 32zM6821 327c0-11-2-21-5-29-4-9-9-16-15-23-7-6-15-12-26-18-12-5-30-11-56-18l1-2-1 2c-28-6-46-12-55-16-8-3-15-9-20-14-5-6-7-14-7-23 0-14 6-26 17-33s28-10 51-10c20 0 37 3 49 11 12 7 20 18 23 32h-3v-3l44-5 1 3h-3c-5-24-17-42-35-53-19-11-44-17-76-17-37 0-64 7-83 21-18 14-27 33-27 59 0 14 3 26 9 35 7 10 16 18 27 25 12 7 32 14 60 21l35 9c18 5 32 11 40 19s13 18 13 30c0 16-6 29-19 37-12 8-31 12-56 12-23 0-42-4-56-11-14-8-23-20-27-37l3-1v3l-43 9-1-3 3-1c6 25 18 43 38 55 19 12 47 18 83 18 38 0 66-7 87-22 20-15 30-35 30-62z">
          <text:p/>
        </draw:path>
        <draw:path draw:style-name="gr2" draw:text-style-name="P2" draw:layer="layout" svg:width="2.357cm" svg:height="0.368cm" svg:x="18.617cm" svg:y="16.28cm" svg:viewBox="0 0 2358 369" svg:d="M131 287l-70-95-26 21v74h-35v-287h35v180l92-103h41l-85 91 89 119zM251 291c-21 0-37-6-47-17-11-11-16-26-16-45 0-22 7-38 21-50 15-12 38-18 69-19h47v-12c0-17-4-29-11-36-7-8-18-11-34-11-15 0-27 2-34 8-7 5-11 13-12 25l-37-3c6-39 34-58 84-58 26 0 46 6 59 18 14 13 20 31 20 54v89c0 11 1 19 4 24s8 8 16 8c3 0 7-1 11-2v22c-9 2-18 3-27 3-13 0-22-4-28-10-6-7-9-18-10-32h-1c-9 16-19 27-31 34s-26 10-43 10zM259 265c13 0 24-3 34-9s18-14 23-24c6-10 9-20 9-31v-17l-38 1c-16 0-29 2-37 5s-15 8-19 14c-5 6-7 15-7 25 0 12 3 20 9 27 6 6 15 9 26 9zM552 287v-132c0-14-2-25-4-32-3-8-7-13-13-17-6-3-15-5-26-5-17 0-30 6-40 17-10 12-14 28-14 48v121h-35v-164c0-24 0-40-1-46h33c0 1 0 3 0 5 0 3 0 7 0 10 1 5 1 12 1 22h1c8-14 17-26 27-32 11-6 24-9 39-9 23 0 40 6 51 17 10 13 16 32 16 58v139zM719 369c-22 0-41-5-54-14-14-8-22-21-26-38l35-5c2 10 7 17 15 23 8 5 18 7 31 7 35 0 52-20 52-60v-34c-7 14-16 24-27 30-12 7-25 10-40 10-26 0-45-8-57-25s-18-44-18-80c0-37 7-64 20-82s32-27 59-27c14 0 27 3 38 10s19 18 25 30h1c0-4 0-11 0-21 1-10 1-15 2-16h33c-1 7-1 23-1 44v160c0 59-29 88-88 88zM772 183c0-17-2-32-7-44-4-13-11-22-19-28-9-7-18-10-29-10-18 0-31 6-39 19s-12 34-12 63c0 28 4 49 12 61 7 13 20 19 38 19 11 0 21-3 30-10 8-6 15-15 19-27 5-13 7-27 7-43zM915 291c-21 0-37-6-48-17-10-11-15-26-15-45 0-22 7-38 21-50s37-18 69-19h47v-12c0-17-4-29-11-36-7-8-19-11-34-11-16 0-27 2-34 8-7 5-11 13-13 25l-36-3c6-39 34-58 84-58 26 0 46 6 59 18 13 13 20 31 20 54v89c0 11 1 19 4 24 2 5 8 8 15 8 3 0 7-1 11-2v22c-8 2-17 3-26 3-13 0-22-4-28-10-6-7-10-18-10-32h-1c-9 16-20 27-31 34-12 7-26 10-43 10zM923 265c12 0 24-3 34-9 9-6 17-14 23-24s9-20 9-31v-17l-38 1c-17 0-29 2-38 5-8 3-14 8-19 14-4 6-7 15-7 25 0 12 3 20 9 27 7 6 15 9 27 9zM1083 287v-160c0-15 0-32-1-50h33c1 25 2 39 2 44 6-18 12-31 19-38 8-6 18-10 31-10 5 0 9 1 14 2v33c-5-1-11-2-19-2-14 0-25 6-33 19-7 12-11 30-11 53v109zM1389 182c0 37-8 64-24 82s-39 27-70 27c-30 0-53-9-69-28-15-19-23-46-23-81 0-72 31-109 93-109 32 0 56 9 71 28 15 17 22 44 22 81zM1353 182c0-28-4-49-13-62-8-13-23-20-43-20s-35 7-44 20-14 34-14 62 5 49 14 62c9 14 23 21 42 21 21 0 36-7 45-20 8-13 13-34 13-63zM1612 182c0 37-8 64-25 82-16 18-39 27-70 27-30 0-53-9-69-28-15-19-23-46-23-81 0-72 31-109 94-109 31 0 55 9 70 28 15 17 23 44 23 81zM1575 182c0-28-4-49-13-62-8-13-23-20-43-20s-35 7-44 20-13 34-13 62 4 49 13 62c9 14 23 21 42 21 21 0 36-7 45-20s13-34 13-63zM1833 182c0 72-26 109-77 109-32 0-54-12-65-36h-1c1 1 1 11 1 32v82h-35v-248c0-22 0-37-1-44h34c0 1 0 3 0 6 1 3 1 8 1 15s1 11 1 14c7-13 15-23 25-29s23-9 40-9c26 0 45 8 58 26 12 18 19 45 19 82zM1796 182c0-29-4-49-11-62-8-12-21-19-38-19-14 0-24 3-32 9s-14 15-18 27-6 28-6 48c0 28 4 48 13 61s23 19 43 19c17 0 30-6 37-19 8-13 12-34 12-64zM1931 291c-21 0-37-6-48-17-10-11-15-26-15-45 0-22 7-38 21-50s37-18 69-19h47v-12c0-17-4-29-11-36-7-8-19-11-34-11-16 0-27 2-34 8-7 5-11 13-13 25l-36-3c6-39 34-58 84-58 26 0 46 6 59 18 13 13 20 31 20 54v89c0 11 1 19 4 24 2 5 8 8 15 8 3 0 7-1 11-2v22c-8 2-17 3-26 3-13 0-22-4-28-10-6-7-10-18-10-32h-1c-9 16-20 27-31 34-12 7-26 10-43 10zM1939 265c12 0 24-3 34-9 9-6 17-14 23-24s9-20 9-31v-17l-38 1c-17 0-29 2-38 5-8 3-14 8-19 14-4 6-7 15-7 25 0 12 3 20 9 27 7 6 15 9 27 9zM2298 287h-40l-36-148-7-32c-1 6-3 14-6 25-2 11-15 62-39 155h-40l-59-210h35l35 143c1 3 4 16 8 38l4-14 43-167h37l37 145 9 36 6-27 39-154h34z">
          <text:p/>
        </draw:path>
        <draw:path draw:style-name="gr2" draw:text-style-name="P2" draw:layer="layout" svg:width="2.362cm" svg:height="0.372cm" svg:x="18.615cm" svg:y="16.278cm" svg:viewBox="0 0 2363 373" svg:d="M132 290l-71-96 2-1 1 1-26 21-1-1h2v75 2h-2-35-2v-2-287-2h2 35 2v2 179h-2l-1-2 91-101 1-1h1 41 4l-3 4-85 89-1-1 1-1 89 120 3 3h-4-41-1zM133 287h41v2l-2 1-89-120-1-1 1-1 85-90 2 1v2h-41v-2l1 2-91 101-4 4v-5-179h2v2h-35v-2h2v287h-2v-2h35v2h-2v-75-1l1-1 25-21 2-1 1 1 71 97-2 1zM253 295c-21 0-38-6-49-17-10-13-16-29-16-48 0-22 8-40 22-52 15-11 38-18 70-19h47v2h-2v-12c0-16-3-28-10-35s-18-10-33-10-26 2-32 7c-7 5-11 13-12 24l-1 2h-2l-36-3h-2v-3c6-38 36-58 86-58 27 0 47 7 61 19 13 12 20 31 20 54v89c0 11 1 18 4 23 2 4 7 7 14 7 3 0 6-1 11-2h2v2 23 1l-2 1c-8 2-18 3-27 3-13 0-23-4-29-11-6-8-10-19-11-34h2v2h-1v-2l2 1c-9 16-20 29-32 36-12 6-27 10-44 10zM253 291c17 0 31-3 42-10 12-7 22-18 30-34l1-1h1 1 2v2c1 14 4 24 10 31 5 7 14 10 26 10 9 0 18-1 27-3v2h-2v-23h2v2c-4 1-8 1-11 1-8 0-15-3-18-8-2-6-4-14-4-25v-89c0-23-6-39-19-51s-32-18-58-18c-49 0-76 18-82 55h-2l1-2 36 3v2h-2c1-12 6-21 13-27 8-5 20-8 35-8 16 0 28 4 36 11 7 8 11 21 11 38v12 2h-2-47v-2 2c-31 1-53 7-67 18-14 12-21 27-21 49 0 19 5 33 15 44 11 12 26 17 46 17zM261 264c13 0 23-3 33-9 10-5 17-13 23-23 5-10 8-19 8-30v-17h2v2l-38 1c-16 0-28 2-36 5-9 3-15 7-19 13s-6 14-6 24c0 11 3 19 8 25 6 6 14 9 25 9zM261 268c-12 0-21-4-27-10-7-7-10-16-10-28 0-10 2-19 7-26s12-12 20-15c9-3 22-5 38-5v2-2l38-1h2v2 17c0 11-3 22-9 32-6 11-14 19-24 25s-22 9-35 9zM552 289v-133c0-14-2-24-4-32-3-7-7-12-12-15-6-3-14-5-25-5-17 0-29 6-38 17-10 11-14 26-14 46v122 2h-2-35-2v-2-165c0-24 0-39-1-44l-1-3h3 33 1v2c1 1 1 3 1 5 0 3 0 6 0 10 1 4 1 11 1 21h-2v-2h1v2l-2-1c8-15 18-25 28-31 11-6 25-10 40-10 24 0 41 6 52 18s17 31 17 58v140 2h-2-35-2zM554 287h35v2h-2v-140c0-26-6-44-16-55s-26-17-49-17c-15 0-27 3-38 9-10 6-19 16-27 30v1h-1-1-2v-2c0-10 0-17-1-21 0-3 0-7 0-9 0-3 0-5 0-5l2-1v2h-33v-2h2c0 6 1 21 1 45v165h-2v-2h35v2h-2v-122c0-21 5-37 15-49s23-18 41-18c11 0 20 2 27 6 6 3 11 9 13 17 3 8 5 19 5 33v133h-2zM721 373c-23 0-41-5-55-14s-23-22-27-39v-2l2-1 35-5h1l1 2c2 9 7 16 14 21 8 5 18 8 30 8 34 0 50-19 50-59v-35h2v2-2l2 1c-7 14-16 24-28 32-12 7-26 10-41 10-26 0-46-8-58-27-13-17-19-44-19-81s7-65 20-83 34-27 61-27c15 0 28 4 39 10 11 7 20 17 26 30l-2 1v-2h1v2h-2c0-4 0-11 0-20 1-10 1-15 2-17l1-1h1 33 2v3c-1 6-1 21-1 42v161c0 59-31 90-90 90zM721 369c58 0 86-28 86-86v-161c0-21 0-36 1-43h2v2h-33v-2l2 1c-1 1-1 6-2 15 0 10 0 16 0 20v2h-2-1-1l-1-1c-5-12-13-22-24-28-11-7-23-10-37-10-26 0-45 8-58 26-12 17-19 43-19 80 0 36 6 62 18 79s30 26 55 26c15 0 28-4 39-10 11-8 20-18 26-31l1-1h1 2v2 35c0 41-18 62-54 62-13 0-24-2-32-8-8-5-14-13-16-23l2-1v2l-35 5v-2h2c4 16 12 28 25 37s31 13 53 13zM772 184c0-17-2-31-7-44-4-12-10-21-19-27-8-6-17-9-27-9-17 0-29 6-37 18-8 13-12 33-12 62 0 28 4 48 11 60s20 18 37 18c11 0 20-3 28-9 9-7 15-15 19-27 5-12 7-26 7-42zM776 184c0 16-2 31-7 43s-11 22-20 29c-9 6-19 10-31 10-18 0-32-7-40-20s-12-34-12-62c0-29 4-51 13-64 8-13 22-20 40-20 11 0 21 3 30 10s15 17 20 29c5 13 7 27 7 45zM917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917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925 264c12 0 23-3 33-9 9-5 17-13 22-23 6-10 9-19 9-30v-17h2v2l-38 1c-17 0-29 2-37 5s-14 7-18 13c-5 6-7 14-7 24 0 11 3 19 9 25s14 9 25 9zM925 268c-12 0-22-4-28-10-6-7-10-16-10-28 0-10 3-19 7-26 5-7 12-12 21-15 8-3 21-5 38-5v2-2l38-1h2v2 17c0 11-3 22-9 32-6 11-14 19-24 25-11 6-22 9-35 9zM1083 289v-161c0-15 0-31-1-49v-2h2 33 2v2c1 24 2 38 2 43h-2v-2 2l-2-1c6-18 13-30 20-37 8-7 18-11 32-11 5 0 10 1 14 2l2 1v1 32 3l-3-1c-4-1-10-2-18-2-13 0-24 6-31 18s-11 29-11 52v110 2h-2-35-2zM1085 287h35v2h-2v-110c0-23 4-41 12-54s20-20 34-20c8 0 15 1 20 2l-1 2h-2v-32h2l-1 2c-4-1-9-2-13-2-13 0-22 3-29 10-7 6-13 18-19 35v2h-2-2v-2c0-5-1-19-2-43h2v2h-33v-2h2c1 18 1 34 1 49v161h-2zM1393 183c0 37-8 65-24 83-17 20-41 29-72 29s-54-10-70-30c-16-19-24-46-24-82 0-72 32-110 95-110 33 0 57 10 72 27 16 18 23 46 23 83zM1389 183c0-36-7-63-22-80-14-17-37-26-69-26-61 0-91 35-91 106 0 35 8 61 23 80s37 28 67 28c31 0 53-9 69-27s23-44 23-81zM1353 183c0-28-4-49-13-61-8-13-21-19-41-19s-34 6-42 19c-9 13-14 33-14 61s5 48 13 61c9 14 22 20 41 20 20 0 34-6 43-19s13-33 13-62zM1357 183c0 29-5 51-14 64-9 14-25 21-46 21-20 0-35-7-44-22-9-14-14-35-14-63s5-49 14-63c10-14 25-21 46-21s36 7 45 21c9 13 13 34 13 63zM1616 183c0 37-9 65-25 83-16 20-41 29-72 29-30 0-54-10-71-30-16-19-24-46-24-82 0-72 33-110 97-110 32 0 56 10 72 27 15 18 23 46 23 83zM1612 183c0-36-8-63-22-80-15-17-38-26-69-26-62 0-93 35-93 106 0 35 8 61 23 80 16 19 38 28 68 28 31 0 53-9 69-27s24-44 24-81zM1575 183c0-28-4-49-12-61-9-13-22-19-42-19s-33 6-42 19-14 33-14 61 5 48 14 61c8 14 21 20 40 20 20 0 34-6 43-19s13-33 13-62zM1579 183c0 29-4 51-14 64-9 14-25 21-46 21-20 0-34-7-44-22-9-14-13-35-13-63s4-49 13-63c10-14 25-21 46-21s36 7 45 21c9 13 13 34 13 63zM1837 183c0 73-27 112-79 112-33 0-55-13-67-39h2v2h-1v-2l2-1c1 1 1 12 1 34v82 2h-2-35-2v-2-249c0-22 0-36-1-42v-3h2 34 1l1 2c0 0 0 2 0 6 0 3 1 8 1 14 0 7 1 11 1 14h-2v-2 2l-1-1c6-13 14-23 25-29 10-6 24-9 41-9 26 0 46 9 59 26 13 18 20 46 20 83zM1833 183c0-37-6-63-19-80-12-17-31-25-56-25-16 0-29 2-39 8s-18 15-24 28v1h-2-2v-2c0-3 0-7-1-14 0-6 0-11-1-14 0-3 0-5 0-5l2-1v2h-34v-2h2c1 7 1 21 1 43v249h-2v-2h35v2h-2v-82c0-21 0-32-1-33l-1-2h3 1 1l1 1c11 24 31 36 63 36 50 0 75-36 75-108zM1796 183c0-28-3-49-11-61s-19-18-36-18c-13 0-24 3-31 9-7 5-13 14-17 26s-6 28-6 47c0 27 4 47 13 60 8 12 22 18 41 18 17 0 28-6 36-18 7-12 11-33 11-63zM1800 183c0 30-4 52-12 65s-22 20-39 20c-20 0-35-7-45-20-8-14-13-34-13-62 0-20 2-36 6-48 4-13 11-22 19-28s19-10 33-10c18 0 31 7 39 20s12 34 12 63zM1933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1933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1941 264c12 0 23-3 33-9 9-5 17-13 22-23 6-10 9-19 9-30v-17h2v2l-38 1c-17 0-29 2-37 5s-14 7-18 13c-5 6-7 14-7 24 0 11 3 19 9 25s14 9 25 9zM1941 268c-12 0-22-4-28-10-6-7-10-16-10-28 0-10 3-19 7-26 5-7 12-12 21-15 8-3 21-5 38-5v2-2l38-1h2v2 17c0 11-3 22-9 32-6 11-14 19-24 25-11 6-22 9-35 9zM2300 291h-40-1l-1-2-36-148-7-33h2 2c-2 6-3 14-6 25-2 11-15 63-39 156v2h-2-40-2v-2l-58-209-1-3h2 35 1l1 2 35 142h-2l2-1c1 4 4 16 8 39h-2-2l4-15 43-165 1-2h1 37 2v2l37 143 9 37h-2-2l6-27 39-153 1-2h1 34 3l-1 3-60 209v2zM2299 288l59-209h2v2h-34v-2l2 1-39 153-2-1 2 1-6 27-2 8-2-8-9-37h2-2l-36-143 1-1v2h-37v-2l2 1-43 165h-2 2l-4 15-2 8-2-8c-4-23-7-35-8-38l-35-142 2-1v2h-35v-2h2l59 209-2 1v-2h40v2l-2-1c24-93 37-145 39-156 3-10 5-19 6-25l2-9 2 9 7 33h-2 2l36 148-2 1v-2h40v2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255 277v-30h69v-210l-61 44v-33l64-44h32v243h66v30zM1466 277v-26c6-15 14-28 24-39 9-12 19-22 30-32 10-9 20-18 30-26 11-7 20-15 28-23s15-17 20-25c5-9 8-19 8-30 0-15-5-27-13-35-9-8-21-12-37-12-15 0-27 4-36 12-10 8-16 19-17 34l-36-4c3-21 12-39 28-51 16-13 36-20 61-20 28 0 49 7 63 20 15 13 22 31 22 55 0 10-2 21-7 31-5 11-12 21-21 31-10 11-28 27-55 49-15 12-26 23-35 32-9 10-15 19-19 29h142v30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255 279v-30-2h2 69v2h-2v-210h2l1 2-61 44-3 2v-4-33-1h1l64-44v-1h1 32 2v2 243h-2v-2h66 2v2 30 2h-2-170-2zM1257 277h170v2h-2v-30h2v1h-66-2v-1-243h2v2h-32v-2l1 2-64 44-1-2h2v33h-2l-1-1 61-44 3-2v3 210 1h-2-69v-1h2v30h-2zM1466 279v-26c6-15 15-29 24-41 10-11 20-22 30-31 11-9 21-18 31-26s20-16 28-24 14-16 19-24c5-9 8-18 8-29 0-15-4-26-13-33-8-8-20-12-35-12-14 0-26 4-35 11-9 8-15 19-16 33l-1 2h-1l-36-4h-2v-2c3-22 12-40 29-53 16-13 37-20 62-20 28 0 50 7 65 20s22 32 22 57c0 10-2 21-7 32s-12 21-22 32c-9 10-28 26-55 48l-1-1 1 1c-14 12-26 23-35 33-8 9-15 18-18 27h-2v-2h142 2v2 30 2h-2-180-2zM1468 277h180v2h-2v-30h2v1h-142-3l1-2c4-9 10-19 19-29s21-21 36-33c27-22 45-38 54-48 10-10 17-20 21-31 5-10 7-20 7-30 0-24-7-41-21-54s-35-19-62-19c-24 0-44 6-60 19-15 13-24 29-27 51l-2-1v-2l36 4v2l-2-1c2-14 7-26 17-35 10-8 23-12 38-12 16 0 29 4 38 13 9 8 14 21 14 36 0 11-3 22-8 31-5 8-12 17-20 25-9 8-18 16-28 24-11 8-21 17-31 26-11 9-20 19-30 31-9 11-17 24-23 39l-2-1h2v26h-2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996cm" svg:height="2.694cm" svg:x="1.711cm" svg:y="16.566cm" svg:viewBox="0 0 1997 2695" svg:d="M0 2625v-890l88 51v890c0 8 3 15 8 18 6 3 13 2 20-2l1853-1069c16-9 28-31 28-49v-335l-130-75-85 49v62l24 14-84 48v-183l275-159v-924c0-8-3-15-8-18s-12-2-20 2l-1263 728-141 246-184 106c-78 45-141 155-141 245v318l-152 88v890c0 8 3 15 8 18 6 3 13 2 20-2l1853-1069c16-9 28-31 28-49v-335l-275 160v-62-183l275-159v-924c0-8-3-15-8-18l-88-51c-6-3-13-2-20 2l-1263 728-141 246-184 106c-78 45-141 155-141 245v318l-152 88v890c0 8 3 15 8 18l88 51-88-51c-5-3-8-10-8-18z">
          <text:p/>
        </draw:path>
        <draw:polygon draw:style-name="gr7" draw:text-style-name="P1" draw:layer="layout" svg:width="0cm" svg:height="0cm" svg:x="2.824cm" svg:y="17.968cm" svg:viewBox="0 0 0 0" draw:points="0,0">
          <text:p/>
        </draw:polygon>
        <draw:path draw:style-name="gr6" draw:text-style-name="P3" draw:layer="layout" svg:width="1.37cm" svg:height="0.783cm" svg:x="2.329cm" svg:y="16.566cm" svg:viewBox="0 0 1371 784" svg:d="M1351 55c8-4 15-5 20-2l-88-51c-6-3-13-2-20 2l-1263 729 88 51z">
          <text:p/>
        </draw:path>
        <draw:polygon draw:style-name="gr7" draw:text-style-name="P1" draw:layer="layout" svg:width="0cm" svg:height="0cm" svg:x="2.824cm" svg:y="17.968cm" svg:viewBox="0 0 0 0" draw:points="0,0">
          <text:p/>
        </draw:polygon>
        <draw:polygon draw:style-name="gr6" draw:text-style-name="P3" draw:layer="layout" svg:width="0.792cm" svg:height="0.62cm" svg:x="2.315cm" svg:y="17.172cm" svg:viewBox="0 0 793 621" draw:points="793,163 793,0 672,69 0,457 0,560 0,621">
          <text:p/>
        </draw:polygon>
        <draw:polygon draw:style-name="gr7" draw:text-style-name="P1" draw:layer="layout" svg:width="0cm" svg:height="0cm" svg:x="2.824cm" svg:y="17.968cm" svg:viewBox="0 0 0 0" draw:points="0,0">
          <text:p/>
        </draw:polygon>
        <draw:path draw:style-name="gr6" draw:text-style-name="P3" draw:layer="layout" svg:width="0.413cm" svg:height="0.72cm" svg:x="1.863cm" svg:y="17.543cm" svg:viewBox="0 0 414 721" svg:d="M414 51l-89-51-184 107c-78 45-141 155-141 245v318l88 51v-318c0-90 63-200 141-245z">
          <text:p/>
        </draw:path>
        <draw:polygon draw:style-name="gr7" draw:text-style-name="P1" draw:layer="layout" svg:width="0cm" svg:height="0cm" svg:x="2.824cm" svg:y="17.968cm" svg:viewBox="0 0 0 0" draw:points="0,0">
          <text:p/>
        </draw:polygon>
        <draw:polygon draw:style-name="gr6" draw:text-style-name="P3" draw:layer="layout" svg:width="0.739cm" svg:height="0.49cm" svg:x="2.315cm" svg:y="17.241cm" svg:viewBox="0 0 740 491" draw:points="672,0 0,389 0,491 740,64 740,39">
          <text:p/>
        </draw:polygon>
        <draw:polygon draw:style-name="gr7" draw:text-style-name="P1" draw:layer="layout" svg:width="0cm" svg:height="0cm" svg:x="2.824cm" svg:y="17.968cm" svg:viewBox="0 0 0 0" draw:points="0,0">
          <text:p/>
        </draw:polygon>
        <draw:polygon draw:style-name="gr6" draw:text-style-name="P3" draw:layer="layout" svg:width="0.792cm" svg:height="0.487cm" svg:x="2.315cm" svg:y="17.305cm" svg:viewBox="0 0 793 488" draw:points="0,426 740,0 793,30 0,488">
          <text:p/>
        </draw:polygon>
        <draw:polygon draw:style-name="gr7" draw:text-style-name="P1" draw:layer="layout" svg:width="0cm" svg:height="0cm" svg:x="2.824cm" svg:y="17.968cm" svg:viewBox="0 0 0 0" draw:points="0,0">
          <text:p/>
        </draw:polygon>
        <draw:polygon draw:style-name="gr6" draw:text-style-name="P3" draw:layer="layout" svg:width="0.229cm" svg:height="0.296cm" svg:x="2.188cm" svg:y="17.298cm" svg:viewBox="0 0 230 297" draw:points="230,51 141,0 0,245 88,297">
          <text:p/>
        </draw:polygon>
        <draw:polygon draw:style-name="gr7" draw:text-style-name="P1" draw:layer="layout" svg:width="0cm" svg:height="0cm" svg:x="2.824cm" svg:y="17.968cm" svg:viewBox="0 0 0 0" draw:points="0,0">
          <text:p/>
        </draw:polygon>
        <draw:polygon draw:style-name="gr6" draw:text-style-name="P3" draw:layer="layout" svg:width="0.071cm" svg:height="0.368cm" svg:x="3.177cm" svg:y="17.498cm" svg:viewBox="0 0 72 369" draw:points="72,0 72,328 0,369 0,307 0,41 19,31">
          <text:p/>
        </draw:polygon>
        <draw:polygon draw:style-name="gr7" draw:text-style-name="P1" draw:layer="layout" svg:width="0cm" svg:height="0cm" svg:x="2.824cm" svg:y="17.968cm" svg:viewBox="0 0 0 0" draw:points="0,0">
          <text:p/>
        </draw:polygon>
        <draw:polygon draw:style-name="gr6" draw:text-style-name="P3" draw:layer="layout" svg:width="0.275cm" svg:height="0.235cm" svg:x="3.432cm" svg:y="17.729cm" svg:viewBox="0 0 276 236" draw:points="139,94 61,49 146,0 276,75 0,236 0,174 85,125">
          <text:p/>
        </draw:polygon>
        <draw:polygon draw:style-name="gr7" draw:text-style-name="P1" draw:layer="layout" svg:width="0cm" svg:height="0cm" svg:x="2.824cm" svg:y="17.968cm" svg:viewBox="0 0 0 0" draw:points="0,0">
          <text:p/>
        </draw:polygon>
        <draw:polygon draw:style-name="gr6" draw:text-style-name="P3" draw:layer="layout" svg:width="0.053cm" svg:height="0.327cm" svg:x="3.195cm" svg:y="17.498cm" svg:viewBox="0 0 54 328" draw:points="0,31 54,0 54,328 0,297">
          <text:p/>
        </draw:polygon>
        <draw:polygon draw:style-name="gr7" draw:text-style-name="P1" draw:layer="layout" svg:width="0cm" svg:height="0cm" svg:x="2.824cm" svg:y="17.968cm" svg:viewBox="0 0 0 0" draw:points="0,0">
          <text:p/>
        </draw:polygon>
        <draw:polygon draw:style-name="gr6" draw:text-style-name="P3" draw:layer="layout" svg:width="0.24cm" svg:height="0.139cm" svg:x="1.711cm" svg:y="18.212cm" svg:viewBox="0 0 241 140" draw:points="0,89 153,0 241,51 88,140">
          <text:p/>
        </draw:polygon>
        <draw:polygon draw:style-name="gr7" draw:text-style-name="P1" draw:layer="layout" svg:width="0cm" svg:height="0cm" svg:x="2.824cm" svg:y="17.968cm" svg:viewBox="0 0 0 0" draw:points="0,0">
          <text:p/>
        </draw:polygon>
        <draw:polygon draw:style-name="gr6" draw:text-style-name="P3" draw:layer="layout" svg:width="0.121cm" svg:height="0.163cm" svg:x="2.986cm" svg:y="17.172cm" svg:viewBox="0 0 122 164" draw:points="68,134 122,164 122,0 0,70 68,109">
          <text:p/>
        </draw:polygon>
        <draw:polygon draw:style-name="gr7" draw:text-style-name="P1" draw:layer="layout" svg:width="0cm" svg:height="0cm" svg:x="2.824cm" svg:y="17.968cm" svg:viewBox="0 0 0 0" draw:points="0,0">
          <text:p/>
        </draw:polygon>
        <draw:path draw:style-name="gr6" draw:text-style-name="P3" draw:layer="layout" svg:width="0.095cm" svg:height="0.123cm" svg:x="2.159cm" svg:y="18.708cm" svg:viewBox="0 0 96 124" svg:d="M40 11c2-2 5-3 7-5 28-15 49-3 49 29 0 30-21 66-49 82-26 15-47 2-47-28 0-3 0-6 1-9 1-6 2-12 4-19 5-13 12-25 21-35 4-5 9-11 14-15z">
          <text:p/>
        </draw:path>
        <draw:polygon draw:style-name="gr7" draw:text-style-name="P1" draw:layer="layout" svg:width="0cm" svg:height="0cm" svg:x="2.824cm" svg:y="17.968cm" svg:viewBox="0 0 0 0" draw:points="0,0">
          <text:p/>
        </draw:polygon>
        <draw:path draw:style-name="gr6" draw:text-style-name="P3" draw:layer="layout" svg:width="0.095cm" svg:height="0.123cm" svg:x="2.159cm" svg:y="18.708cm" svg:viewBox="0 0 96 124" svg:d="M26 26c4-5 9-11 14-15 2-2 5-3 7-5 28-15 49-3 49 29 0 30-21 66-49 82-26 15-47 2-47-28l10 5-9-9 9 9c-5-2-8-7-9-14 1 7 4 12 9 14 13 8 34-4 48-27 13-22 13-46 0-55-5-3-12-3-18-1 6-2 13-2 18 1 13 9 13 33 0 55-14 23-35 35-48 27l-10-5c0-3 0-6 1-9 1-6 2-12 4-19 10-9 18-22 21-35z">
          <text:p/>
        </draw:path>
        <draw:polygon draw:style-name="gr7" draw:text-style-name="P1" draw:layer="layout" svg:width="0cm" svg:height="0cm" svg:x="2.824cm" svg:y="17.968cm" svg:viewBox="0 0 0 0" draw:points="0,0">
          <text:p/>
        </draw:polygon>
        <draw:path draw:style-name="gr6" draw:text-style-name="P3" draw:layer="layout" svg:width="0.095cm" svg:height="0.123cm" svg:x="2.159cm" svg:y="18.251cm" svg:viewBox="0 0 96 124" svg:d="M26 25c4-5 9-10 14-14 2-2 5-3 7-5 28-15 49-3 49 27 0 31-21 67-49 84-26 15-47 2-47-29 0-3 0-6 1-9 1 7 4 12 9 14 13 8 34-4 48-27 13-22 13-47 0-54-5-3-12-3-18-1 6-2 13-2 18 1 13 7 13 32 0 54-14 23-35 35-48 27-5-2-8-7-9-14 1-6 2-12 4-19 10-9 18-22 21-35z">
          <text:p/>
        </draw:path>
        <draw:polygon draw:style-name="gr7" draw:text-style-name="P1" draw:layer="layout" svg:width="0cm" svg:height="0cm" svg:x="2.824cm" svg:y="17.968cm" svg:viewBox="0 0 0 0" draw:points="0,0">
          <text:p/>
        </draw:polygon>
        <draw:polygon draw:style-name="gr6" draw:text-style-name="P3" draw:layer="layout" svg:width="0.018cm" svg:height="0.275cm" svg:x="3.177cm" svg:y="17.529cm" svg:viewBox="0 0 19 276" draw:points="19,0 19,266 0,276 0,10">
          <text:p/>
        </draw:polygon>
        <draw:polygon draw:style-name="gr7" draw:text-style-name="P1" draw:layer="layout" svg:width="0cm" svg:height="0cm" svg:x="2.824cm" svg:y="17.968cm" svg:viewBox="0 0 0 0" draw:points="0,0">
          <text:p/>
        </draw:polygon>
        <draw:polygon draw:style-name="gr6" draw:text-style-name="P3" draw:layer="layout" svg:width="0.078cm" svg:height="0.076cm" svg:x="3.492cm" svg:y="17.778cm" svg:viewBox="0 0 79 77" draw:points="79,46 25,77 0,63 0,0">
          <text:p/>
        </draw:polygon>
        <draw:polygon draw:style-name="gr7" draw:text-style-name="P1" draw:layer="layout" svg:width="0cm" svg:height="0cm" svg:x="2.824cm" svg:y="17.968cm" svg:viewBox="0 0 0 0" draw:points="0,0">
          <text:p/>
        </draw:polygon>
        <draw:path draw:style-name="gr6" draw:text-style-name="P3" draw:layer="layout" svg:width="0.056cm" svg:height="0.073cm" svg:x="2.054cm" svg:y="17.833cm" svg:viewBox="0 0 57 74" svg:d="M49 2c11 7 11 27 0 47-12 20-30 30-41 24-5-3-8-10-8-20 0-13 7-29 17-40 11-11 23-15 32-11z">
          <text:p/>
        </draw:path>
        <draw:polygon draw:style-name="gr7" draw:text-style-name="P1" draw:layer="layout" svg:width="0cm" svg:height="0cm" svg:x="2.824cm" svg:y="17.968cm" svg:viewBox="0 0 0 0" draw:points="0,0">
          <text:p/>
        </draw:polygon>
        <draw:path draw:style-name="gr6" draw:text-style-name="P3" draw:layer="layout" svg:width="0.057cm" svg:height="0.073cm" svg:x="2.838cm" svg:y="18.555cm" svg:viewBox="0 0 58 74" svg:d="M50 2c11 6 11 27 0 46-12 20-30 30-41 24-6-3-9-10-9-19 0-14 7-29 18-41 10-11 23-15 32-10z">
          <text:p/>
        </draw:path>
        <draw:polygon draw:style-name="gr7" draw:text-style-name="P1" draw:layer="layout" svg:width="0cm" svg:height="0cm" svg:x="2.824cm" svg:y="17.968cm" svg:viewBox="0 0 0 0" draw:points="0,0">
          <text:p/>
        </draw:polygon>
        <draw:path draw:style-name="gr6" draw:text-style-name="P3" draw:layer="layout" svg:width="0.056cm" svg:height="0.073cm" svg:x="3.623cm" svg:y="18.102cm" svg:viewBox="0 0 57 74" svg:d="M49 2c11 7 11 28 0 47-12 19-30 29-41 23-5-3-8-10-8-18 0-13 7-29 17-41 11-12 23-16 32-11z">
          <text:p/>
        </draw:path>
        <draw:polygon draw:style-name="gr7" draw:text-style-name="P1" draw:layer="layout" svg:width="0cm" svg:height="0cm" svg:x="2.824cm" svg:y="17.968cm" svg:viewBox="0 0 0 0" draw:points="0,0">
          <text:p/>
        </draw:polygon>
        <draw:path draw:style-name="gr6" draw:text-style-name="P3" draw:layer="layout" svg:width="0.056cm" svg:height="0.073cm" svg:x="2.054cm" svg:y="19.008cm" svg:viewBox="0 0 57 74" svg:d="M49 2c11 6 11 27 0 47-12 19-30 29-41 23-5-3-8-10-8-18 0-14 7-30 17-42 11-11 23-15 32-10z">
          <text:p/>
        </draw:path>
        <draw:polygon draw:style-name="gr7" draw:text-style-name="P1" draw:layer="layout" svg:width="0cm" svg:height="0cm" svg:x="2.824cm" svg:y="17.968cm" svg:viewBox="0 0 0 0" draw:points="0,0">
          <text:p/>
        </draw:polygon>
        <draw:path draw:style-name="gr6" draw:text-style-name="P3" draw:layer="layout" svg:width="0.056cm" svg:height="0.073cm" svg:x="3.623cm" svg:y="16.927cm" svg:viewBox="0 0 57 74" svg:d="M49 2c11 6 11 27 0 47-12 19-30 29-41 23-5-3-8-10-8-19 0-13 7-30 17-41 11-11 23-15 32-10z">
          <text:p/>
        </draw:path>
        <draw:polygon draw:style-name="gr7" draw:text-style-name="P1" draw:layer="layout" svg:width="0cm" svg:height="0cm" svg:x="2.824cm" svg:y="17.968cm" svg:viewBox="0 0 0 0" draw:points="0,0">
          <text:p/>
        </draw:polygon>
        <draw:polygon draw:style-name="gr6" draw:text-style-name="P3" draw:layer="layout" svg:width="0.071cm" svg:height="0.072cm" svg:x="3.177cm" svg:y="17.794cm" svg:viewBox="0 0 72 73" draw:points="19,0 72,31 0,73 0,10">
          <text:p/>
        </draw:polygon>
        <draw:polygon draw:style-name="gr7" draw:text-style-name="P1" draw:layer="layout" svg:width="0cm" svg:height="0cm" svg:x="2.824cm" svg:y="17.968cm" svg:viewBox="0 0 0 0" draw:points="0,0">
          <text:p/>
        </draw:polygon>
        <draw:path draw:style-name="gr6" draw:text-style-name="P3" draw:layer="layout" svg:width="0.095cm" svg:height="0.122cm" svg:x="3.587cm" svg:y="17.426cm" svg:viewBox="0 0 96 123" svg:d="M41 11c6-2 12-2 17 1 13 7 13 31 0 54s-35 36-48 28c-5-3-8-8-10-15 4-25 19-53 41-68 6-2 12-2 17 1 13 7 13 31 0 54s-35 36-48 28c-5-3-8-8-10-15 0 4 0 7 0 9l10 6-10-10 10 10-10-5v-1 1c0 30 21 42 48 27 26-15 48-53 48-83s-22-42-48-27c-2 1-5 3-7 5z">
          <text:p/>
        </draw:path>
        <draw:polygon draw:style-name="gr7" draw:text-style-name="P1" draw:layer="layout" svg:width="0cm" svg:height="0cm" svg:x="2.824cm" svg:y="17.968cm" svg:viewBox="0 0 0 0" draw:points="0,0">
          <text:p/>
        </draw:polygon>
        <draw:path draw:style-name="gr6" draw:text-style-name="P3" draw:layer="layout" svg:width="0.021cm" svg:height="0.035cm" svg:x="2.164cm" svg:y="18.276cm" svg:viewBox="0 0 22 36" svg:d="M22 0c-3 14-11 27-22 36 5-13 13-26 22-36z">
          <text:p/>
        </draw:path>
        <draw:polygon draw:style-name="gr7" draw:text-style-name="P1" draw:layer="layout" svg:width="0cm" svg:height="0cm" svg:x="2.824cm" svg:y="17.968cm" svg:viewBox="0 0 0 0" draw:points="0,0">
          <text:p/>
        </draw:polygon>
        <draw:path draw:style-name="gr6" draw:text-style-name="P3" draw:layer="layout" svg:width="0.021cm" svg:height="0.035cm" svg:x="2.164cm" svg:y="18.733cm" svg:viewBox="0 0 22 36" svg:d="M22 0c-3 14-11 27-22 36 5-13 13-25 22-36z">
          <text:p/>
        </draw:path>
        <draw:polygon draw:style-name="gr7" draw:text-style-name="P1" draw:layer="layout" svg:width="0cm" svg:height="0cm" svg:x="2.824cm" svg:y="17.968cm" svg:viewBox="0 0 0 0" draw:points="0,0">
          <text:p/>
        </draw:polygon>
        <draw:path draw:style-name="gr8" draw:text-style-name="P1" draw:layer="layout" svg:width="0.047cm" svg:height="0.082cm" svg:x="2.159cm" svg:y="18.257cm" svg:viewBox="0 0 48 83" svg:d="M0 83c0-31 21-68 48-83">
          <text:p/>
        </draw:path>
        <draw:path draw:style-name="gr8" draw:text-style-name="P1" draw:layer="layout" svg:width="0.095cm" svg:height="0.123cm" svg:x="2.159cm" svg:y="18.251cm" svg:viewBox="0 0 96 124" svg:d="M47 6c28-15 49-3 49 27 0 31-21 67-49 84-26 15-47 2-47-29">
          <text:p/>
        </draw:path>
        <draw:line draw:style-name="gr8" draw:text-style-name="P1" draw:layer="layout" svg:x1="1.799cm" svg:y1="18.351cm" svg:x2="1.799cm" svg:y2="19.241cm">
          <text:p/>
        </draw:line>
        <draw:path draw:style-name="gr8" draw:text-style-name="P1" draw:layer="layout" svg:width="0.008cm" svg:height="0.018cm" svg:x="1.799cm" svg:y="19.241cm" svg:viewBox="0 0 9 19" svg:d="M0 0c0 8 3 16 9 19">
          <text:p/>
        </draw:path>
        <draw:path draw:style-name="gr8" draw:text-style-name="P1" draw:layer="layout" svg:width="0.02cm" svg:height="0.004cm" svg:x="1.807cm" svg:y="19.257cm" svg:viewBox="0 0 21 5" svg:d="M0 3c6 4 14 2 21-3">
          <text:p/>
        </draw:path>
        <draw:line draw:style-name="gr8" draw:text-style-name="P1" draw:layer="layout" svg:x1="1.799cm" svg:y1="18.352cm" svg:x2="1.952cm" svg:y2="18.263cm">
          <text:p/>
        </draw:line>
        <draw:line draw:style-name="gr8" draw:text-style-name="P1" draw:layer="layout" svg:x1="1.827cm" svg:y1="19.258cm" svg:x2="3.68cm" svg:y2="18.188cm">
          <text:p/>
        </draw:line>
        <draw:line draw:style-name="gr8" draw:text-style-name="P1" draw:layer="layout" svg:x1="1.951cm" svg:y1="18.263cm" svg:x2="1.951cm" svg:y2="17.945cm">
          <text:p/>
        </draw:line>
        <draw:path draw:style-name="gr8" draw:text-style-name="P1" draw:layer="layout" svg:width="0.028cm" svg:height="0.049cm" svg:x="3.679cm" svg:y="18.139cm" svg:viewBox="0 0 29 50" svg:d="M0 50c17-9 29-32 29-50">
          <text:p/>
        </draw:path>
        <draw:path draw:style-name="gr8" draw:text-style-name="P1" draw:layer="layout" svg:width="0.141cm" svg:height="0.245cm" svg:x="1.951cm" svg:y="17.7cm" svg:viewBox="0 0 142 246" svg:d="M0 246c0-91 63-201 142-246">
          <text:p/>
        </draw:path>
        <draw:line draw:style-name="gr8" draw:text-style-name="P1" draw:layer="layout" svg:x1="3.707cm" svg:y1="18.139cm" svg:x2="3.707cm" svg:y2="17.804cm">
          <text:p/>
        </draw:line>
        <draw:line draw:style-name="gr8" draw:text-style-name="P1" draw:layer="layout" svg:x1="2.277cm" svg:y1="17.594cm" svg:x2="2.092cm" svg:y2="17.701cm">
          <text:p/>
        </draw:line>
        <draw:line draw:style-name="gr8" draw:text-style-name="P1" draw:layer="layout" svg:x1="3.708cm" svg:y1="17.804cm" svg:x2="3.432cm" svg:y2="17.965cm">
          <text:p/>
        </draw:line>
        <draw:line draw:style-name="gr8" draw:text-style-name="P1" draw:layer="layout" svg:x1="2.418cm" svg:y1="17.349cm" svg:x2="2.276cm" svg:y2="17.595cm">
          <text:p/>
        </draw:line>
        <draw:line draw:style-name="gr8" draw:text-style-name="P1" draw:layer="layout" svg:x1="3.432cm" svg:y1="17.964cm" svg:x2="3.432cm" svg:y2="17.719cm">
          <text:p/>
        </draw:line>
        <draw:line draw:style-name="gr8" draw:text-style-name="P1" draw:layer="layout" svg:x1="3.68cm" svg:y1="16.621cm" svg:x2="2.417cm" svg:y2="17.35cm">
          <text:p/>
        </draw:line>
        <draw:line draw:style-name="gr8" draw:text-style-name="P1" draw:layer="layout" svg:x1="3.432cm" svg:y1="17.72cm" svg:x2="3.708cm" svg:y2="17.56cm">
          <text:p/>
        </draw:line>
        <draw:path draw:style-name="gr8" draw:text-style-name="P1" draw:layer="layout" svg:width="0.02cm" svg:height="0.003cm" svg:x="3.679cm" svg:y="16.617cm" svg:viewBox="0 0 21 4" svg:d="M0 4c8-5 15-6 21-2">
          <text:p/>
        </draw:path>
        <draw:path draw:style-name="gr8" draw:text-style-name="P1" draw:layer="layout" svg:width="0.008cm" svg:height="0.018cm" svg:x="3.699cm" svg:y="16.619cm" svg:viewBox="0 0 9 19" svg:d="M0 0c6 3 9 11 9 19">
          <text:p/>
        </draw:path>
        <draw:line draw:style-name="gr8" draw:text-style-name="P1" draw:layer="layout" svg:x1="3.707cm" svg:y1="17.56cm" svg:x2="3.707cm" svg:y2="16.637cm">
          <text:p/>
        </draw:line>
        <draw:line draw:style-name="gr8" draw:text-style-name="P1" draw:layer="layout" svg:x1="3.248cm" svg:y1="17.498cm" svg:x2="3.248cm" svg:y2="17.825cm">
          <text:p/>
        </draw:line>
        <draw:line draw:style-name="gr8" draw:text-style-name="P1" draw:layer="layout" svg:x1="3.177cm" svg:y1="17.54cm" svg:x2="3.249cm" svg:y2="17.498cm">
          <text:p/>
        </draw:line>
        <draw:line draw:style-name="gr8" draw:text-style-name="P1" draw:layer="layout" svg:x1="3.177cm" svg:y1="17.866cm" svg:x2="3.177cm" svg:y2="17.539cm">
          <text:p/>
        </draw:line>
        <draw:line draw:style-name="gr8" draw:text-style-name="P1" draw:layer="layout" svg:x1="3.249cm" svg:y1="17.825cm" svg:x2="3.177cm" svg:y2="17.867cm">
          <text:p/>
        </draw:line>
        <draw:path draw:style-name="gr8" draw:text-style-name="P1" draw:layer="layout" svg:width="0.048cm" svg:height="0.053cm" svg:x="3.623cm" svg:y="18.102cm" svg:viewBox="0 0 49 54" svg:d="M0 54c0-13 8-29 18-42 11-11 23-15 31-10">
          <text:p/>
        </draw:path>
        <draw:path draw:style-name="gr8" draw:text-style-name="P1" draw:layer="layout" svg:width="0.048cm" svg:height="0.071cm" svg:x="3.631cm" svg:y="18.104cm" svg:viewBox="0 0 49 72" svg:d="M40 0c12 6 12 27 0 47-11 19-29 29-40 23">
          <text:p/>
        </draw:path>
        <draw:path draw:style-name="gr8" draw:text-style-name="P1" draw:layer="layout" svg:width="0.008cm" svg:height="0.018cm" svg:x="3.623cm" svg:y="18.155cm" svg:viewBox="0 0 9 19" svg:d="M9 19c-6-4-9-11-9-19">
          <text:p/>
        </draw:path>
        <draw:path draw:style-name="gr8" draw:text-style-name="P1" draw:layer="layout" svg:width="0.049cm" svg:height="0.053cm" svg:x="2.838cm" svg:y="18.555cm" svg:viewBox="0 0 50 54" svg:d="M0 54c0-14 7-30 19-42 10-11 23-15 31-10">
          <text:p/>
        </draw:path>
        <draw:path draw:style-name="gr8" draw:text-style-name="P1" draw:layer="layout" svg:width="0.048cm" svg:height="0.071cm" svg:x="2.847cm" svg:y="18.557cm" svg:viewBox="0 0 49 72" svg:d="M41 0c11 6 11 28 0 47s-29 29-41 23">
          <text:p/>
        </draw:path>
        <draw:path draw:style-name="gr8" draw:text-style-name="P1" draw:layer="layout" svg:width="0.009cm" svg:height="0.018cm" svg:x="2.838cm" svg:y="18.608cm" svg:viewBox="0 0 10 19" svg:d="M10 19c-7-3-10-11-10-19">
          <text:p/>
        </draw:path>
        <draw:line draw:style-name="gr8" draw:text-style-name="P1" draw:layer="layout" svg:x1="3.108cm" svg:y1="17.172cm" svg:x2="2.315cm" svg:y2="17.63cm">
          <text:p/>
        </draw:line>
        <draw:line draw:style-name="gr8" draw:text-style-name="P1" draw:layer="layout" svg:x1="2.315cm" svg:y1="17.629cm" svg:x2="2.315cm" svg:y2="17.792cm">
          <text:p/>
        </draw:line>
        <draw:line draw:style-name="gr8" draw:text-style-name="P1" draw:layer="layout" svg:x1="2.315cm" svg:y1="17.793cm" svg:x2="3.108cm" svg:y2="17.335cm">
          <text:p/>
        </draw:line>
        <draw:line draw:style-name="gr8" draw:text-style-name="P1" draw:layer="layout" svg:x1="3.107cm" svg:y1="17.335cm" svg:x2="3.107cm" svg:y2="17.172cm">
          <text:p/>
        </draw:line>
        <draw:path draw:style-name="gr8" draw:text-style-name="P1" draw:layer="layout" svg:width="0.048cm" svg:height="0.053cm" svg:x="3.623cm" svg:y="16.927cm" svg:viewBox="0 0 49 54" svg:d="M0 54c0-14 8-30 18-41 11-11 23-16 31-10">
          <text:p/>
        </draw:path>
        <draw:path draw:style-name="gr8" draw:text-style-name="P1" draw:layer="layout" svg:width="0.048cm" svg:height="0.071cm" svg:x="3.631cm" svg:y="16.929cm" svg:viewBox="0 0 49 72" svg:d="M40 0c12 7 12 28 0 47-11 19-29 29-40 23">
          <text:p/>
        </draw:path>
        <draw:path draw:style-name="gr8" draw:text-style-name="P1" draw:layer="layout" svg:width="0.008cm" svg:height="0.019cm" svg:x="3.623cm" svg:y="16.979cm" svg:viewBox="0 0 9 20" svg:d="M9 20c-6-3-9-10-9-20">
          <text:p/>
        </draw:path>
        <draw:path draw:style-name="gr8" draw:text-style-name="P1" draw:layer="layout" svg:width="0.048cm" svg:height="0.053cm" svg:x="2.054cm" svg:y="17.833cm" svg:viewBox="0 0 49 54" svg:d="M0 54c0-13 7-30 17-41 11-11 24-15 32-11">
          <text:p/>
        </draw:path>
        <draw:path draw:style-name="gr8" draw:text-style-name="P1" draw:layer="layout" svg:width="0.048cm" svg:height="0.072cm" svg:x="2.062cm" svg:y="17.834cm" svg:viewBox="0 0 49 73" svg:d="M41 0c11 7 11 28 0 48-11 19-30 29-41 23">
          <text:p/>
        </draw:path>
        <draw:path draw:style-name="gr8" draw:text-style-name="P1" draw:layer="layout" svg:width="0.008cm" svg:height="0.019cm" svg:x="2.054cm" svg:y="17.885cm" svg:viewBox="0 0 9 20" svg:d="M9 20c-6-3-9-11-9-20">
          <text:p/>
        </draw:path>
        <draw:path draw:style-name="gr8" draw:text-style-name="P1" draw:layer="layout" svg:width="0.048cm" svg:height="0.054cm" svg:x="2.054cm" svg:y="19.008cm" svg:viewBox="0 0 49 55" svg:d="M0 55c0-15 7-30 17-42 11-11 24-16 32-10">
          <text:p/>
        </draw:path>
        <draw:path draw:style-name="gr8" draw:text-style-name="P1" draw:layer="layout" svg:width="0.048cm" svg:height="0.071cm" svg:x="2.062cm" svg:y="19.01cm" svg:viewBox="0 0 49 72" svg:d="M41 0c11 6 11 27 0 46-11 20-30 30-41 24">
          <text:p/>
        </draw:path>
        <draw:path draw:style-name="gr8" draw:text-style-name="P1" draw:layer="layout" svg:width="0.008cm" svg:height="0.018cm" svg:x="2.054cm" svg:y="19.061cm" svg:viewBox="0 0 9 19" svg:d="M9 19c-6-3-9-11-9-19">
          <text:p/>
        </draw:path>
        <draw:path draw:style-name="gr8" draw:text-style-name="P1" draw:layer="layout" svg:width="0.047cm" svg:height="0.082cm" svg:x="2.159cm" svg:y="18.714cm" svg:viewBox="0 0 48 83" svg:d="M0 83c0-30 21-68 48-83">
          <text:p/>
        </draw:path>
        <draw:path draw:style-name="gr8" draw:text-style-name="P1" draw:layer="layout" svg:width="0.095cm" svg:height="0.123cm" svg:x="2.159cm" svg:y="18.708cm" svg:viewBox="0 0 96 124" svg:d="M47 6c28-15 49-3 49 29 0 30-21 66-49 82-26 15-47 2-47-28">
          <text:p/>
        </draw:path>
        <draw:path draw:style-name="gr8" draw:text-style-name="P1" draw:layer="layout" svg:width="0.047cm" svg:height="0.082cm" svg:x="3.587cm" svg:y="17.89cm" svg:viewBox="0 0 48 83" svg:d="M0 83c0-30 22-68 48-83">
          <text:p/>
        </draw:path>
        <draw:path draw:style-name="gr8" draw:text-style-name="P1" draw:layer="layout" svg:width="0.095cm" svg:height="0.122cm" svg:x="3.587cm" svg:y="17.883cm" svg:viewBox="0 0 96 123" svg:d="M48 6c26-15 48-3 48 27s-22 67-48 83c-27 15-48 3-48-28">
          <text:p/>
        </draw:path>
        <draw:path draw:style-name="gr8" draw:text-style-name="P1" draw:layer="layout" svg:width="0.047cm" svg:height="0.082cm" svg:x="3.587cm" svg:y="17.433cm" svg:viewBox="0 0 48 83" svg:d="M0 83c0-31 22-68 48-83">
          <text:p/>
        </draw:path>
        <draw:path draw:style-name="gr8" draw:text-style-name="P1" draw:layer="layout" svg:width="0.095cm" svg:height="0.122cm" svg:x="3.587cm" svg:y="17.426cm" svg:viewBox="0 0 96 123" svg:d="M48 6c26-15 48-3 48 27s-22 68-48 83c-27 15-48 3-48-27">
          <text:p/>
        </draw:path>
        <draw:path draw:style-name="gr8" draw:text-style-name="P1" draw:layer="layout" svg:width="0.017cm" svg:height="0.003cm" svg:x="2.199cm" svg:y="18.261cm" svg:viewBox="0 0 18 4" svg:d="M0 2c7-3 13-3 18 2">
          <text:p/>
        </draw:path>
        <draw:path draw:style-name="gr8" draw:text-style-name="P1" draw:layer="layout" svg:width="0.057cm" svg:height="0.083cm" svg:x="2.169cm" svg:y="18.263cm" svg:viewBox="0 0 58 84" svg:d="M48 0c13 7 13 32 0 55-14 23-35 35-48 27">
          <text:p/>
        </draw:path>
        <draw:path draw:style-name="gr8" draw:text-style-name="P1" draw:layer="layout" svg:width="0.009cm" svg:height="0.014cm" svg:x="2.16cm" svg:y="18.33cm" svg:viewBox="0 0 10 15" svg:d="M10 15c-6-2-9-7-10-15">
          <text:p/>
        </draw:path>
        <draw:line draw:style-name="gr8" draw:text-style-name="P1" draw:layer="layout" svg:x1="1.711cm" svg:y1="18.3cm" svg:x2="1.8cm" svg:y2="18.352cm">
          <text:p/>
        </draw:line>
        <draw:line draw:style-name="gr8" draw:text-style-name="P1" draw:layer="layout" svg:x1="1.711cm" svg:y1="19.19cm" svg:x2="1.711cm" svg:y2="18.3cm">
          <text:p/>
        </draw:line>
        <draw:path draw:style-name="gr8" draw:text-style-name="P1" draw:layer="layout" svg:width="0.008cm" svg:height="0.018cm" svg:x="1.711cm" svg:y="19.19cm" svg:viewBox="0 0 9 19" svg:d="M0 0c0 9 3 16 9 19">
          <text:p/>
        </draw:path>
        <draw:line draw:style-name="gr8" draw:text-style-name="P1" draw:layer="layout" svg:x1="1.711cm" svg:y1="18.301cm" svg:x2="1.864cm" svg:y2="18.212cm">
          <text:p/>
        </draw:line>
        <draw:line draw:style-name="gr8" draw:text-style-name="P1" draw:layer="layout" svg:x1="1.863cm" svg:y1="18.212cm" svg:x2="1.952cm" svg:y2="18.264cm">
          <text:p/>
        </draw:line>
        <draw:line draw:style-name="gr8" draw:text-style-name="P1" draw:layer="layout" svg:x1="1.863cm" svg:y1="18.212cm" svg:x2="1.863cm" svg:y2="17.894cm">
          <text:p/>
        </draw:line>
        <draw:path draw:style-name="gr8" draw:text-style-name="P1" draw:layer="layout" svg:width="0.141cm" svg:height="0.245cm" svg:x="1.863cm" svg:y="17.649cm" svg:viewBox="0 0 142 246" svg:d="M0 246c0-90 64-200 142-246">
          <text:p/>
        </draw:path>
        <draw:line draw:style-name="gr8" draw:text-style-name="P1" draw:layer="layout" svg:x1="3.577cm" svg:y1="17.729cm" svg:x2="3.708cm" svg:y2="17.805cm">
          <text:p/>
        </draw:line>
        <draw:line draw:style-name="gr8" draw:text-style-name="P1" draw:layer="layout" svg:x1="2.277cm" svg:y1="17.595cm" svg:x2="2.188cm" svg:y2="17.543cm">
          <text:p/>
        </draw:line>
        <draw:line draw:style-name="gr8" draw:text-style-name="P1" draw:layer="layout" svg:x1="2.004cm" svg:y1="17.65cm" svg:x2="2.189cm" svg:y2="17.543cm">
          <text:p/>
        </draw:line>
        <draw:line draw:style-name="gr8" draw:text-style-name="P1" draw:layer="layout" svg:x1="3.571cm" svg:y1="17.823cm" svg:x2="3.432cm" svg:y2="17.903cm">
          <text:p/>
        </draw:line>
        <draw:line draw:style-name="gr8" draw:text-style-name="P1" draw:layer="layout" svg:x1="3.571cm" svg:y1="17.824cm" svg:x2="3.492cm" svg:y2="17.778cm">
          <text:p/>
        </draw:line>
        <draw:line draw:style-name="gr8" draw:text-style-name="P1" draw:layer="layout" svg:x1="3.492cm" svg:y1="17.779cm" svg:x2="3.578cm" svg:y2="17.729cm">
          <text:p/>
        </draw:line>
        <draw:line draw:style-name="gr8" draw:text-style-name="P1" draw:layer="layout" svg:x1="2.188cm" svg:y1="17.544cm" svg:x2="2.33cm" svg:y2="17.298cm">
          <text:p/>
        </draw:line>
        <draw:line draw:style-name="gr8" draw:text-style-name="P1" draw:layer="layout" svg:x1="2.418cm" svg:y1="17.35cm" svg:x2="2.329cm" svg:y2="17.298cm">
          <text:p/>
        </draw:line>
        <draw:line draw:style-name="gr8" draw:text-style-name="P1" draw:layer="layout" svg:x1="2.329cm" svg:y1="17.299cm" svg:x2="3.592cm" svg:y2="16.57cm">
          <text:p/>
        </draw:line>
        <draw:path draw:style-name="gr8" draw:text-style-name="P1" draw:layer="layout" svg:width="0.02cm" svg:height="0.003cm" svg:x="3.591cm" svg:y="16.566cm" svg:viewBox="0 0 21 4" svg:d="M0 4c7-5 15-6 21-2">
          <text:p/>
        </draw:path>
        <draw:line draw:style-name="gr8" draw:text-style-name="P1" draw:layer="layout" svg:x1="3.195cm" svg:y1="17.529cm" svg:x2="3.195cm" svg:y2="17.794cm">
          <text:p/>
        </draw:line>
        <draw:line draw:style-name="gr8" draw:text-style-name="P1" draw:layer="layout" svg:x1="3.195cm" svg:y1="17.794cm" svg:x2="3.249cm" svg:y2="17.826cm">
          <text:p/>
        </draw:line>
        <draw:line draw:style-name="gr8" draw:text-style-name="P1" draw:layer="layout" svg:x1="3.196cm" svg:y1="17.794cm" svg:x2="3.177cm" svg:y2="17.805cm">
          <text:p/>
        </draw:line>
        <draw:line draw:style-name="gr8" draw:text-style-name="P1" draw:layer="layout" svg:x1="2.315cm" svg:y1="17.732cm" svg:x2="3.055cm" svg:y2="17.305cm">
          <text:p/>
        </draw:line>
        <draw:line draw:style-name="gr8" draw:text-style-name="P1" draw:layer="layout" svg:x1="3.054cm" svg:y1="17.305cm" svg:x2="3.108cm" svg:y2="17.336cm">
          <text:p/>
        </draw:line>
        <draw:line draw:style-name="gr8" draw:text-style-name="P1" draw:layer="layout" svg:x1="2.986cm" svg:y1="17.241cm" svg:x2="3.055cm" svg:y2="17.281cm">
          <text:p/>
        </draw:line>
        <draw:line draw:style-name="gr8" draw:text-style-name="P1" draw:layer="layout" svg:x1="3.054cm" svg:y1="17.305cm" svg:x2="3.054cm" svg:y2="17.28cm">
          <text:p/>
        </draw:line>
        <draw:path draw:style-name="gr8" draw:text-style-name="P1" draw:layer="layout" svg:width="0.017cm" svg:height="0.002cm" svg:x="2.199cm" svg:y="18.718cm" svg:viewBox="0 0 18 3" svg:d="M0 2c7-3 13-3 18 1">
          <text:p/>
        </draw:path>
        <draw:path draw:style-name="gr8" draw:text-style-name="P1" draw:layer="layout" svg:width="0.057cm" svg:height="0.083cm" svg:x="2.169cm" svg:y="18.72cm" svg:viewBox="0 0 58 84" svg:d="M48 0c13 8 13 32 0 54-14 23-35 36-48 28">
          <text:p/>
        </draw:path>
        <draw:path draw:style-name="gr8" draw:text-style-name="P1" draw:layer="layout" svg:width="0.009cm" svg:height="0.014cm" svg:x="2.16cm" svg:y="18.787cm" svg:viewBox="0 0 10 15" svg:d="M10 15c-6-2-9-8-10-15">
          <text:p/>
        </draw:path>
        <draw:path draw:style-name="gr8" draw:text-style-name="P1" draw:layer="layout" svg:width="0.017cm" svg:height="0.002cm" svg:x="3.627cm" svg:y="17.894cm" svg:viewBox="0 0 18 3" svg:d="M0 2c7-3 13-3 18 1">
          <text:p/>
        </draw:path>
        <draw:path draw:style-name="gr8" draw:text-style-name="P1" draw:layer="layout" svg:width="0.057cm" svg:height="0.083cm" svg:x="3.597cm" svg:y="17.896cm" svg:viewBox="0 0 58 84" svg:d="M48 0c13 7 13 31 0 54s-35 36-48 28">
          <text:p/>
        </draw:path>
        <draw:path draw:style-name="gr8" draw:text-style-name="P1" draw:layer="layout" svg:width="0.01cm" svg:height="0.014cm" svg:x="3.587cm" svg:y="17.963cm" svg:viewBox="0 0 11 15" svg:d="M11 15c-6-3-9-8-11-15">
          <text:p/>
        </draw:path>
        <draw:path draw:style-name="gr8" draw:text-style-name="P1" draw:layer="layout" svg:width="0.017cm" svg:height="0.003cm" svg:x="3.627cm" svg:y="17.436cm" svg:viewBox="0 0 18 4" svg:d="M0 2c7-3 13-3 18 2">
          <text:p/>
        </draw:path>
        <draw:path draw:style-name="gr8" draw:text-style-name="P1" draw:layer="layout" svg:width="0.057cm" svg:height="0.083cm" svg:x="3.597cm" svg:y="17.439cm" svg:viewBox="0 0 58 84" svg:d="M48 0c13 7 13 31 0 55-13 22-35 35-48 27">
          <text:p/>
        </draw:path>
        <draw:path draw:style-name="gr8" draw:text-style-name="P1" draw:layer="layout" svg:width="0.01cm" svg:height="0.014cm" svg:x="3.587cm" svg:y="17.506cm" svg:viewBox="0 0 11 15" svg:d="M11 15c-6-3-9-8-11-15">
          <text:p/>
        </draw:path>
        <draw:path draw:style-name="gr8" draw:text-style-name="P1" draw:layer="layout" svg:width="0.021cm" svg:height="0.035cm" svg:x="2.164cm" svg:y="18.276cm" svg:viewBox="0 0 22 36" svg:d="M22 0c-3 14-11 27-22 36">
          <text:p/>
        </draw:path>
        <draw:line draw:style-name="gr8" draw:text-style-name="P1" draw:layer="layout" svg:x1="3.492cm" svg:y1="17.84cm" svg:x2="3.492cm" svg:y2="17.778cm">
          <text:p/>
        </draw:line>
        <draw:path draw:style-name="gr8" draw:text-style-name="P1" draw:layer="layout" svg:width="0.021cm" svg:height="0.035cm" svg:x="2.164cm" svg:y="18.733cm" svg:viewBox="0 0 22 36" svg:d="M22 0c-3 14-11 27-22 36">
          <text:p/>
        </draw:path>
        <draw:line draw:style-name="gr8" draw:text-style-name="P1" draw:layer="layout" svg:x1="3.517cm" svg:y1="17.855cm" svg:x2="3.492cm" svg:y2="17.84cm">
          <text:p/>
        </draw:line>
        <draw:line draw:style-name="gr8" draw:text-style-name="P1" draw:layer="layout" svg:x1="1.808cm" svg:y1="19.26cm" svg:x2="1.719cm" svg:y2="19.208cm">
          <text:p/>
        </draw:line>
        <draw:line draw:style-name="gr8" draw:text-style-name="P1" draw:layer="layout" svg:x1="3.7cm" svg:y1="16.62cm" svg:x2="3.611cm" svg:y2="16.568cm">
          <text:p/>
        </draw:line>
        <draw:line draw:style-name="gr8" draw:text-style-name="P1" draw:layer="layout" svg:x1="2.17cm" svg:y1="18.345cm" svg:x2="2.159cm" svg:y2="18.339cm">
          <text:p/>
        </draw:line>
        <draw:line draw:style-name="gr8" draw:text-style-name="P1" draw:layer="layout" svg:x1="2.17cm" svg:y1="18.802cm" svg:x2="2.159cm" svg:y2="18.796cm">
          <text:p/>
        </draw:line>
        <draw:line draw:style-name="gr8" draw:text-style-name="P1" draw:layer="layout" svg:x1="3.598cm" svg:y1="17.978cm" svg:x2="3.587cm" svg:y2="17.971cm">
          <text:p/>
        </draw:line>
        <draw:line draw:style-name="gr8" draw:text-style-name="P1" draw:layer="layout" svg:x1="3.598cm" svg:y1="17.521cm" svg:x2="3.587cm" svg:y2="17.514cm">
          <text:p/>
        </draw:line>
        <draw:path draw:style-name="gr6" draw:text-style-name="P3" draw:layer="layout" svg:width="7.987cm" svg:height="10.78cm" svg:x="15.6cm" svg:y="1.556cm" svg:viewBox="0 0 7988 10781" svg:d="M0 10495v-3558l353 204v3558c0 35 12 61 33 74 22 12 50 9 80-8l7409-4277c62-36 113-124 113-196v-1338l-523-302-340 196v248l97 55-337 195v-735l1103-637v-3690c0-34-12-61-33-73-22-12-50-9-80 8l-5048 2914-565 980-735 425c-313 180-566 618-566 979v1273l-608 351v3558c0 35 12 61 33 74 22 12 50 9 80-8l7409-4277c62-36 113-124 113-196v-1338l-1103 636v-244-735l1103-637v-3690c0-34-12-61-33-73l-354-204c-21-12-50-9-80 8l-5047 2914-566 980-735 424c-312 181-565 619-565 980v1273l-608 351v3558c0 35 12 61 33 74l353 204-353-204c-21-13-33-39-33-74z">
          <text:p/>
        </draw:path>
        <draw:polygon draw:style-name="gr7" draw:text-style-name="P1" draw:layer="layout" svg:width="0cm" svg:height="0cm" svg:x="20.055cm" svg:y="7.163cm" svg:viewBox="0 0 0 0" draw:points="0,0">
          <text:p/>
        </draw:polygon>
        <draw:path draw:style-name="gr6" draw:text-style-name="P3" draw:layer="layout" svg:width="5.48cm" svg:height="3.133cm" svg:x="18.074cm" svg:y="1.556cm" svg:viewBox="0 0 5481 3134" svg:d="M5401 220c30-17 58-20 80-8l-354-205c-21-12-50-9-80 9l-5047 2914 353 204z">
          <text:p/>
        </draw:path>
        <draw:polygon draw:style-name="gr7" draw:text-style-name="P1" draw:layer="layout" svg:width="0cm" svg:height="0cm" svg:x="20.055cm" svg:y="7.163cm" svg:viewBox="0 0 0 0" draw:points="0,0">
          <text:p/>
        </draw:polygon>
        <draw:polygon draw:style-name="gr6" draw:text-style-name="P3" draw:layer="layout" svg:width="3.167cm" svg:height="2.481cm" svg:x="18.017cm" svg:y="3.979cm" svg:viewBox="0 0 3168 2482" draw:points="3168,653 3168,0 2687,277 0,1828 0,2237 0,2482">
          <text:p/>
        </draw:polygon>
        <draw:polygon draw:style-name="gr7" draw:text-style-name="P1" draw:layer="layout" svg:width="0cm" svg:height="0cm" svg:x="20.055cm" svg:y="7.163cm" svg:viewBox="0 0 0 0" draw:points="0,0">
          <text:p/>
        </draw:polygon>
        <draw:path draw:style-name="gr6" draw:text-style-name="P3" draw:layer="layout" svg:width="1.654cm" svg:height="2.881cm" svg:x="16.208cm" svg:y="5.464cm" svg:viewBox="0 0 1655 2882" svg:d="M1655 204l-354-204-736 424c-312 181-565 619-565 980v1274l353 204v-1274c0-361 253-799 566-979z">
          <text:p/>
        </draw:path>
        <draw:polygon draw:style-name="gr7" draw:text-style-name="P1" draw:layer="layout" svg:width="0cm" svg:height="0cm" svg:x="20.055cm" svg:y="7.163cm" svg:viewBox="0 0 0 0" draw:points="0,0">
          <text:p/>
        </draw:polygon>
        <draw:polygon draw:style-name="gr6" draw:text-style-name="P3" draw:layer="layout" svg:width="2.955cm" svg:height="1.959cm" svg:x="18.017cm" svg:y="4.256cm" svg:viewBox="0 0 2956 1960" draw:points="2687,0 0,1552 0,1960 2956,253 2956,155">
          <text:p/>
        </draw:polygon>
        <draw:polygon draw:style-name="gr7" draw:text-style-name="P1" draw:layer="layout" svg:width="0cm" svg:height="0cm" svg:x="20.055cm" svg:y="7.163cm" svg:viewBox="0 0 0 0" draw:points="0,0">
          <text:p/>
        </draw:polygon>
        <draw:polygon draw:style-name="gr6" draw:text-style-name="P3" draw:layer="layout" svg:width="3.167cm" svg:height="1.951cm" svg:x="18.017cm" svg:y="4.509cm" svg:viewBox="0 0 3168 1952" draw:points="0,1707 2956,0 3168,123 0,1952">
          <text:p/>
        </draw:polygon>
        <draw:polygon draw:style-name="gr7" draw:text-style-name="P1" draw:layer="layout" svg:width="0cm" svg:height="0cm" svg:x="20.055cm" svg:y="7.163cm" svg:viewBox="0 0 0 0" draw:points="0,0">
          <text:p/>
        </draw:polygon>
        <draw:polygon draw:style-name="gr6" draw:text-style-name="P3" draw:layer="layout" svg:width="0.919cm" svg:height="1.183cm" svg:x="17.508cm" svg:y="4.485cm" svg:viewBox="0 0 920 1184" draw:points="920,204 567,0 0,980 354,1184">
          <text:p/>
        </draw:polygon>
        <draw:polygon draw:style-name="gr7" draw:text-style-name="P1" draw:layer="layout" svg:width="0cm" svg:height="0cm" svg:x="20.055cm" svg:y="7.163cm" svg:viewBox="0 0 0 0" draw:points="0,0">
          <text:p/>
        </draw:polygon>
        <draw:polygon draw:style-name="gr6" draw:text-style-name="P3" draw:layer="layout" svg:width="0.283cm" svg:height="1.469cm" svg:x="21.466cm" svg:y="5.285cm" svg:viewBox="0 0 284 1470" draw:points="284,0 284,1305 0,1470 0,1224 0,163 71,122">
          <text:p/>
        </draw:polygon>
        <draw:polygon draw:style-name="gr7" draw:text-style-name="P1" draw:layer="layout" svg:width="0cm" svg:height="0cm" svg:x="20.055cm" svg:y="7.163cm" svg:viewBox="0 0 0 0" draw:points="0,0">
          <text:p/>
        </draw:polygon>
        <draw:polygon draw:style-name="gr6" draw:text-style-name="P3" draw:layer="layout" svg:width="1.103cm" svg:height="0.938cm" svg:x="22.484cm" svg:y="6.207cm" svg:viewBox="0 0 1104 939" draw:points="552,375 241,196 581,0 1104,302 0,939 0,694 338,499">
          <text:p/>
        </draw:polygon>
        <draw:polygon draw:style-name="gr7" draw:text-style-name="P1" draw:layer="layout" svg:width="0cm" svg:height="0cm" svg:x="20.055cm" svg:y="7.163cm" svg:viewBox="0 0 0 0" draw:points="0,0">
          <text:p/>
        </draw:polygon>
        <draw:polygon draw:style-name="gr6" draw:text-style-name="P3" draw:layer="layout" svg:width="0.212cm" svg:height="1.305cm" svg:x="21.537cm" svg:y="5.285cm" svg:viewBox="0 0 213 1306" draw:points="0,122 213,0 213,1306 0,1184">
          <text:p/>
        </draw:polygon>
        <draw:polygon draw:style-name="gr7" draw:text-style-name="P1" draw:layer="layout" svg:width="0cm" svg:height="0cm" svg:x="20.055cm" svg:y="7.163cm" svg:viewBox="0 0 0 0" draw:points="0,0">
          <text:p/>
        </draw:polygon>
        <draw:polygon draw:style-name="gr6" draw:text-style-name="P3" draw:layer="layout" svg:width="0.961cm" svg:height="0.555cm" svg:x="15.6cm" svg:y="8.141cm" svg:viewBox="0 0 962 556" draw:points="0,351 609,0 962,204 354,556">
          <text:p/>
        </draw:polygon>
        <draw:polygon draw:style-name="gr7" draw:text-style-name="P1" draw:layer="layout" svg:width="0cm" svg:height="0cm" svg:x="20.055cm" svg:y="7.163cm" svg:viewBox="0 0 0 0" draw:points="0,0">
          <text:p/>
        </draw:polygon>
        <draw:polygon draw:style-name="gr6" draw:text-style-name="P3" draw:layer="layout" svg:width="0.481cm" svg:height="0.653cm" svg:x="20.703cm" svg:y="3.979cm" svg:viewBox="0 0 482 654" draw:points="270,531 482,654 482,0 0,278 270,433">
          <text:p/>
        </draw:polygon>
        <draw:polygon draw:style-name="gr7" draw:text-style-name="P1" draw:layer="layout" svg:width="0cm" svg:height="0cm" svg:x="20.055cm" svg:y="7.163cm" svg:viewBox="0 0 0 0" draw:points="0,0">
          <text:p/>
        </draw:polygon>
        <draw:path draw:style-name="gr6" draw:text-style-name="P3" draw:layer="layout" svg:width="0.379cm" svg:height="0.489cm" svg:x="17.394cm" svg:y="8.294cm" svg:viewBox="0 0 380 490" svg:d="M158 46c11-7 21-14 32-20 105-61 190-12 190 109 0 122-85 269-190 329-105 61-190 12-190-109 0-1 0-1 0-2 0-11 1-23 2-35 3-24 10-50 19-76 18-51 46-101 82-142 17-21 36-39 55-54z">
          <text:p/>
        </draw:path>
        <draw:polygon draw:style-name="gr7" draw:text-style-name="P1" draw:layer="layout" svg:width="0cm" svg:height="0cm" svg:x="20.055cm" svg:y="7.163cm" svg:viewBox="0 0 0 0" draw:points="0,0">
          <text:p/>
        </draw:polygon>
        <draw:path draw:style-name="gr6" draw:text-style-name="P3" draw:layer="layout" svg:width="0.379cm" svg:height="0.489cm" svg:x="17.394cm" svg:y="10.122cm" svg:viewBox="0 0 380 490" svg:d="M158 47c11-8 21-15 32-21 105-60 190-11 190 109 0 121-85 269-190 329-105 61-190 12-190-110 0-1 0-1 0-2 0-11 1-23 2-35 3-24 10-49 19-75 18-51 46-101 82-142 17-20 36-38 55-53z">
          <text:p/>
        </draw:path>
        <draw:polygon draw:style-name="gr7" draw:text-style-name="P1" draw:layer="layout" svg:width="0cm" svg:height="0cm" svg:x="20.055cm" svg:y="7.163cm" svg:viewBox="0 0 0 0" draw:points="0,0">
          <text:p/>
        </draw:polygon>
        <draw:path draw:style-name="gr6" draw:text-style-name="P3" draw:layer="layout" svg:width="0.379cm" svg:height="0.489cm" svg:x="23.105cm" svg:y="6.825cm" svg:viewBox="0 0 380 490" svg:d="M159 46c11-7 21-14 31-20 105-61 190-12 190 109 0 122-85 269-190 329-105 61-190 12-190-109 0-1 0-1 0-2 0-11 1-23 2-35 13-101 76-210 157-272z">
          <text:p/>
        </draw:path>
        <draw:polygon draw:style-name="gr7" draw:text-style-name="P1" draw:layer="layout" svg:width="0cm" svg:height="0cm" svg:x="20.055cm" svg:y="7.163cm" svg:viewBox="0 0 0 0" draw:points="0,0">
          <text:p/>
        </draw:polygon>
        <draw:path draw:style-name="gr6" draw:text-style-name="P3" draw:layer="layout" svg:width="0.379cm" svg:height="0.489cm" svg:x="23.105cm" svg:y="4.997cm" svg:viewBox="0 0 380 490" svg:d="M0 353c0-11 1-23 2-35 13-100 76-210 157-272 11-8 21-14 31-20 105-61 190-12 190 110 0 121-85 268-190 328s-190 11-190-109c0-1 0-1 0-2z">
          <text:p/>
        </draw:path>
        <draw:polygon draw:style-name="gr7" draw:text-style-name="P1" draw:layer="layout" svg:width="0cm" svg:height="0cm" svg:x="20.055cm" svg:y="7.163cm" svg:viewBox="0 0 0 0" draw:points="0,0">
          <text:p/>
        </draw:polygon>
        <draw:path draw:style-name="gr6" draw:text-style-name="P3" draw:layer="layout" svg:width="0.379cm" svg:height="0.489cm" svg:x="17.394cm" svg:y="8.294cm" svg:viewBox="0 0 380 490" svg:d="M103 100c17-21 36-39 55-54 11-7 21-14 32-20 105-61 190-12 190 109 0 122-85 269-190 329-105 61-190 12-190-109 0-1 0-1 0-2 0-11 1-23 2-35 5 27 18 47 37 58l-39-22 39 22c52 30 136-19 189-109 51-91 51-188 0-218-19-11-43-12-70-3 27-9 51-8 70 3 51 30 51 127 0 218-53 90-137 139-189 109-19-11-32-31-37-58 3-24 10-50 19-76 38-38 68-90 82-142z">
          <text:p/>
        </draw:path>
        <draw:polygon draw:style-name="gr7" draw:text-style-name="P1" draw:layer="layout" svg:width="0cm" svg:height="0cm" svg:x="20.055cm" svg:y="7.163cm" svg:viewBox="0 0 0 0" draw:points="0,0">
          <text:p/>
        </draw:polygon>
        <draw:polygon draw:style-name="gr6" draw:text-style-name="P3" draw:layer="layout" svg:width="0.071cm" svg:height="1.102cm" svg:x="21.466cm" svg:y="5.407cm" svg:viewBox="0 0 72 1103" draw:points="72,0 72,1062 0,1103 0,41">
          <text:p/>
        </draw:polygon>
        <draw:polygon draw:style-name="gr7" draw:text-style-name="P1" draw:layer="layout" svg:width="0cm" svg:height="0cm" svg:x="20.055cm" svg:y="7.163cm" svg:viewBox="0 0 0 0" draw:points="0,0">
          <text:p/>
        </draw:polygon>
        <draw:polygon draw:style-name="gr6" draw:text-style-name="P3" draw:layer="layout" svg:width="0.311cm" svg:height="0.303cm" svg:x="22.724cm" svg:y="6.403cm" svg:viewBox="0 0 312 304" draw:points="312,180 98,304 0,249 0,0">
          <text:p/>
        </draw:polygon>
        <draw:polygon draw:style-name="gr7" draw:text-style-name="P1" draw:layer="layout" svg:width="0cm" svg:height="0cm" svg:x="20.055cm" svg:y="7.163cm" svg:viewBox="0 0 0 0" draw:points="0,0">
          <text:p/>
        </draw:polygon>
        <draw:path draw:style-name="gr6" draw:text-style-name="P3" draw:layer="layout" svg:width="0.226cm" svg:height="0.292cm" svg:x="23.249cm" svg:y="2.998cm" svg:viewBox="0 0 227 293" svg:d="M194 7c44 26 44 109 0 186-44 76-117 118-161 92-21-12-33-38-33-73 0-53 27-116 70-162 42-44 92-61 124-43z">
          <text:p/>
        </draw:path>
        <draw:polygon draw:style-name="gr7" draw:text-style-name="P1" draw:layer="layout" svg:width="0cm" svg:height="0cm" svg:x="20.055cm" svg:y="7.163cm" svg:viewBox="0 0 0 0" draw:points="0,0">
          <text:p/>
        </draw:polygon>
        <draw:path draw:style-name="gr6" draw:text-style-name="P3" draw:layer="layout" svg:width="0.226cm" svg:height="0.292cm" svg:x="23.249cm" svg:y="7.699cm" svg:viewBox="0 0 227 293" svg:d="M194 7c44 27 44 109 0 186-44 76-117 119-161 92-21-12-33-38-33-73 0-53 27-116 70-161 42-45 92-62 124-44z">
          <text:p/>
        </draw:path>
        <draw:polygon draw:style-name="gr7" draw:text-style-name="P1" draw:layer="layout" svg:width="0cm" svg:height="0cm" svg:x="20.055cm" svg:y="7.163cm" svg:viewBox="0 0 0 0" draw:points="0,0">
          <text:p/>
        </draw:polygon>
        <draw:path draw:style-name="gr6" draw:text-style-name="P3" draw:layer="layout" svg:width="0.226cm" svg:height="0.292cm" svg:x="20.111cm" svg:y="9.511cm" svg:viewBox="0 0 227 293" svg:d="M194 8c44 26 44 108 0 185s-117 119-161 93c-21-12-33-38-33-74 0-53 27-116 70-161 42-45 91-62 124-43z">
          <text:p/>
        </draw:path>
        <draw:polygon draw:style-name="gr7" draw:text-style-name="P1" draw:layer="layout" svg:width="0cm" svg:height="0cm" svg:x="20.055cm" svg:y="7.163cm" svg:viewBox="0 0 0 0" draw:points="0,0">
          <text:p/>
        </draw:polygon>
        <draw:path draw:style-name="gr6" draw:text-style-name="P3" draw:layer="layout" svg:width="0.227cm" svg:height="0.292cm" svg:x="16.972cm" svg:y="6.622cm" svg:viewBox="0 0 228 293" svg:d="M195 8c44 25 44 108 0 185-45 77-117 118-161 93-22-12-34-39-34-74 0-53 28-117 70-161 44-45 92-62 125-43z">
          <text:p/>
        </draw:path>
        <draw:polygon draw:style-name="gr7" draw:text-style-name="P1" draw:layer="layout" svg:width="0cm" svg:height="0cm" svg:x="20.055cm" svg:y="7.163cm" svg:viewBox="0 0 0 0" draw:points="0,0">
          <text:p/>
        </draw:polygon>
        <draw:path draw:style-name="gr6" draw:text-style-name="P3" draw:layer="layout" svg:width="0.227cm" svg:height="0.292cm" svg:x="16.972cm" svg:y="11.323cm" svg:viewBox="0 0 228 293" svg:d="M195 8c44 25 44 108 0 186-45 76-117 117-161 92-22-12-34-39-34-73 0-54 28-118 70-162 44-45 92-62 125-43z">
          <text:p/>
        </draw:path>
        <draw:polygon draw:style-name="gr7" draw:text-style-name="P1" draw:layer="layout" svg:width="0cm" svg:height="0cm" svg:x="20.055cm" svg:y="7.163cm" svg:viewBox="0 0 0 0" draw:points="0,0">
          <text:p/>
        </draw:polygon>
        <draw:polygon draw:style-name="gr6" draw:text-style-name="P3" draw:layer="layout" svg:width="0.283cm" svg:height="0.286cm" svg:x="21.466cm" svg:y="6.468cm" svg:viewBox="0 0 284 287" draw:points="71,0 284,122 0,287 0,41">
          <text:p/>
        </draw:polygon>
        <draw:polygon draw:style-name="gr7" draw:text-style-name="P1" draw:layer="layout" svg:width="0cm" svg:height="0cm" svg:x="20.055cm" svg:y="7.163cm" svg:viewBox="0 0 0 0" draw:points="0,0">
          <text:p/>
        </draw:polygon>
        <draw:path draw:style-name="gr6" draw:text-style-name="P3" draw:layer="layout" svg:width="0.379cm" svg:height="0.489cm" svg:x="17.394cm" svg:y="10.122cm" svg:viewBox="0 0 380 490" svg:d="M103 100c17-20 36-38 55-53 27-9 51-8 70 2 51 30 51 127 0 217-53 90-137 140-189 110-19-12-32-32-37-59 5 27 18 47 37 59l-39-23v1c0-1 0-1 0-2l190-326c105-60 190-11 190 109 0 121-85 269-190 329-105 61-190 12-190-110l158-307c11-8 21-15 32-21l-32 21c27-9 51-8 70 2 51 30 51 127 0 217-53 90-137 140-189 110l-39-23v-1c0-11 1-23 2-35 3-24 10-49 19-75 38-37 68-90 82-142z">
          <text:p/>
        </draw:path>
        <draw:polygon draw:style-name="gr7" draw:text-style-name="P1" draw:layer="layout" svg:width="0cm" svg:height="0cm" svg:x="20.055cm" svg:y="7.163cm" svg:viewBox="0 0 0 0" draw:points="0,0">
          <text:p/>
        </draw:polygon>
        <draw:path draw:style-name="gr6" draw:text-style-name="P3" draw:layer="layout" svg:width="0.379cm" svg:height="0.489cm" svg:x="23.105cm" svg:y="4.997cm" svg:viewBox="0 0 380 490" svg:d="M159 46c26-9 50-8 69 3 51 30 51 128 0 218-52 90-137 138-189 108-19-10-32-30-37-57 13-100 76-210 157-272 26-9 50-8 69 3 51 30 51 128 0 218-52 90-137 138-189 108-19-10-32-30-37-57-1 12-2 24-2 35l39 22-39-21 39 21-39-20c0-1 0-1 0-2l190-327c105-61 190-12 190 110 0 121-85 268-190 328s-190 11-190-109l159-309c11-8 21-14 31-20z">
          <text:p/>
        </draw:path>
        <draw:polygon draw:style-name="gr7" draw:text-style-name="P1" draw:layer="layout" svg:width="0cm" svg:height="0cm" svg:x="20.055cm" svg:y="7.163cm" svg:viewBox="0 0 0 0" draw:points="0,0">
          <text:p/>
        </draw:polygon>
        <draw:path draw:style-name="gr6" draw:text-style-name="P3" draw:layer="layout" svg:width="0.379cm" svg:height="0.489cm" svg:x="23.105cm" svg:y="6.825cm" svg:viewBox="0 0 380 490" svg:d="M159 46c26-9 50-8 69 3 51 30 51 127 0 218-52 90-137 139-189 109l-39-22v-1c0-11 1-23 2-35 13-101 76-210 157-272 26-9 50-8 69 3 51 30 51 127 0 218-52 90-137 139-189 109-19-11-32-31-37-58 5 27 18 47 37 58l-39-22v1c0-1 0-1 0-2l190-327c105-61 190-12 190 109 0 122-85 269-190 329-105 61-190 12-190-109l159-309c11-7 21-14 31-20z">
          <text:p/>
        </draw:path>
        <draw:polygon draw:style-name="gr7" draw:text-style-name="P1" draw:layer="layout" svg:width="0cm" svg:height="0cm" svg:x="20.055cm" svg:y="7.163cm" svg:viewBox="0 0 0 0" draw:points="0,0">
          <text:p/>
        </draw:polygon>
        <draw:path draw:style-name="gr6" draw:text-style-name="P3" draw:layer="layout" svg:width="0.082cm" svg:height="0.142cm" svg:x="17.415cm" svg:y="8.394cm" svg:viewBox="0 0 83 143" svg:d="M83 0c-14 52-44 105-83 143 19-51 47-102 83-143z">
          <text:p/>
        </draw:path>
        <draw:polygon draw:style-name="gr7" draw:text-style-name="P1" draw:layer="layout" svg:width="0cm" svg:height="0cm" svg:x="20.055cm" svg:y="7.163cm" svg:viewBox="0 0 0 0" draw:points="0,0">
          <text:p/>
        </draw:polygon>
        <draw:path draw:style-name="gr6" draw:text-style-name="P3" draw:layer="layout" svg:width="0.082cm" svg:height="0.142cm" svg:x="17.415cm" svg:y="10.222cm" svg:viewBox="0 0 83 143" svg:d="M83 0c-14 52-44 106-83 143 19-51 47-102 83-143z">
          <text:p/>
        </draw:path>
        <draw:polygon draw:style-name="gr7" draw:text-style-name="P1" draw:layer="layout" svg:width="0cm" svg:height="0cm" svg:x="20.055cm" svg:y="7.163cm" svg:viewBox="0 0 0 0" draw:points="0,0">
          <text:p/>
        </draw:polygon>
        <draw:path draw:style-name="gr8" draw:text-style-name="P1" draw:layer="layout" svg:width="0.189cm" svg:height="0.328cm" svg:x="17.394cm" svg:y="8.32cm" svg:viewBox="0 0 190 329" svg:d="M0 329c0-121 85-268 190-329">
          <text:p/>
        </draw:path>
        <draw:path draw:style-name="gr8" draw:text-style-name="P1" draw:layer="layout" svg:width="0.379cm" svg:height="0.489cm" svg:x="17.394cm" svg:y="8.294cm" svg:viewBox="0 0 380 490" svg:d="M190 26c105-61 190-12 190 109 0 122-85 269-190 329-105 61-190 12-190-109">
          <text:p/>
        </draw:path>
        <draw:line draw:style-name="gr8" draw:text-style-name="P1" draw:layer="layout" svg:x1="15.953cm" svg:y1="8.696cm" svg:x2="15.953cm" svg:y2="12.254cm">
          <text:p/>
        </draw:line>
        <draw:path draw:style-name="gr8" draw:text-style-name="P1" draw:layer="layout" svg:width="0.033cm" svg:height="0.074cm" svg:x="15.953cm" svg:y="12.254cm" svg:viewBox="0 0 34 75" svg:d="M0 0c0 35 13 62 34 75">
          <text:p/>
        </draw:path>
        <draw:path draw:style-name="gr8" draw:text-style-name="P1" draw:layer="layout" svg:width="0.08cm" svg:height="0.016cm" svg:x="15.986cm" svg:y="12.32cm" svg:viewBox="0 0 81 17" svg:d="M0 9c23 13 51 9 81-9">
          <text:p/>
        </draw:path>
        <draw:line draw:style-name="gr8" draw:text-style-name="P1" draw:layer="layout" svg:x1="15.953cm" svg:y1="8.697cm" svg:x2="16.562cm" svg:y2="8.345cm">
          <text:p/>
        </draw:line>
        <draw:line draw:style-name="gr8" draw:text-style-name="P1" draw:layer="layout" svg:x1="16.066cm" svg:y1="12.321cm" svg:x2="23.475cm" svg:y2="8.043cm">
          <text:p/>
        </draw:line>
        <draw:line draw:style-name="gr8" draw:text-style-name="P1" draw:layer="layout" svg:x1="16.561cm" svg:y1="8.345cm" svg:x2="16.561cm" svg:y2="7.072cm">
          <text:p/>
        </draw:line>
        <draw:path draw:style-name="gr8" draw:text-style-name="P1" draw:layer="layout" svg:width="0.113cm" svg:height="0.196cm" svg:x="23.474cm" svg:y="7.847cm" svg:viewBox="0 0 114 197" svg:d="M0 197c62-36 114-124 114-197">
          <text:p/>
        </draw:path>
        <draw:path draw:style-name="gr8" draw:text-style-name="P1" draw:layer="layout" svg:width="0.566cm" svg:height="0.979cm" svg:x="16.561cm" svg:y="6.093cm" svg:viewBox="0 0 567 980" svg:d="M0 980c0-361 254-800 567-980">
          <text:p/>
        </draw:path>
        <draw:line draw:style-name="gr8" draw:text-style-name="P1" draw:layer="layout" svg:x1="23.587cm" svg:y1="7.847cm" svg:x2="23.587cm" svg:y2="6.509cm">
          <text:p/>
        </draw:line>
        <draw:line draw:style-name="gr8" draw:text-style-name="P1" draw:layer="layout" svg:x1="17.863cm" svg:y1="5.668cm" svg:x2="17.127cm" svg:y2="6.094cm">
          <text:p/>
        </draw:line>
        <draw:line draw:style-name="gr8" draw:text-style-name="P1" draw:layer="layout" svg:x1="23.588cm" svg:y1="6.509cm" svg:x2="22.484cm" svg:y2="7.146cm">
          <text:p/>
        </draw:line>
        <draw:line draw:style-name="gr8" draw:text-style-name="P1" draw:layer="layout" svg:x1="18.428cm" svg:y1="4.689cm" svg:x2="17.862cm" svg:y2="5.669cm">
          <text:p/>
        </draw:line>
        <draw:line draw:style-name="gr8" draw:text-style-name="P1" draw:layer="layout" svg:x1="22.484cm" svg:y1="7.145cm" svg:x2="22.484cm" svg:y2="6.166cm">
          <text:p/>
        </draw:line>
        <draw:line draw:style-name="gr8" draw:text-style-name="P1" draw:layer="layout" svg:x1="23.475cm" svg:y1="1.775cm" svg:x2="18.427cm" svg:y2="4.69cm">
          <text:p/>
        </draw:line>
        <draw:line draw:style-name="gr8" draw:text-style-name="P1" draw:layer="layout" svg:x1="22.484cm" svg:y1="6.167cm" svg:x2="23.588cm" svg:y2="5.529cm">
          <text:p/>
        </draw:line>
        <draw:path draw:style-name="gr8" draw:text-style-name="P1" draw:layer="layout" svg:width="0.08cm" svg:height="0.015cm" svg:x="23.474cm" svg:y="1.76cm" svg:viewBox="0 0 81 16" svg:d="M0 16c31-18 59-21 81-8">
          <text:p/>
        </draw:path>
        <draw:path draw:style-name="gr8" draw:text-style-name="P1" draw:layer="layout" svg:width="0.033cm" svg:height="0.073cm" svg:x="23.554cm" svg:y="1.767cm" svg:viewBox="0 0 34 74" svg:d="M0 0c21 12 34 40 34 74">
          <text:p/>
        </draw:path>
        <draw:line draw:style-name="gr8" draw:text-style-name="P1" draw:layer="layout" svg:x1="23.587cm" svg:y1="5.529cm" svg:x2="23.587cm" svg:y2="1.84cm">
          <text:p/>
        </draw:line>
        <draw:line draw:style-name="gr8" draw:text-style-name="P1" draw:layer="layout" svg:x1="21.749cm" svg:y1="5.285cm" svg:x2="21.749cm" svg:y2="6.59cm">
          <text:p/>
        </draw:line>
        <draw:line draw:style-name="gr8" draw:text-style-name="P1" draw:layer="layout" svg:x1="21.466cm" svg:y1="5.449cm" svg:x2="21.75cm" svg:y2="5.285cm">
          <text:p/>
        </draw:line>
        <draw:line draw:style-name="gr8" draw:text-style-name="P1" draw:layer="layout" svg:x1="21.466cm" svg:y1="6.754cm" svg:x2="21.466cm" svg:y2="5.448cm">
          <text:p/>
        </draw:line>
        <draw:line draw:style-name="gr8" draw:text-style-name="P1" draw:layer="layout" svg:x1="21.75cm" svg:y1="6.59cm" svg:x2="21.466cm" svg:y2="6.755cm">
          <text:p/>
        </draw:line>
        <draw:path draw:style-name="gr8" draw:text-style-name="P1" draw:layer="layout" svg:width="0.193cm" svg:height="0.211cm" svg:x="23.249cm" svg:y="7.699cm" svg:viewBox="0 0 194 212" svg:d="M0 212c0-53 28-116 71-161 42-44 91-62 123-43">
          <text:p/>
        </draw:path>
        <draw:path draw:style-name="gr8" draw:text-style-name="P1" draw:layer="layout" svg:width="0.193cm" svg:height="0.285cm" svg:x="23.282cm" svg:y="7.706cm" svg:viewBox="0 0 194 286" svg:d="M160 0c45 26 45 109 0 186-44 76-116 118-160 92">
          <text:p/>
        </draw:path>
        <draw:path draw:style-name="gr8" draw:text-style-name="P1" draw:layer="layout" svg:width="0.033cm" svg:height="0.073cm" svg:x="23.249cm" svg:y="7.91cm" svg:viewBox="0 0 34 74" svg:d="M34 74c-22-12-34-38-34-74">
          <text:p/>
        </draw:path>
        <draw:path draw:style-name="gr8" draw:text-style-name="P1" draw:layer="layout" svg:width="0.193cm" svg:height="0.212cm" svg:x="20.111cm" svg:y="9.511cm" svg:viewBox="0 0 194 213" svg:d="M0 213c0-53 27-116 71-162 42-45 90-62 123-43">
          <text:p/>
        </draw:path>
        <draw:path draw:style-name="gr8" draw:text-style-name="P1" draw:layer="layout" svg:width="0.193cm" svg:height="0.284cm" svg:x="20.144cm" svg:y="9.518cm" svg:viewBox="0 0 194 285" svg:d="M161 0c44 26 44 108 0 185-44 76-116 119-161 92">
          <text:p/>
        </draw:path>
        <draw:path draw:style-name="gr8" draw:text-style-name="P1" draw:layer="layout" svg:width="0.033cm" svg:height="0.073cm" svg:x="20.111cm" svg:y="9.722cm" svg:viewBox="0 0 34 74" svg:d="M34 74c-21-12-34-38-34-74">
          <text:p/>
        </draw:path>
        <draw:line draw:style-name="gr8" draw:text-style-name="P1" draw:layer="layout" svg:x1="21.185cm" svg:y1="3.979cm" svg:x2="18.017cm" svg:y2="5.808cm">
          <text:p/>
        </draw:line>
        <draw:line draw:style-name="gr8" draw:text-style-name="P1" draw:layer="layout" svg:x1="18.017cm" svg:y1="5.807cm" svg:x2="18.017cm" svg:y2="6.46cm">
          <text:p/>
        </draw:line>
        <draw:line draw:style-name="gr8" draw:text-style-name="P1" draw:layer="layout" svg:x1="18.017cm" svg:y1="6.461cm" svg:x2="21.185cm" svg:y2="4.632cm">
          <text:p/>
        </draw:line>
        <draw:line draw:style-name="gr8" draw:text-style-name="P1" draw:layer="layout" svg:x1="21.184cm" svg:y1="4.632cm" svg:x2="21.184cm" svg:y2="3.979cm">
          <text:p/>
        </draw:line>
        <draw:path draw:style-name="gr8" draw:text-style-name="P1" draw:layer="layout" svg:width="0.193cm" svg:height="0.211cm" svg:x="23.249cm" svg:y="2.998cm" svg:viewBox="0 0 194 212" svg:d="M0 212c0-53 28-116 71-162 42-44 91-61 123-43">
          <text:p/>
        </draw:path>
        <draw:path draw:style-name="gr8" draw:text-style-name="P1" draw:layer="layout" svg:width="0.193cm" svg:height="0.285cm" svg:x="23.282cm" svg:y="3.005cm" svg:viewBox="0 0 194 286" svg:d="M160 0c45 26 45 108 0 185-44 77-116 119-160 93">
          <text:p/>
        </draw:path>
        <draw:path draw:style-name="gr8" draw:text-style-name="P1" draw:layer="layout" svg:width="0.033cm" svg:height="0.073cm" svg:x="23.249cm" svg:y="3.209cm" svg:viewBox="0 0 34 74" svg:d="M34 74c-22-12-34-39-34-74">
          <text:p/>
        </draw:path>
        <draw:path draw:style-name="gr8" draw:text-style-name="P1" draw:layer="layout" svg:width="0.194cm" svg:height="0.212cm" svg:x="16.972cm" svg:y="6.622cm" svg:viewBox="0 0 195 213" svg:d="M0 213c0-53 28-117 70-161 44-46 92-63 125-44">
          <text:p/>
        </draw:path>
        <draw:path draw:style-name="gr8" draw:text-style-name="P1" draw:layer="layout" svg:width="0.193cm" svg:height="0.284cm" svg:x="17.006cm" svg:y="6.629cm" svg:viewBox="0 0 194 285" svg:d="M161 0c44 25 44 109 0 186-45 76-117 117-161 92">
          <text:p/>
        </draw:path>
        <draw:path draw:style-name="gr8" draw:text-style-name="P1" draw:layer="layout" svg:width="0.034cm" svg:height="0.073cm" svg:x="16.972cm" svg:y="6.833cm" svg:viewBox="0 0 35 74" svg:d="M35 74c-22-13-35-40-35-74">
          <text:p/>
        </draw:path>
        <draw:path draw:style-name="gr8" draw:text-style-name="P1" draw:layer="layout" svg:width="0.194cm" svg:height="0.212cm" svg:x="16.972cm" svg:y="11.323cm" svg:viewBox="0 0 195 213" svg:d="M0 213c0-54 28-118 70-162 44-45 92-62 125-43">
          <text:p/>
        </draw:path>
        <draw:path draw:style-name="gr8" draw:text-style-name="P1" draw:layer="layout" svg:width="0.193cm" svg:height="0.284cm" svg:x="17.006cm" svg:y="11.33cm" svg:viewBox="0 0 194 285" svg:d="M161 0c44 25 44 108 0 186-45 76-117 117-161 92">
          <text:p/>
        </draw:path>
        <draw:path draw:style-name="gr8" draw:text-style-name="P1" draw:layer="layout" svg:width="0.034cm" svg:height="0.073cm" svg:x="16.972cm" svg:y="11.534cm" svg:viewBox="0 0 35 74" svg:d="M35 74c-22-12-35-40-35-74">
          <text:p/>
        </draw:path>
        <draw:path draw:style-name="gr8" draw:text-style-name="P1" draw:layer="layout" svg:width="0.189cm" svg:height="0.328cm" svg:x="17.394cm" svg:y="10.148cm" svg:viewBox="0 0 190 329" svg:d="M0 329c0-121 85-269 190-329">
          <text:p/>
        </draw:path>
        <draw:path draw:style-name="gr8" draw:text-style-name="P1" draw:layer="layout" svg:width="0.379cm" svg:height="0.489cm" svg:x="17.394cm" svg:y="10.122cm" svg:viewBox="0 0 380 490" svg:d="M190 26c105-60 190-11 190 109 0 121-85 269-190 329-105 61-190 12-190-110">
          <text:p/>
        </draw:path>
        <draw:path draw:style-name="gr8" draw:text-style-name="P1" draw:layer="layout" svg:width="0.189cm" svg:height="0.328cm" svg:x="23.105cm" svg:y="6.851cm" svg:viewBox="0 0 190 329" svg:d="M0 329c0-121 86-269 190-329">
          <text:p/>
        </draw:path>
        <draw:path draw:style-name="gr8" draw:text-style-name="P1" draw:layer="layout" svg:width="0.379cm" svg:height="0.489cm" svg:x="23.105cm" svg:y="6.825cm" svg:viewBox="0 0 380 490" svg:d="M190 26c105-61 190-12 190 109 0 122-85 269-190 329-105 61-190 12-190-109">
          <text:p/>
        </draw:path>
        <draw:path draw:style-name="gr8" draw:text-style-name="P1" draw:layer="layout" svg:width="0.189cm" svg:height="0.328cm" svg:x="23.105cm" svg:y="5.023cm" svg:viewBox="0 0 190 329" svg:d="M0 329c0-121 86-269 190-329">
          <text:p/>
        </draw:path>
        <draw:path draw:style-name="gr8" draw:text-style-name="P1" draw:layer="layout" svg:width="0.379cm" svg:height="0.489cm" svg:x="23.105cm" svg:y="4.997cm" svg:viewBox="0 0 380 490" svg:d="M190 26c105-61 190-12 190 110 0 121-85 268-190 328s-190 11-190-109">
          <text:p/>
        </draw:path>
        <draw:path draw:style-name="gr8" draw:text-style-name="P1" draw:layer="layout" svg:width="0.069cm" svg:height="0.009cm" svg:x="17.552cm" svg:y="8.334cm" svg:viewBox="0 0 70 10" svg:d="M0 7c26-11 51-9 70 3">
          <text:p/>
        </draw:path>
        <draw:path draw:style-name="gr8" draw:text-style-name="P1" draw:layer="layout" svg:width="0.226cm" svg:height="0.335cm" svg:x="17.433cm" svg:y="8.343cm" svg:viewBox="0 0 227 336" svg:d="M189 0c51 30 51 127 0 218-52 90-137 139-189 109">
          <text:p/>
        </draw:path>
        <draw:path draw:style-name="gr8" draw:text-style-name="P1" draw:layer="layout" svg:width="0.037cm" svg:height="0.058cm" svg:x="17.396cm" svg:y="8.611cm" svg:viewBox="0 0 38 59" svg:d="M38 59c-19-11-33-31-38-59">
          <text:p/>
        </draw:path>
        <draw:line draw:style-name="gr8" draw:text-style-name="P1" draw:layer="layout" svg:x1="15.6cm" svg:y1="8.492cm" svg:x2="15.954cm" svg:y2="8.697cm">
          <text:p/>
        </draw:line>
        <draw:line draw:style-name="gr8" draw:text-style-name="P1" draw:layer="layout" svg:x1="15.6cm" svg:y1="12.05cm" svg:x2="15.6cm" svg:y2="8.492cm">
          <text:p/>
        </draw:line>
        <draw:path draw:style-name="gr8" draw:text-style-name="P1" draw:layer="layout" svg:width="0.033cm" svg:height="0.074cm" svg:x="15.6cm" svg:y="12.05cm" svg:viewBox="0 0 34 75" svg:d="M0 0c0 36 12 62 34 75">
          <text:p/>
        </draw:path>
        <draw:line draw:style-name="gr8" draw:text-style-name="P1" draw:layer="layout" svg:x1="15.6cm" svg:y1="8.493cm" svg:x2="16.209cm" svg:y2="8.141cm">
          <text:p/>
        </draw:line>
        <draw:line draw:style-name="gr8" draw:text-style-name="P1" draw:layer="layout" svg:x1="16.208cm" svg:y1="8.141cm" svg:x2="16.562cm" svg:y2="8.346cm">
          <text:p/>
        </draw:line>
        <draw:line draw:style-name="gr8" draw:text-style-name="P1" draw:layer="layout" svg:x1="16.208cm" svg:y1="8.141cm" svg:x2="16.208cm" svg:y2="6.868cm">
          <text:p/>
        </draw:line>
        <draw:path draw:style-name="gr8" draw:text-style-name="P1" draw:layer="layout" svg:width="0.565cm" svg:height="0.98cm" svg:x="16.208cm" svg:y="5.888cm" svg:viewBox="0 0 566 981" svg:d="M0 981c0-361 253-800 566-981">
          <text:p/>
        </draw:path>
        <draw:line draw:style-name="gr8" draw:text-style-name="P1" draw:layer="layout" svg:x1="23.064cm" svg:y1="6.207cm" svg:x2="23.588cm" svg:y2="6.51cm">
          <text:p/>
        </draw:line>
        <draw:line draw:style-name="gr8" draw:text-style-name="P1" draw:layer="layout" svg:x1="17.863cm" svg:y1="5.669cm" svg:x2="17.508cm" svg:y2="5.464cm">
          <text:p/>
        </draw:line>
        <draw:line draw:style-name="gr8" draw:text-style-name="P1" draw:layer="layout" svg:x1="16.773cm" svg:y1="5.889cm" svg:x2="17.509cm" svg:y2="5.464cm">
          <text:p/>
        </draw:line>
        <draw:line draw:style-name="gr8" draw:text-style-name="P1" draw:layer="layout" svg:x1="23.036cm" svg:y1="6.582cm" svg:x2="22.484cm" svg:y2="6.902cm">
          <text:p/>
        </draw:line>
        <draw:line draw:style-name="gr8" draw:text-style-name="P1" draw:layer="layout" svg:x1="23.036cm" svg:y1="6.583cm" svg:x2="22.724cm" svg:y2="6.403cm">
          <text:p/>
        </draw:line>
        <draw:line draw:style-name="gr8" draw:text-style-name="P1" draw:layer="layout" svg:x1="22.724cm" svg:y1="6.404cm" svg:x2="23.065cm" svg:y2="6.207cm">
          <text:p/>
        </draw:line>
        <draw:line draw:style-name="gr8" draw:text-style-name="P1" draw:layer="layout" svg:x1="17.508cm" svg:y1="5.465cm" svg:x2="18.075cm" svg:y2="4.485cm">
          <text:p/>
        </draw:line>
        <draw:line draw:style-name="gr8" draw:text-style-name="P1" draw:layer="layout" svg:x1="18.428cm" svg:y1="4.69cm" svg:x2="18.074cm" svg:y2="4.485cm">
          <text:p/>
        </draw:line>
        <draw:line draw:style-name="gr8" draw:text-style-name="P1" draw:layer="layout" svg:x1="18.074cm" svg:y1="4.486cm" svg:x2="23.121cm" svg:y2="1.571cm">
          <text:p/>
        </draw:line>
        <draw:path draw:style-name="gr8" draw:text-style-name="P1" draw:layer="layout" svg:width="0.08cm" svg:height="0.016cm" svg:x="23.12cm" svg:y="1.556cm" svg:viewBox="0 0 81 17" svg:d="M0 17c30-18 59-22 81-9">
          <text:p/>
        </draw:path>
        <draw:line draw:style-name="gr8" draw:text-style-name="P1" draw:layer="layout" svg:x1="21.537cm" svg:y1="5.407cm" svg:x2="21.537cm" svg:y2="6.468cm">
          <text:p/>
        </draw:line>
        <draw:line draw:style-name="gr8" draw:text-style-name="P1" draw:layer="layout" svg:x1="21.537cm" svg:y1="6.468cm" svg:x2="21.75cm" svg:y2="6.591cm">
          <text:p/>
        </draw:line>
        <draw:line draw:style-name="gr8" draw:text-style-name="P1" draw:layer="layout" svg:x1="21.538cm" svg:y1="6.468cm" svg:x2="21.466cm" svg:y2="6.51cm">
          <text:p/>
        </draw:line>
        <draw:line draw:style-name="gr8" draw:text-style-name="P1" draw:layer="layout" svg:x1="18.017cm" svg:y1="6.216cm" svg:x2="20.973cm" svg:y2="4.509cm">
          <text:p/>
        </draw:line>
        <draw:line draw:style-name="gr8" draw:text-style-name="P1" draw:layer="layout" svg:x1="20.972cm" svg:y1="4.509cm" svg:x2="21.185cm" svg:y2="4.633cm">
          <text:p/>
        </draw:line>
        <draw:line draw:style-name="gr8" draw:text-style-name="P1" draw:layer="layout" svg:x1="20.703cm" svg:y1="4.256cm" svg:x2="20.973cm" svg:y2="4.412cm">
          <text:p/>
        </draw:line>
        <draw:line draw:style-name="gr8" draw:text-style-name="P1" draw:layer="layout" svg:x1="20.972cm" svg:y1="4.509cm" svg:x2="20.972cm" svg:y2="4.411cm">
          <text:p/>
        </draw:line>
        <draw:path draw:style-name="gr8" draw:text-style-name="P1" draw:layer="layout" svg:width="0.069cm" svg:height="0.008cm" svg:x="17.552cm" svg:y="10.163cm" svg:viewBox="0 0 70 9" svg:d="M0 7c26-10 51-9 70 2">
          <text:p/>
        </draw:path>
        <draw:path draw:style-name="gr8" draw:text-style-name="P1" draw:layer="layout" svg:width="0.226cm" svg:height="0.335cm" svg:x="17.433cm" svg:y="10.171cm" svg:viewBox="0 0 227 336" svg:d="M189 0c51 31 51 128 0 218-52 90-137 140-189 109">
          <text:p/>
        </draw:path>
        <draw:path draw:style-name="gr8" draw:text-style-name="P1" draw:layer="layout" svg:width="0.037cm" svg:height="0.058cm" svg:x="17.396cm" svg:y="10.439cm" svg:viewBox="0 0 38 59" svg:d="M38 59c-19-11-33-31-38-59">
          <text:p/>
        </draw:path>
        <draw:path draw:style-name="gr8" draw:text-style-name="P1" draw:layer="layout" svg:width="0.069cm" svg:height="0.009cm" svg:x="23.263cm" svg:y="6.865cm" svg:viewBox="0 0 70 10" svg:d="M0 7c26-10 51-9 70 3">
          <text:p/>
        </draw:path>
        <draw:path draw:style-name="gr8" draw:text-style-name="P1" draw:layer="layout" svg:width="0.226cm" svg:height="0.335cm" svg:x="23.144cm" svg:y="6.874cm" svg:viewBox="0 0 227 336" svg:d="M189 0c51 30 51 127 0 217-52 91-136 140-189 110">
          <text:p/>
        </draw:path>
        <draw:path draw:style-name="gr8" draw:text-style-name="P1" draw:layer="layout" svg:width="0.037cm" svg:height="0.058cm" svg:x="23.107cm" svg:y="7.142cm" svg:viewBox="0 0 38 59" svg:d="M38 59c-20-11-33-31-38-59">
          <text:p/>
        </draw:path>
        <draw:path draw:style-name="gr8" draw:text-style-name="P1" draw:layer="layout" svg:width="0.069cm" svg:height="0.01cm" svg:x="23.263cm" svg:y="5.037cm" svg:viewBox="0 0 70 11" svg:d="M0 7c26-10 51-9 70 4">
          <text:p/>
        </draw:path>
        <draw:path draw:style-name="gr8" draw:text-style-name="P1" draw:layer="layout" svg:width="0.226cm" svg:height="0.334cm" svg:x="23.144cm" svg:y="5.046cm" svg:viewBox="0 0 227 335" svg:d="M189 0c51 30 51 127 0 218-52 90-136 138-189 108">
          <text:p/>
        </draw:path>
        <draw:path draw:style-name="gr8" draw:text-style-name="P1" draw:layer="layout" svg:width="0.037cm" svg:height="0.057cm" svg:x="23.107cm" svg:y="5.314cm" svg:viewBox="0 0 38 58" svg:d="M38 58c-20-10-33-30-38-58">
          <text:p/>
        </draw:path>
        <draw:path draw:style-name="gr8" draw:text-style-name="P1" draw:layer="layout" svg:width="0.082cm" svg:height="0.142cm" svg:x="17.415cm" svg:y="8.394cm" svg:viewBox="0 0 83 143" svg:d="M83 0c-14 52-44 105-83 143">
          <text:p/>
        </draw:path>
        <draw:line draw:style-name="gr8" draw:text-style-name="P1" draw:layer="layout" svg:x1="22.724cm" svg:y1="6.651cm" svg:x2="22.724cm" svg:y2="6.403cm">
          <text:p/>
        </draw:line>
        <draw:path draw:style-name="gr8" draw:text-style-name="P1" draw:layer="layout" svg:width="0.082cm" svg:height="0.142cm" svg:x="17.415cm" svg:y="10.222cm" svg:viewBox="0 0 83 143" svg:d="M83 0c-14 52-44 106-83 143">
          <text:p/>
        </draw:path>
        <draw:line draw:style-name="gr8" draw:text-style-name="P1" draw:layer="layout" svg:x1="22.822cm" svg:y1="6.707cm" svg:x2="22.724cm" svg:y2="6.651cm">
          <text:p/>
        </draw:line>
        <draw:line draw:style-name="gr8" draw:text-style-name="P1" draw:layer="layout" svg:x1="15.987cm" svg:y1="12.329cm" svg:x2="15.633cm" svg:y2="12.124cm">
          <text:p/>
        </draw:line>
        <draw:line draw:style-name="gr8" draw:text-style-name="P1" draw:layer="layout" svg:x1="23.555cm" svg:y1="1.768cm" svg:x2="23.2cm" svg:y2="1.563cm">
          <text:p/>
        </draw:line>
        <draw:line draw:style-name="gr8" draw:text-style-name="P1" draw:layer="layout" svg:x1="17.434cm" svg:y1="8.67cm" svg:x2="17.394cm" svg:y2="8.646cm">
          <text:p/>
        </draw:line>
        <draw:line draw:style-name="gr8" draw:text-style-name="P1" draw:layer="layout" svg:x1="17.434cm" svg:y1="10.498cm" svg:x2="17.394cm" svg:y2="10.474cm">
          <text:p/>
        </draw:line>
        <draw:line draw:style-name="gr8" draw:text-style-name="P1" draw:layer="layout" svg:x1="23.145cm" svg:y1="7.201cm" svg:x2="23.105cm" svg:y2="7.177cm">
          <text:p/>
        </draw:line>
        <draw:line draw:style-name="gr8" draw:text-style-name="P1" draw:layer="layout" svg:x1="23.145cm" svg:y1="5.372cm" svg:x2="23.105cm" svg:y2="5.349cm">
          <text:p/>
        </draw:line>
        <draw:path draw:style-name="gr6" draw:text-style-name="P3" draw:layer="layout" svg:width="7.987cm" svg:height="10.779cm" svg:x="3.587cm" svg:y="2.565cm" svg:viewBox="0 0 7988 10780" svg:d="M3005 9655c-29-16-45-53-45-100 0-73 38-160 96-222 58-61 125-84 169-58 61 35 61 148 0 253-60 106-159 162-220 127-29-16-45-53-45-100 0-73 38-160 96-222 58-61 125-84 169-58 61 35 61 148 0 253-60 106-159 162-220 127l-28-16c-16-9-28-24-36-44-6-16-9-35-9-57 0-58 24-128 66-186 42-57 95-96 143-103 21-3 40 0 56 9l28 17-28-17c-16-9-35-12-56-9l-26-15 4760-2746c62-36 113-123 113-195v-1339l-1103 637v-245-735l1103-636v-3690c0-35-12-61-33-73l-353-204c-22-13-50-10-80 7l-5047 2915-565 979-736 425c-312 180-565 619-565 979v1273l-609 351 354 204v3559c0 34 11 61 33 73l-354-204c-21-12-33-39-33-73v-3559 3559c0 34 12 61 33 73l354 204c22 12 51 9 81-8l2348-1356c7-31 19-64 37-95l-869-502 869 502c58-100 150-153 208-120l28 16c9 6 18 13 24 23l2 1-24-14c-41-23-101-2-154 54-53 55-87 135-87 201 0 43 14 76 41 91l22 13c-11-1-22-4-31-9l-29-17c-27-16-43-50-43-95 0-15 2-32 6-49 7-31 19-64 37-95 58-100 150-153 208-120l28 16c9 6 18 13 24 23l2 1 4760-2746c62-36 113-123 113-195v-1339l-523-302-339 196v248l96 56-337 194v-735l1103-636v-3690c0-35-12-61-33-73-21-13-50-10-80 7l-5047 2915-565 980-735 424c-312 180-566 619-566 979v1273l-608 351v3559c0 34 11 61 33 73s51 9 81-8l2348-1356c-4 17-6 34-6 49 0 45 16 79 43 95l29 17c-28-16-43-50-43-95 0-69 35-151 90-209s118-80 160-56c-42-24-105-2-160 56s-90 140-90 209c0 45 15 79 43 95 9 5 20 8 31 9l28 16c8 20 20 35 36 44z">
          <text:p/>
        </draw:path>
        <draw:polygon draw:style-name="gr7" draw:text-style-name="P1" draw:layer="layout" svg:width="0cm" svg:height="0cm" svg:x="8.108cm" svg:y="8.21cm" svg:viewBox="0 0 0 0" draw:points="0,0">
          <text:p/>
        </draw:polygon>
        <draw:path draw:style-name="gr6" draw:text-style-name="P3" draw:layer="layout" svg:width="5.48cm" svg:height="3.133cm" svg:x="6.061cm" svg:y="2.565cm" svg:viewBox="0 0 5481 3134" svg:d="M5401 219c30-17 59-20 80-7l-353-204c-22-13-50-10-80 7l-5048 2915 353 204z">
          <text:p/>
        </draw:path>
        <draw:polygon draw:style-name="gr7" draw:text-style-name="P1" draw:layer="layout" svg:width="0cm" svg:height="0cm" svg:x="8.108cm" svg:y="8.21cm" svg:viewBox="0 0 0 0" draw:points="0,0">
          <text:p/>
        </draw:polygon>
        <draw:polygon draw:style-name="gr6" draw:text-style-name="P3" draw:layer="layout" svg:width="3.167cm" svg:height="2.481cm" svg:x="6.004cm" svg:y="4.988cm" svg:viewBox="0 0 3168 2482" draw:points="3168,653 3168,0 2687,278 0,1829 0,2237 0,2482">
          <text:p/>
        </draw:polygon>
        <draw:polygon draw:style-name="gr7" draw:text-style-name="P1" draw:layer="layout" svg:width="0cm" svg:height="0cm" svg:x="8.108cm" svg:y="8.21cm" svg:viewBox="0 0 0 0" draw:points="0,0">
          <text:p/>
        </draw:polygon>
        <draw:path draw:style-name="gr6" draw:text-style-name="P3" draw:layer="layout" svg:width="1.654cm" svg:height="2.881cm" svg:x="4.195cm" svg:y="6.473cm" svg:viewBox="0 0 1655 2882" svg:d="M1655 205l-354-205-736 425c-312 180-565 620-565 980v1273l353 204v-1273c0-360 254-799 566-980z">
          <text:p/>
        </draw:path>
        <draw:polygon draw:style-name="gr7" draw:text-style-name="P1" draw:layer="layout" svg:width="0cm" svg:height="0cm" svg:x="8.108cm" svg:y="8.21cm" svg:viewBox="0 0 0 0" draw:points="0,0">
          <text:p/>
        </draw:polygon>
        <draw:polygon draw:style-name="gr6" draw:text-style-name="P3" draw:layer="layout" svg:width="2.955cm" svg:height="1.958cm" svg:x="6.004cm" svg:y="5.266cm" svg:viewBox="0 0 2956 1959" draw:points="2687,0 0,1550 0,1959 2956,253 2956,155">
          <text:p/>
        </draw:polygon>
        <draw:polygon draw:style-name="gr7" draw:text-style-name="P1" draw:layer="layout" svg:width="0cm" svg:height="0cm" svg:x="8.108cm" svg:y="8.21cm" svg:viewBox="0 0 0 0" draw:points="0,0">
          <text:p/>
        </draw:polygon>
        <draw:polygon draw:style-name="gr6" draw:text-style-name="P3" draw:layer="layout" svg:width="3.167cm" svg:height="1.95cm" svg:x="6.004cm" svg:y="5.519cm" svg:viewBox="0 0 3168 1951" draw:points="0,1706 2956,0 3168,122 0,1951">
          <text:p/>
        </draw:polygon>
        <draw:polygon draw:style-name="gr7" draw:text-style-name="P1" draw:layer="layout" svg:width="0cm" svg:height="0cm" svg:x="8.108cm" svg:y="8.21cm" svg:viewBox="0 0 0 0" draw:points="0,0">
          <text:p/>
        </draw:polygon>
        <draw:polygon draw:style-name="gr6" draw:text-style-name="P3" draw:layer="layout" svg:width="0.918cm" svg:height="1.184cm" svg:x="5.496cm" svg:y="5.494cm" svg:viewBox="0 0 919 1185" draw:points="919,204 566,0 0,979 353,1185">
          <text:p/>
        </draw:polygon>
        <draw:polygon draw:style-name="gr7" draw:text-style-name="P1" draw:layer="layout" svg:width="0cm" svg:height="0cm" svg:x="8.108cm" svg:y="8.21cm" svg:viewBox="0 0 0 0" draw:points="0,0">
          <text:p/>
        </draw:polygon>
        <draw:polygon draw:style-name="gr6" draw:text-style-name="P3" draw:layer="layout" svg:width="0.282cm" svg:height="1.469cm" svg:x="9.454cm" svg:y="6.294cm" svg:viewBox="0 0 283 1470" draw:points="283,0 283,1307 0,1470 0,1225 0,163 70,122">
          <text:p/>
        </draw:polygon>
        <draw:polygon draw:style-name="gr7" draw:text-style-name="P1" draw:layer="layout" svg:width="0cm" svg:height="0cm" svg:x="8.108cm" svg:y="8.21cm" svg:viewBox="0 0 0 0" draw:points="0,0">
          <text:p/>
        </draw:polygon>
        <draw:polygon draw:style-name="gr6" draw:text-style-name="P3" draw:layer="layout" svg:width="1.103cm" svg:height="0.939cm" svg:x="10.471cm" svg:y="7.216cm" svg:viewBox="0 0 1104 940" draw:points="552,376 241,196 580,0 1104,302 0,940 0,694 337,500">
          <text:p/>
        </draw:polygon>
        <draw:polygon draw:style-name="gr7" draw:text-style-name="P1" draw:layer="layout" svg:width="0cm" svg:height="0cm" svg:x="8.108cm" svg:y="8.21cm" svg:viewBox="0 0 0 0" draw:points="0,0">
          <text:p/>
        </draw:polygon>
        <draw:polygon draw:style-name="gr6" draw:text-style-name="P3" draw:layer="layout" svg:width="0.212cm" svg:height="1.306cm" svg:x="9.524cm" svg:y="6.294cm" svg:viewBox="0 0 213 1307" draw:points="0,122 213,0 213,1307 0,1184">
          <text:p/>
        </draw:polygon>
        <draw:polygon draw:style-name="gr7" draw:text-style-name="P1" draw:layer="layout" svg:width="0cm" svg:height="0cm" svg:x="8.108cm" svg:y="8.21cm" svg:viewBox="0 0 0 0" draw:points="0,0">
          <text:p/>
        </draw:polygon>
        <draw:polygon draw:style-name="gr6" draw:text-style-name="P3" draw:layer="layout" svg:width="0.961cm" svg:height="0.555cm" svg:x="3.587cm" svg:y="9.15cm" svg:viewBox="0 0 962 556" draw:points="0,351 608,0 962,204 354,556">
          <text:p/>
        </draw:polygon>
        <draw:polygon draw:style-name="gr7" draw:text-style-name="P1" draw:layer="layout" svg:width="0cm" svg:height="0cm" svg:x="8.108cm" svg:y="8.21cm" svg:viewBox="0 0 0 0" draw:points="0,0">
          <text:p/>
        </draw:polygon>
        <draw:polygon draw:style-name="gr6" draw:text-style-name="P3" draw:layer="layout" svg:width="0.481cm" svg:height="0.653cm" svg:x="8.69cm" svg:y="4.988cm" svg:viewBox="0 0 482 654" draw:points="270,531 482,654 482,0 0,278 270,433">
          <text:p/>
        </draw:polygon>
        <draw:polygon draw:style-name="gr7" draw:text-style-name="P1" draw:layer="layout" svg:width="0cm" svg:height="0cm" svg:x="8.108cm" svg:y="8.21cm" svg:viewBox="0 0 0 0" draw:points="0,0">
          <text:p/>
        </draw:polygon>
        <draw:path draw:style-name="gr6" draw:text-style-name="P3" draw:layer="layout" svg:width="1.287cm" svg:height="0.853cm" svg:x="5.57cm" svg:y="9.548cm" svg:viewBox="0 0 1288 854" svg:d="M1242 463c61 35 61 149 0 254-60 105-159 162-220 127l-28-16c-16-9-28-24-36-44-6-16-9-35-9-57 0-59 24-128 66-186 42-57 95-96 143-103 21-3 40 0 56 9-16-9-35-12-56-9l-28-16-22-13c-41-23-101-2-154 53-53 56-87 136-87 202 0 43 14 76 41 91l22 13c-11-1-22-4-31-10l-29-16c-27-16-43-50-43-95s16-97 43-144l-870-503 870 503c58-100 150-153 208-120l28 16c9 5 18 13 24 23-6-10-15-18-24-23l-28-16c-58-33-150 20-208 120-27 47-43 99-43 144s16 79 43 95l29 16c-28-15-43-50-43-95 0-68 35-151 90-208 55-58 118-80 160-56-42-24-105-2-160 56-55 57-90 140-90 208 0 45 15 80 43 95 9 6 20 9 31 10l28 16c8 20 20 35 36 44l28 16c-29-17-45-53-45-100 0-73 38-160 96-222 58-61 125-84 169-59 61 35 61 149 0 254-60 105-159 162-220 127-29-17-45-53-45-100 0-73 38-160 96-222 58-61 125-84 169-59l-28-16z">
          <text:p/>
        </draw:path>
        <draw:polygon draw:style-name="gr7" draw:text-style-name="P1" draw:layer="layout" svg:width="0cm" svg:height="0cm" svg:x="8.108cm" svg:y="8.21cm" svg:viewBox="0 0 0 0" draw:points="0,0">
          <text:p/>
        </draw:polygon>
        <draw:path draw:style-name="gr6" draw:text-style-name="P3" draw:layer="layout" svg:width="1.287cm" svg:height="0.853cm" svg:x="11.281cm" svg:y="6.251cm" svg:viewBox="0 0 1288 854" svg:d="M1242 463c61 35 61 149 0 254-60 105-159 162-220 127l-28-16c-16-9-28-24-36-44-6-16-9-36-9-57 0-59 24-128 66-186s95-96 143-103c21-3 40 0 56 9-16-9-35-12-56-9l-28-17-22-12c-41-24-101-3-154 53-54 56-88 135-88 201 0 44 14 77 41 92l22 13c-11-1-22-4-31-10l-29-16c-27-16-43-50-43-95s16-97 43-145l-869-502 869 502c58-99 151-153 209-120l28 17c9 5 17 13 24 22-7-9-15-17-24-22l-28-17c-58-33-151 21-209 120-27 48-43 100-43 145s16 79 43 95l29 16c-28-16-43-50-43-95 0-68 35-151 91-209 55-57 118-79 160-55-42-24-105-2-160 55-56 58-91 141-91 209 0 45 15 79 43 95 9 6 20 9 31 10l29 16c8 20 20 35 36 44l28 16c-29-17-45-53-45-101 0-72 38-160 96-221s125-85 169-59c61 35 61 149 0 254-60 105-159 162-220 127-29-17-45-53-45-101 0-72 38-160 96-221s125-85 169-59l-28-16z">
          <text:p/>
        </draw:path>
        <draw:polygon draw:style-name="gr7" draw:text-style-name="P1" draw:layer="layout" svg:width="0cm" svg:height="0cm" svg:x="8.108cm" svg:y="8.21cm" svg:viewBox="0 0 0 0" draw:points="0,0">
          <text:p/>
        </draw:polygon>
        <draw:path draw:style-name="gr6" draw:text-style-name="P3" draw:layer="layout" svg:width="1.287cm" svg:height="0.854cm" svg:x="11.281cm" svg:y="8.079cm" svg:viewBox="0 0 1288 855" svg:d="M1242 463c61 35 61 149 0 254-60 105-159 163-220 127l-28-16c-16-9-28-24-36-44 8 20 20 35 36 44l28 16c-29-17-45-53-45-100 0-73 38-160 96-222 58-61 125-84 169-59 61 35 61 149 0 254-60 105-159 163-220 127-29-17-45-53-45-100 0-73 38-160 96-222 58-61 125-84 169-59l-28-16c-16-9-35-12-56-9l-28-16-22-13c-41-24-101-2-154 53-54 56-88 136-88 202 0 43 14 76 41 91l22 13c-11-1-22-4-31-10l-29-16c-27-16-43-50-43-95s16-97 43-145c58-99 151-152 209-119l28 16c9 5 17 13 24 23-7-10-15-18-24-23l-28-16c-58-33-151 20-209 119l-869-502 869 502c-27 48-43 100-43 145s16 79 43 95l29 16c-28-16-43-50-43-95 0-68 35-151 91-208 55-58 118-80 160-56-42-24-105-2-160 56-56 57-91 140-91 208 0 45 15 79 43 95 9 6 20 9 31 10l29 16c-6-16-9-35-9-57 0-59 24-128 66-186 42-57 95-96 143-103 21-3 40 0 56 9z">
          <text:p/>
        </draw:path>
        <draw:polygon draw:style-name="gr7" draw:text-style-name="P1" draw:layer="layout" svg:width="0cm" svg:height="0cm" svg:x="8.108cm" svg:y="8.21cm" svg:viewBox="0 0 0 0" draw:points="0,0">
          <text:p/>
        </draw:polygon>
        <draw:path draw:style-name="gr6" draw:text-style-name="P3" draw:layer="layout" svg:width="0.379cm" svg:height="0.489cm" svg:x="5.381cm" svg:y="11.132cm" svg:viewBox="0 0 380 490" svg:d="M160 47c10-8 20-15 30-21 105-60 190-11 190 110s-85 268-190 329c-105 60-190 11-190-110v-1c0-12 1-24 3-37 3-24 9-49 18-75 18-51 47-100 83-142 17-20 36-38 56-53z">
          <text:p/>
        </draw:path>
        <draw:polygon draw:style-name="gr7" draw:text-style-name="P1" draw:layer="layout" svg:width="0cm" svg:height="0cm" svg:x="8.108cm" svg:y="8.21cm" svg:viewBox="0 0 0 0" draw:points="0,0">
          <text:p/>
        </draw:polygon>
        <draw:path draw:style-name="gr6" draw:text-style-name="P3" draw:layer="layout" svg:width="0.379cm" svg:height="0.489cm" svg:x="5.381cm" svg:y="9.303cm" svg:viewBox="0 0 380 490" svg:d="M0 354c0-12 1-24 3-36 3-24 9-49 18-75 18-52 47-102 83-143 17-20 36-38 56-53 10-8 20-15 30-21 105-60 190-11 190 110s-85 268-190 329c-105 60-190 11-190-110z">
          <text:p/>
        </draw:path>
        <draw:polygon draw:style-name="gr7" draw:text-style-name="P1" draw:layer="layout" svg:width="0cm" svg:height="0cm" svg:x="8.108cm" svg:y="8.21cm" svg:viewBox="0 0 0 0" draw:points="0,0">
          <text:p/>
        </draw:polygon>
        <draw:path draw:style-name="gr6" draw:text-style-name="P3" draw:layer="layout" svg:width="0.379cm" svg:height="0.489cm" svg:x="11.092cm" svg:y="7.834cm" svg:viewBox="0 0 380 490" svg:d="M160 47c10-8 20-15 30-21 105-60 190-11 190 109 0 122-85 269-190 330-104 60-190 11-190-110 0 0 0-1 0-2 0-11 1-23 3-35 13-101 77-210 157-271z">
          <text:p/>
        </draw:path>
        <draw:polygon draw:style-name="gr7" draw:text-style-name="P1" draw:layer="layout" svg:width="0cm" svg:height="0cm" svg:x="8.108cm" svg:y="8.21cm" svg:viewBox="0 0 0 0" draw:points="0,0">
          <text:p/>
        </draw:polygon>
        <draw:path draw:style-name="gr6" draw:text-style-name="P3" draw:layer="layout" svg:width="0.379cm" svg:height="0.489cm" svg:x="11.092cm" svg:y="6.006cm" svg:viewBox="0 0 380 490" svg:d="M0 353c0-11 1-23 3-35 13-100 77-209 157-271 10-8 20-15 30-21 105-60 190-11 190 110s-85 268-190 328c-104 61-190 12-190-109 0-1 0-1 0-2z">
          <text:p/>
        </draw:path>
        <draw:polygon draw:style-name="gr7" draw:text-style-name="P1" draw:layer="layout" svg:width="0cm" svg:height="0cm" svg:x="8.108cm" svg:y="8.21cm" svg:viewBox="0 0 0 0" draw:points="0,0">
          <text:p/>
        </draw:polygon>
        <draw:polygon draw:style-name="gr6" draw:text-style-name="P3" draw:layer="layout" svg:width="0.07cm" svg:height="1.102cm" svg:x="9.454cm" svg:y="6.416cm" svg:viewBox="0 0 71 1103" draw:points="71,0 71,1062 0,1103 0,41">
          <text:p/>
        </draw:polygon>
        <draw:polygon draw:style-name="gr7" draw:text-style-name="P1" draw:layer="layout" svg:width="0cm" svg:height="0cm" svg:x="8.108cm" svg:y="8.21cm" svg:viewBox="0 0 0 0" draw:points="0,0">
          <text:p/>
        </draw:polygon>
        <draw:polygon draw:style-name="gr6" draw:text-style-name="P3" draw:layer="layout" svg:width="0.311cm" svg:height="0.304cm" svg:x="10.712cm" svg:y="7.412cm" svg:viewBox="0 0 312 305" draw:points="312,181 96,305 0,249 0,0">
          <text:p/>
        </draw:polygon>
        <draw:polygon draw:style-name="gr7" draw:text-style-name="P1" draw:layer="layout" svg:width="0cm" svg:height="0cm" svg:x="8.108cm" svg:y="8.21cm" svg:viewBox="0 0 0 0" draw:points="0,0">
          <text:p/>
        </draw:polygon>
        <draw:path draw:style-name="gr6" draw:text-style-name="P3" draw:layer="layout" svg:width="0.226cm" svg:height="0.292cm" svg:x="4.96cm" svg:y="12.332cm" svg:viewBox="0 0 227 293" svg:d="M194 7c44 26 44 110 0 186-44 77-117 118-161 92-21-12-33-38-33-73 0-53 27-116 70-161 42-45 91-62 124-44z">
          <text:p/>
        </draw:path>
        <draw:polygon draw:style-name="gr7" draw:text-style-name="P1" draw:layer="layout" svg:width="0cm" svg:height="0cm" svg:x="8.108cm" svg:y="8.21cm" svg:viewBox="0 0 0 0" draw:points="0,0">
          <text:p/>
        </draw:polygon>
        <draw:path draw:style-name="gr6" draw:text-style-name="P3" draw:layer="layout" svg:width="0.226cm" svg:height="0.292cm" svg:x="11.236cm" svg:y="4.007cm" svg:viewBox="0 0 227 293" svg:d="M194 8c44 25 44 108 0 184-45 78-117 119-161 94-21-13-33-39-33-75 0-52 28-116 70-160 42-45 91-62 124-43z">
          <text:p/>
        </draw:path>
        <draw:polygon draw:style-name="gr7" draw:text-style-name="P1" draw:layer="layout" svg:width="0cm" svg:height="0cm" svg:x="8.108cm" svg:y="8.21cm" svg:viewBox="0 0 0 0" draw:points="0,0">
          <text:p/>
        </draw:polygon>
        <draw:path draw:style-name="gr6" draw:text-style-name="P3" draw:layer="layout" svg:width="0.226cm" svg:height="0.292cm" svg:x="11.236cm" svg:y="8.708cm" svg:viewBox="0 0 227 293" svg:d="M194 8c44 25 44 108 0 185-45 77-117 118-161 93-21-13-33-39-33-74 0-53 28-117 70-161 42-45 91-62 124-43z">
          <text:p/>
        </draw:path>
        <draw:polygon draw:style-name="gr7" draw:text-style-name="P1" draw:layer="layout" svg:width="0cm" svg:height="0cm" svg:x="8.108cm" svg:y="8.21cm" svg:viewBox="0 0 0 0" draw:points="0,0">
          <text:p/>
        </draw:polygon>
        <draw:path draw:style-name="gr6" draw:text-style-name="P3" draw:layer="layout" svg:width="0.226cm" svg:height="0.292cm" svg:x="4.96cm" svg:y="7.631cm" svg:viewBox="0 0 227 293" svg:d="M194 7c44 26 44 110 0 186-44 77-117 118-161 92-21-12-33-38-33-73 0-53 27-116 70-162 42-44 91-61 124-43z">
          <text:p/>
        </draw:path>
        <draw:polygon draw:style-name="gr7" draw:text-style-name="P1" draw:layer="layout" svg:width="0cm" svg:height="0cm" svg:x="8.108cm" svg:y="8.21cm" svg:viewBox="0 0 0 0" draw:points="0,0">
          <text:p/>
        </draw:polygon>
        <draw:path draw:style-name="gr6" draw:text-style-name="P3" draw:layer="layout" svg:width="0.226cm" svg:height="0.292cm" svg:x="8.098cm" svg:y="10.52cm" svg:viewBox="0 0 227 293" svg:d="M194 8c44 25 44 109 0 185-45 77-117 118-161 93-21-13-33-39-33-74 0-53 28-117 70-162 42-44 92-61 124-42z">
          <text:p/>
        </draw:path>
        <draw:polygon draw:style-name="gr7" draw:text-style-name="P1" draw:layer="layout" svg:width="0cm" svg:height="0cm" svg:x="8.108cm" svg:y="8.21cm" svg:viewBox="0 0 0 0" draw:points="0,0">
          <text:p/>
        </draw:polygon>
        <draw:polygon draw:style-name="gr6" draw:text-style-name="P3" draw:layer="layout" svg:width="0.282cm" svg:height="0.286cm" svg:x="9.454cm" svg:y="7.477cm" svg:viewBox="0 0 283 287" draw:points="70,0 283,124 0,287 0,41">
          <text:p/>
        </draw:polygon>
        <draw:polygon draw:style-name="gr7" draw:text-style-name="P1" draw:layer="layout" svg:width="0cm" svg:height="0cm" svg:x="8.108cm" svg:y="8.21cm" svg:viewBox="0 0 0 0" draw:points="0,0">
          <text:p/>
        </draw:polygon>
        <draw:path draw:style-name="gr6" draw:text-style-name="P3" draw:layer="layout" svg:width="0.291cm" svg:height="0.384cm" svg:x="6.436cm" svg:y="11.775cm" svg:viewBox="0 0 292 385" svg:d="M91 385c-6-16-9-35-9-57 0-59 24-129 67-187 42-57 95-96 143-103l-26-15-24-14c-41-23-101-2-155 54-53 55-87 135-87 201 0 43 14 77 41 92l22 13z">
          <text:p/>
        </draw:path>
        <draw:polygon draw:style-name="gr7" draw:text-style-name="P1" draw:layer="layout" svg:width="0cm" svg:height="0cm" svg:x="8.108cm" svg:y="8.21cm" svg:viewBox="0 0 0 0" draw:points="0,0">
          <text:p/>
        </draw:polygon>
        <draw:path draw:style-name="gr6" draw:text-style-name="P3" draw:layer="layout" svg:width="0.291cm" svg:height="0.385cm" svg:x="12.147cm" svg:y="6.649cm" svg:viewBox="0 0 292 386" svg:d="M91 386c-6-16-9-36-9-57 0-59 24-128 66-186s96-97 144-104l-28-17-22-12c-42-24-102-3-155 53-53 57-87 136-87 202 0 44 14 77 41 92l22 13z">
          <text:p/>
        </draw:path>
        <draw:polygon draw:style-name="gr7" draw:text-style-name="P1" draw:layer="layout" svg:width="0cm" svg:height="0cm" svg:x="8.108cm" svg:y="8.21cm" svg:viewBox="0 0 0 0" draw:points="0,0">
          <text:p/>
        </draw:polygon>
        <draw:path draw:style-name="gr6" draw:text-style-name="P3" draw:layer="layout" svg:width="0.291cm" svg:height="0.385cm" svg:x="12.147cm" svg:y="8.477cm" svg:viewBox="0 0 292 386" svg:d="M91 386c-6-16-9-35-9-57 0-59 24-128 66-187 42-57 96-96 144-103l-28-16-22-13c-42-24-102-2-155 53-53 56-87 137-87 203 0 43 14 76 41 91l22 13z">
          <text:p/>
        </draw:path>
        <draw:polygon draw:style-name="gr7" draw:text-style-name="P1" draw:layer="layout" svg:width="0cm" svg:height="0cm" svg:x="8.108cm" svg:y="8.21cm" svg:viewBox="0 0 0 0" draw:points="0,0">
          <text:p/>
        </draw:polygon>
        <draw:path draw:style-name="gr6" draw:text-style-name="P3" draw:layer="layout" svg:width="0.291cm" svg:height="0.384cm" svg:x="6.436cm" svg:y="9.947cm" svg:viewBox="0 0 292 385" svg:d="M91 385c-6-16-9-35-9-57 0-59 24-129 67-187 42-57 95-96 143-103l-28-16-22-13c-41-23-101-2-155 53-53 56-87 136-87 203 0 43 14 76 41 91l22 13z">
          <text:p/>
        </draw:path>
        <draw:polygon draw:style-name="gr7" draw:text-style-name="P1" draw:layer="layout" svg:width="0cm" svg:height="0cm" svg:x="8.108cm" svg:y="8.21cm" svg:viewBox="0 0 0 0" draw:points="0,0">
          <text:p/>
        </draw:polygon>
        <draw:path draw:style-name="gr6" draw:text-style-name="P3" draw:layer="layout" svg:width="0.169cm" svg:height="0.219cm" svg:x="6.617cm" svg:y="11.919cm" svg:viewBox="0 0 170 220" svg:d="M145 5c33 20 33 82 0 140-33 57-88 88-121 69-16-9-24-29-24-55s8-56 24-84l61 35-61-35c33-57 88-89 121-70z">
          <text:p/>
        </draw:path>
        <draw:polygon draw:style-name="gr7" draw:text-style-name="P1" draw:layer="layout" svg:width="0cm" svg:height="0cm" svg:x="8.108cm" svg:y="8.21cm" svg:viewBox="0 0 0 0" draw:points="0,0">
          <text:p/>
        </draw:polygon>
        <draw:path draw:style-name="gr6" draw:text-style-name="P3" draw:layer="layout" svg:width="0.169cm" svg:height="0.219cm" svg:x="6.617cm" svg:y="11.919cm" svg:viewBox="0 0 170 220" svg:d="M145 5c33 20 33 82 0 140-33 57-88 88-121 69-16-9-24-29-24-55s8-56 24-84c33-57 88-89 121-70z">
          <text:p/>
        </draw:path>
        <draw:polygon draw:style-name="gr7" draw:text-style-name="P1" draw:layer="layout" svg:width="0cm" svg:height="0cm" svg:x="8.108cm" svg:y="8.21cm" svg:viewBox="0 0 0 0" draw:points="0,0">
          <text:p/>
        </draw:polygon>
        <draw:path draw:style-name="gr6" draw:text-style-name="P3" draw:layer="layout" svg:width="0.17cm" svg:height="0.219cm" svg:x="12.327cm" svg:y="8.622cm" svg:viewBox="0 0 171 220" svg:d="M25 76c33-58 88-89 121-70s33 82 0 139c-33 58-88 89-121 70-16-10-25-29-25-55s9-56 25-84l60 35z">
          <text:p/>
        </draw:path>
        <draw:polygon draw:style-name="gr7" draw:text-style-name="P1" draw:layer="layout" svg:width="0cm" svg:height="0cm" svg:x="8.108cm" svg:y="8.21cm" svg:viewBox="0 0 0 0" draw:points="0,0">
          <text:p/>
        </draw:polygon>
        <draw:path draw:style-name="gr6" draw:text-style-name="P3" draw:layer="layout" svg:width="0.17cm" svg:height="0.219cm" svg:x="12.327cm" svg:y="8.622cm" svg:viewBox="0 0 171 220" svg:d="M146 6c33 19 33 82 0 139-33 58-88 89-121 70-16-10-25-29-25-55s9-56 25-84c33-58 88-89 121-70z">
          <text:p/>
        </draw:path>
        <draw:polygon draw:style-name="gr7" draw:text-style-name="P1" draw:layer="layout" svg:width="0cm" svg:height="0cm" svg:x="8.108cm" svg:y="8.21cm" svg:viewBox="0 0 0 0" draw:points="0,0">
          <text:p/>
        </draw:polygon>
        <draw:path draw:style-name="gr6" draw:text-style-name="P3" draw:layer="layout" svg:width="0.17cm" svg:height="0.219cm" svg:x="12.327cm" svg:y="6.794cm" svg:viewBox="0 0 171 220" svg:d="M146 6c33 19 33 81 0 139s-88 89-121 69c-16-9-25-28-25-54s9-57 25-85l60 36-60-36c33-57 88-88 121-69z">
          <text:p/>
        </draw:path>
        <draw:polygon draw:style-name="gr7" draw:text-style-name="P1" draw:layer="layout" svg:width="0cm" svg:height="0cm" svg:x="8.108cm" svg:y="8.21cm" svg:viewBox="0 0 0 0" draw:points="0,0">
          <text:p/>
        </draw:polygon>
        <draw:path draw:style-name="gr6" draw:text-style-name="P3" draw:layer="layout" svg:width="0.17cm" svg:height="0.219cm" svg:x="12.327cm" svg:y="6.794cm" svg:viewBox="0 0 171 220" svg:d="M146 6c33 19 33 81 0 139s-88 89-121 69c-16-9-25-28-25-54s9-57 25-85c33-57 88-88 121-69z">
          <text:p/>
        </draw:path>
        <draw:polygon draw:style-name="gr7" draw:text-style-name="P1" draw:layer="layout" svg:width="0cm" svg:height="0cm" svg:x="8.108cm" svg:y="8.21cm" svg:viewBox="0 0 0 0" draw:points="0,0">
          <text:p/>
        </draw:polygon>
        <draw:path draw:style-name="gr6" draw:text-style-name="P3" draw:layer="layout" svg:width="0.169cm" svg:height="0.219cm" svg:x="6.617cm" svg:y="10.091cm" svg:viewBox="0 0 170 220" svg:d="M145 6c33 19 33 81 0 139s-88 89-121 70c-16-9-24-29-24-55s8-56 24-85c33-57 88-88 121-69z">
          <text:p/>
        </draw:path>
        <draw:polygon draw:style-name="gr7" draw:text-style-name="P1" draw:layer="layout" svg:width="0cm" svg:height="0cm" svg:x="8.108cm" svg:y="8.21cm" svg:viewBox="0 0 0 0" draw:points="0,0">
          <text:p/>
        </draw:polygon>
        <draw:path draw:style-name="gr6" draw:text-style-name="P3" draw:layer="layout" svg:width="0.169cm" svg:height="0.219cm" svg:x="6.617cm" svg:y="10.091cm" svg:viewBox="0 0 170 220" svg:d="M145 6c33 19 33 81 0 139s-88 89-121 70c-16-9-24-29-24-55s8-56 24-85l61 36-61-36c33-57 88-88 121-69z">
          <text:p/>
        </draw:path>
        <draw:polygon draw:style-name="gr7" draw:text-style-name="P1" draw:layer="layout" svg:width="0cm" svg:height="0cm" svg:x="8.108cm" svg:y="8.21cm" svg:viewBox="0 0 0 0" draw:points="0,0">
          <text:p/>
        </draw:polygon>
        <draw:path draw:style-name="gr6" draw:text-style-name="P3" draw:layer="layout" svg:width="0.379cm" svg:height="0.489cm" svg:x="5.381cm" svg:y="9.303cm" svg:viewBox="0 0 380 490" svg:d="M104 100c17-20 36-38 56-53 26-9 49-8 68 3 52 29 52 127 0 218-52 89-137 138-189 108-19-11-31-31-36-58-2 12-3 24-3 36l39 22-39-22 39 22-39-21v-1l190-328c105-60 190-11 190 110s-85 268-190 329c-105 60-190 11-190-110l160-308c10-8 20-15 30-21l-30 21c26-9 49-8 68 3 52 29 52 127 0 218-52 89-137 138-189 108-19-11-31-31-36-58 3-24 9-49 18-75 38-38 69-91 83-143z">
          <text:p/>
        </draw:path>
        <draw:polygon draw:style-name="gr7" draw:text-style-name="P1" draw:layer="layout" svg:width="0cm" svg:height="0cm" svg:x="8.108cm" svg:y="8.21cm" svg:viewBox="0 0 0 0" draw:points="0,0">
          <text:p/>
        </draw:polygon>
        <draw:path draw:style-name="gr6" draw:text-style-name="P3" draw:layer="layout" svg:width="0.379cm" svg:height="0.489cm" svg:x="5.381cm" svg:y="11.132cm" svg:viewBox="0 0 380 490" svg:d="M104 100c17-20 36-38 56-53 26-9 49-8 68 3 52 30 52 127 0 217-52 91-137 139-189 109-19-11-31-31-36-59 5 28 17 48 36 59l-39-21v-1l190-328c105-60 190-11 190 110s-85 268-190 329c-105 60-190 11-190-110l160-308c10-8 20-15 30-21l-30 21c26-9 49-8 68 3 52 30 52 127 0 217-52 91-137 139-189 109l-39-21v-1c0-12 1-24 3-37 3-24 9-49 18-75 38-37 69-89 83-142z">
          <text:p/>
        </draw:path>
        <draw:polygon draw:style-name="gr7" draw:text-style-name="P1" draw:layer="layout" svg:width="0cm" svg:height="0cm" svg:x="8.108cm" svg:y="8.21cm" svg:viewBox="0 0 0 0" draw:points="0,0">
          <text:p/>
        </draw:polygon>
        <draw:path draw:style-name="gr6" draw:text-style-name="P3" draw:layer="layout" svg:width="0.379cm" svg:height="0.489cm" svg:x="11.092cm" svg:y="6.006cm" svg:viewBox="0 0 380 490" svg:d="M160 47c25-9 49-8 68 2 52 30 52 128 0 218s-136 139-189 109c-19-11-31-31-36-58 13-100 77-209 157-271 25-9 49-8 68 2 52 30 52 128 0 218s-136 139-189 109c-19-11-31-31-36-58-2 12-3 24-3 35l39 23-39-22 39 22-39-21c0-1 0-1 0-2l190-327c105-60 190-11 190 110s-85 268-190 328c-104 61-190 12-190-109l160-308c10-8 20-15 30-21z">
          <text:p/>
        </draw:path>
        <draw:polygon draw:style-name="gr7" draw:text-style-name="P1" draw:layer="layout" svg:width="0cm" svg:height="0cm" svg:x="8.108cm" svg:y="8.21cm" svg:viewBox="0 0 0 0" draw:points="0,0">
          <text:p/>
        </draw:polygon>
        <draw:path draw:style-name="gr6" draw:text-style-name="P3" draw:layer="layout" svg:width="0.379cm" svg:height="0.489cm" svg:x="11.092cm" svg:y="7.834cm" svg:viewBox="0 0 380 490" svg:d="M160 47c25-9 49-8 68 2 52 30 52 128 0 218s-136 139-189 109l-39-22v-1c0-11 1-23 3-35 13-101 77-210 157-271 25-9 49-8 68 2 52 30 52 128 0 218s-136 139-189 109c-19-11-31-31-36-58 5 27 17 47 36 58l-39-22v1c0 0 0-1 0-2l190-327c105-60 190-11 190 109 0 122-85 269-190 330-104 60-190 11-190-110l160-308c10-8 20-15 30-21z">
          <text:p/>
        </draw:path>
        <draw:polygon draw:style-name="gr7" draw:text-style-name="P1" draw:layer="layout" svg:width="0cm" svg:height="0cm" svg:x="8.108cm" svg:y="8.21cm" svg:viewBox="0 0 0 0" draw:points="0,0">
          <text:p/>
        </draw:polygon>
        <draw:path draw:style-name="gr6" draw:text-style-name="P3" draw:layer="layout" svg:width="0.082cm" svg:height="0.142cm" svg:x="5.402cm" svg:y="9.403cm" svg:viewBox="0 0 83 143" svg:d="M83 0c-13 53-45 106-83 143 18-51 47-101 83-143z">
          <text:p/>
        </draw:path>
        <draw:polygon draw:style-name="gr7" draw:text-style-name="P1" draw:layer="layout" svg:width="0cm" svg:height="0cm" svg:x="8.108cm" svg:y="8.21cm" svg:viewBox="0 0 0 0" draw:points="0,0">
          <text:p/>
        </draw:polygon>
        <draw:path draw:style-name="gr6" draw:text-style-name="P3" draw:layer="layout" svg:width="0.082cm" svg:height="0.142cm" svg:x="5.402cm" svg:y="11.231cm" svg:viewBox="0 0 83 143" svg:d="M83 0c-13 53-45 106-83 143 18-51 47-101 83-143z">
          <text:p/>
        </draw:path>
        <draw:polygon draw:style-name="gr7" draw:text-style-name="P1" draw:layer="layout" svg:width="0cm" svg:height="0cm" svg:x="8.108cm" svg:y="8.21cm" svg:viewBox="0 0 0 0" draw:points="0,0">
          <text:p/>
        </draw:polygon>
        <draw:path draw:style-name="gr8" draw:text-style-name="P1" draw:layer="layout" svg:width="0.189cm" svg:height="0.328cm" svg:x="5.381cm" svg:y="9.329cm" svg:viewBox="0 0 190 329" svg:d="M0 329c0-121 86-267 190-329">
          <text:p/>
        </draw:path>
        <draw:path draw:style-name="gr8" draw:text-style-name="P1" draw:layer="layout" svg:width="0.379cm" svg:height="0.489cm" svg:x="5.381cm" svg:y="9.303cm" svg:viewBox="0 0 380 490" svg:d="M190 26c105-60 190-11 190 110s-85 268-190 329c-105 60-190 11-190-110">
          <text:p/>
        </draw:path>
        <draw:line draw:style-name="gr8" draw:text-style-name="P1" draw:layer="layout" svg:x1="3.941cm" svg:y1="9.705cm" svg:x2="3.941cm" svg:y2="13.264cm">
          <text:p/>
        </draw:line>
        <draw:path draw:style-name="gr8" draw:text-style-name="P1" draw:layer="layout" svg:width="0.033cm" svg:height="0.073cm" svg:x="3.941cm" svg:y="13.264cm" svg:viewBox="0 0 34 74" svg:d="M0 0c0 34 12 62 34 74">
          <text:p/>
        </draw:path>
        <draw:path draw:style-name="gr8" draw:text-style-name="P1" draw:layer="layout" svg:width="0.08cm" svg:height="0.015cm" svg:x="3.974cm" svg:y="13.329cm" svg:viewBox="0 0 81 16" svg:d="M0 8c22 13 51 10 81-8">
          <text:p/>
        </draw:path>
        <draw:line draw:style-name="gr8" draw:text-style-name="P1" draw:layer="layout" svg:x1="3.941cm" svg:y1="9.706cm" svg:x2="4.549cm" svg:y2="9.354cm">
          <text:p/>
        </draw:line>
        <draw:line draw:style-name="gr8" draw:text-style-name="P1" draw:layer="layout" svg:x1="4.054cm" svg:y1="13.33cm" svg:x2="6.403cm" svg:y2="11.973cm">
          <text:p/>
        </draw:line>
        <draw:line draw:style-name="gr8" draw:text-style-name="P1" draw:layer="layout" svg:x1="6.703cm" svg:y1="11.8cm" svg:x2="11.462cm" svg:y2="9.052cm">
          <text:p/>
        </draw:line>
        <draw:line draw:style-name="gr8" draw:text-style-name="P1" draw:layer="layout" svg:x1="4.548cm" svg:y1="9.354cm" svg:x2="4.548cm" svg:y2="8.081cm">
          <text:p/>
        </draw:line>
        <draw:path draw:style-name="gr8" draw:text-style-name="P1" draw:layer="layout" svg:width="0.113cm" svg:height="0.195cm" svg:x="11.461cm" svg:y="8.857cm" svg:viewBox="0 0 114 196" svg:d="M0 196c63-36 114-123 114-196">
          <text:p/>
        </draw:path>
        <draw:path draw:style-name="gr8" draw:text-style-name="P1" draw:layer="layout" svg:width="0.566cm" svg:height="0.979cm" svg:x="4.548cm" svg:y="7.102cm" svg:viewBox="0 0 567 980" svg:d="M0 980c0-360 254-800 567-980">
          <text:p/>
        </draw:path>
        <draw:line draw:style-name="gr8" draw:text-style-name="P1" draw:layer="layout" svg:x1="11.574cm" svg:y1="8.857cm" svg:x2="11.574cm" svg:y2="7.518cm">
          <text:p/>
        </draw:line>
        <draw:line draw:style-name="gr8" draw:text-style-name="P1" draw:layer="layout" svg:x1="5.85cm" svg:y1="6.678cm" svg:x2="5.114cm" svg:y2="7.103cm">
          <text:p/>
        </draw:line>
        <draw:line draw:style-name="gr8" draw:text-style-name="P1" draw:layer="layout" svg:x1="11.575cm" svg:y1="7.518cm" svg:x2="10.471cm" svg:y2="8.156cm">
          <text:p/>
        </draw:line>
        <draw:line draw:style-name="gr8" draw:text-style-name="P1" draw:layer="layout" svg:x1="6.415cm" svg:y1="5.698cm" svg:x2="5.849cm" svg:y2="6.679cm">
          <text:p/>
        </draw:line>
        <draw:line draw:style-name="gr8" draw:text-style-name="P1" draw:layer="layout" svg:x1="10.471cm" svg:y1="8.155cm" svg:x2="10.471cm" svg:y2="7.175cm">
          <text:p/>
        </draw:line>
        <draw:line draw:style-name="gr8" draw:text-style-name="P1" draw:layer="layout" svg:x1="11.462cm" svg:y1="2.784cm" svg:x2="6.414cm" svg:y2="5.699cm">
          <text:p/>
        </draw:line>
        <draw:line draw:style-name="gr8" draw:text-style-name="P1" draw:layer="layout" svg:x1="10.471cm" svg:y1="7.176cm" svg:x2="11.575cm" svg:y2="6.539cm">
          <text:p/>
        </draw:line>
        <draw:path draw:style-name="gr8" draw:text-style-name="P1" draw:layer="layout" svg:width="0.08cm" svg:height="0.016cm" svg:x="11.461cm" svg:y="2.769cm" svg:viewBox="0 0 81 17" svg:d="M0 17c30-19 60-22 81-8">
          <text:p/>
        </draw:path>
        <draw:path draw:style-name="gr8" draw:text-style-name="P1" draw:layer="layout" svg:width="0.033cm" svg:height="0.073cm" svg:x="11.541cm" svg:y="2.777cm" svg:viewBox="0 0 34 74" svg:d="M0 0c21 12 34 39 34 74">
          <text:p/>
        </draw:path>
        <draw:line draw:style-name="gr8" draw:text-style-name="P1" draw:layer="layout" svg:x1="11.574cm" svg:y1="6.539cm" svg:x2="11.574cm" svg:y2="2.85cm">
          <text:p/>
        </draw:line>
        <draw:line draw:style-name="gr8" draw:text-style-name="P1" draw:layer="layout" svg:x1="9.736cm" svg:y1="6.294cm" svg:x2="9.736cm" svg:y2="7.6cm">
          <text:p/>
        </draw:line>
        <draw:line draw:style-name="gr8" draw:text-style-name="P1" draw:layer="layout" svg:x1="9.454cm" svg:y1="6.458cm" svg:x2="9.737cm" svg:y2="6.294cm">
          <text:p/>
        </draw:line>
        <draw:line draw:style-name="gr8" draw:text-style-name="P1" draw:layer="layout" svg:x1="9.454cm" svg:y1="7.763cm" svg:x2="9.454cm" svg:y2="6.457cm">
          <text:p/>
        </draw:line>
        <draw:line draw:style-name="gr8" draw:text-style-name="P1" draw:layer="layout" svg:x1="9.737cm" svg:y1="7.6cm" svg:x2="9.454cm" svg:y2="7.764cm">
          <text:p/>
        </draw:line>
        <draw:path draw:style-name="gr8" draw:text-style-name="P1" draw:layer="layout" svg:width="0.193cm" svg:height="0.211cm" svg:x="11.236cm" svg:y="8.708cm" svg:viewBox="0 0 194 212" svg:d="M0 212c0-52 28-116 71-160 42-46 91-63 123-44">
          <text:p/>
        </draw:path>
        <draw:path draw:style-name="gr8" draw:text-style-name="P1" draw:layer="layout" svg:width="0.193cm" svg:height="0.284cm" svg:x="11.269cm" svg:y="8.716cm" svg:viewBox="0 0 194 285" svg:d="M161 0c44 25 44 108 0 184-44 78-116 119-161 94">
          <text:p/>
        </draw:path>
        <draw:path draw:style-name="gr8" draw:text-style-name="P1" draw:layer="layout" svg:width="0.033cm" svg:height="0.074cm" svg:x="11.236cm" svg:y="8.919cm" svg:viewBox="0 0 34 75" svg:d="M34 75c-21-13-34-39-34-75">
          <text:p/>
        </draw:path>
        <draw:path draw:style-name="gr8" draw:text-style-name="P1" draw:layer="layout" svg:width="0.193cm" svg:height="0.211cm" svg:x="8.098cm" svg:y="10.52cm" svg:viewBox="0 0 194 212" svg:d="M0 212c0-53 28-117 70-162 43-44 92-61 124-42">
          <text:p/>
        </draw:path>
        <draw:path draw:style-name="gr8" draw:text-style-name="P1" draw:layer="layout" svg:width="0.193cm" svg:height="0.284cm" svg:x="8.131cm" svg:y="10.528cm" svg:viewBox="0 0 194 285" svg:d="M161 0c44 25 44 108 0 185s-117 118-161 93">
          <text:p/>
        </draw:path>
        <draw:path draw:style-name="gr8" draw:text-style-name="P1" draw:layer="layout" svg:width="0.033cm" svg:height="0.074cm" svg:x="8.098cm" svg:y="10.731cm" svg:viewBox="0 0 34 75" svg:d="M34 75c-21-13-34-40-34-75">
          <text:p/>
        </draw:path>
        <draw:line draw:style-name="gr8" draw:text-style-name="P1" draw:layer="layout" svg:x1="9.172cm" svg:y1="4.988cm" svg:x2="6.004cm" svg:y2="6.817cm">
          <text:p/>
        </draw:line>
        <draw:line draw:style-name="gr8" draw:text-style-name="P1" draw:layer="layout" svg:x1="6.004cm" svg:y1="6.816cm" svg:x2="6.004cm" svg:y2="7.469cm">
          <text:p/>
        </draw:line>
        <draw:line draw:style-name="gr8" draw:text-style-name="P1" draw:layer="layout" svg:x1="6.004cm" svg:y1="7.47cm" svg:x2="9.172cm" svg:y2="5.641cm">
          <text:p/>
        </draw:line>
        <draw:line draw:style-name="gr8" draw:text-style-name="P1" draw:layer="layout" svg:x1="9.171cm" svg:y1="5.641cm" svg:x2="9.171cm" svg:y2="4.988cm">
          <text:p/>
        </draw:line>
        <draw:path draw:style-name="gr8" draw:text-style-name="P1" draw:layer="layout" svg:width="0.193cm" svg:height="0.211cm" svg:x="11.236cm" svg:y="4.007cm" svg:viewBox="0 0 194 212" svg:d="M0 212c0-52 28-117 71-161 42-45 91-62 123-43">
          <text:p/>
        </draw:path>
        <draw:path draw:style-name="gr8" draw:text-style-name="P1" draw:layer="layout" svg:width="0.193cm" svg:height="0.284cm" svg:x="11.269cm" svg:y="4.015cm" svg:viewBox="0 0 194 285" svg:d="M161 0c44 25 44 109 0 185-44 77-116 118-161 93">
          <text:p/>
        </draw:path>
        <draw:path draw:style-name="gr8" draw:text-style-name="P1" draw:layer="layout" svg:width="0.033cm" svg:height="0.074cm" svg:x="11.236cm" svg:y="4.218cm" svg:viewBox="0 0 34 75" svg:d="M34 75c-21-13-34-40-34-75">
          <text:p/>
        </draw:path>
        <draw:path draw:style-name="gr8" draw:text-style-name="P1" draw:layer="layout" svg:width="0.193cm" svg:height="0.211cm" svg:x="4.96cm" svg:y="7.631cm" svg:viewBox="0 0 194 212" svg:d="M0 212c0-53 27-116 70-162 42-44 91-61 124-43">
          <text:p/>
        </draw:path>
        <draw:path draw:style-name="gr8" draw:text-style-name="P1" draw:layer="layout" svg:width="0.193cm" svg:height="0.285cm" svg:x="4.993cm" svg:y="7.638cm" svg:viewBox="0 0 194 286" svg:d="M161 0c44 26 44 109 0 186-45 77-117 118-161 92">
          <text:p/>
        </draw:path>
        <draw:path draw:style-name="gr8" draw:text-style-name="P1" draw:layer="layout" svg:width="0.033cm" svg:height="0.073cm" svg:x="4.96cm" svg:y="7.842cm" svg:viewBox="0 0 34 74" svg:d="M34 74c-21-12-34-38-34-74">
          <text:p/>
        </draw:path>
        <draw:path draw:style-name="gr8" draw:text-style-name="P1" draw:layer="layout" svg:width="0.193cm" svg:height="0.211cm" svg:x="4.96cm" svg:y="12.332cm" svg:viewBox="0 0 194 212" svg:d="M0 212c0-53 27-116 70-161 42-45 91-62 124-44">
          <text:p/>
        </draw:path>
        <draw:path draw:style-name="gr8" draw:text-style-name="P1" draw:layer="layout" svg:width="0.193cm" svg:height="0.285cm" svg:x="4.993cm" svg:y="12.339cm" svg:viewBox="0 0 194 286" svg:d="M161 0c44 27 44 110 0 186-45 77-117 119-161 92">
          <text:p/>
        </draw:path>
        <draw:path draw:style-name="gr8" draw:text-style-name="P1" draw:layer="layout" svg:width="0.033cm" svg:height="0.073cm" svg:x="4.96cm" svg:y="12.543cm" svg:viewBox="0 0 34 74" svg:d="M34 74c-21-12-34-39-34-74">
          <text:p/>
        </draw:path>
        <draw:path draw:style-name="gr8" draw:text-style-name="P1" draw:layer="layout" svg:width="0.189cm" svg:height="0.328cm" svg:x="5.381cm" svg:y="11.157cm" svg:viewBox="0 0 190 329" svg:d="M0 329c0-120 86-268 190-329">
          <text:p/>
        </draw:path>
        <draw:path draw:style-name="gr8" draw:text-style-name="P1" draw:layer="layout" svg:width="0.379cm" svg:height="0.489cm" svg:x="5.381cm" svg:y="11.132cm" svg:viewBox="0 0 380 490" svg:d="M190 26c105-60 190-11 190 110s-85 268-190 329c-105 60-190 11-190-110">
          <text:p/>
        </draw:path>
        <draw:path draw:style-name="gr8" draw:text-style-name="P1" draw:layer="layout" svg:width="0.189cm" svg:height="0.328cm" svg:x="11.092cm" svg:y="7.86cm" svg:viewBox="0 0 190 329" svg:d="M0 329c0-121 85-268 190-329">
          <text:p/>
        </draw:path>
        <draw:path draw:style-name="gr8" draw:text-style-name="P1" draw:layer="layout" svg:width="0.379cm" svg:height="0.489cm" svg:x="11.092cm" svg:y="7.834cm" svg:viewBox="0 0 380 490" svg:d="M190 26c105-60 190-11 190 109 0 122-85 269-190 330-104 60-190 11-190-110">
          <text:p/>
        </draw:path>
        <draw:path draw:style-name="gr8" draw:text-style-name="P1" draw:layer="layout" svg:width="0.189cm" svg:height="0.328cm" svg:x="11.092cm" svg:y="6.032cm" svg:viewBox="0 0 190 329" svg:d="M0 329c0-121 85-268 190-329">
          <text:p/>
        </draw:path>
        <draw:path draw:style-name="gr8" draw:text-style-name="P1" draw:layer="layout" svg:width="0.379cm" svg:height="0.489cm" svg:x="11.092cm" svg:y="6.006cm" svg:viewBox="0 0 380 490" svg:d="M190 26c105-60 190-11 190 110s-85 268-190 328c-104 61-190 12-190-109">
          <text:p/>
        </draw:path>
        <draw:path draw:style-name="gr8" draw:text-style-name="P1" draw:layer="layout" svg:width="0.068cm" svg:height="0.009cm" svg:x="5.54cm" svg:y="9.344cm" svg:viewBox="0 0 69 10" svg:d="M0 7c27-10 50-9 69 3">
          <text:p/>
        </draw:path>
        <draw:path draw:style-name="gr8" draw:text-style-name="P1" draw:layer="layout" svg:width="0.227cm" svg:height="0.334cm" svg:x="5.42cm" svg:y="9.353cm" svg:viewBox="0 0 228 335" svg:d="M189 0c52 29 52 127 0 218-52 89-137 138-189 108">
          <text:p/>
        </draw:path>
        <draw:path draw:style-name="gr8" draw:text-style-name="P1" draw:layer="layout" svg:width="0.036cm" svg:height="0.058cm" svg:x="5.384cm" svg:y="9.62cm" svg:viewBox="0 0 37 59" svg:d="M37 59c-20-11-32-32-37-59">
          <text:p/>
        </draw:path>
        <draw:line draw:style-name="gr8" draw:text-style-name="P1" draw:layer="layout" svg:x1="3.587cm" svg:y1="9.501cm" svg:x2="3.942cm" svg:y2="9.706cm">
          <text:p/>
        </draw:line>
        <draw:line draw:style-name="gr8" draw:text-style-name="P1" draw:layer="layout" svg:x1="3.587cm" svg:y1="13.06cm" svg:x2="3.587cm" svg:y2="9.501cm">
          <text:p/>
        </draw:line>
        <draw:path draw:style-name="gr8" draw:text-style-name="P1" draw:layer="layout" svg:width="0.033cm" svg:height="0.073cm" svg:x="3.587cm" svg:y="13.06cm" svg:viewBox="0 0 34 74" svg:d="M0 0c0 34 12 62 34 74">
          <text:p/>
        </draw:path>
        <draw:line draw:style-name="gr8" draw:text-style-name="P1" draw:layer="layout" svg:x1="3.587cm" svg:y1="9.502cm" svg:x2="4.196cm" svg:y2="9.15cm">
          <text:p/>
        </draw:line>
        <draw:line draw:style-name="gr8" draw:text-style-name="P1" draw:layer="layout" svg:x1="4.195cm" svg:y1="9.15cm" svg:x2="4.549cm" svg:y2="9.355cm">
          <text:p/>
        </draw:line>
        <draw:line draw:style-name="gr8" draw:text-style-name="P1" draw:layer="layout" svg:x1="4.195cm" svg:y1="9.15cm" svg:x2="4.195cm" svg:y2="7.877cm">
          <text:p/>
        </draw:line>
        <draw:path draw:style-name="gr8" draw:text-style-name="P1" draw:layer="layout" svg:width="0.565cm" svg:height="0.979cm" svg:x="4.195cm" svg:y="6.898cm" svg:viewBox="0 0 566 980" svg:d="M0 980c0-360 254-800 566-980">
          <text:p/>
        </draw:path>
        <draw:line draw:style-name="gr8" draw:text-style-name="P1" draw:layer="layout" svg:x1="11.051cm" svg:y1="7.216cm" svg:x2="11.575cm" svg:y2="7.519cm">
          <text:p/>
        </draw:line>
        <draw:line draw:style-name="gr8" draw:text-style-name="P1" draw:layer="layout" svg:x1="5.85cm" svg:y1="6.679cm" svg:x2="5.496cm" svg:y2="6.473cm">
          <text:p/>
        </draw:line>
        <draw:line draw:style-name="gr8" draw:text-style-name="P1" draw:layer="layout" svg:x1="4.76cm" svg:y1="6.899cm" svg:x2="5.497cm" svg:y2="6.473cm">
          <text:p/>
        </draw:line>
        <draw:line draw:style-name="gr8" draw:text-style-name="P1" draw:layer="layout" svg:x1="11.024cm" svg:y1="7.592cm" svg:x2="10.471cm" svg:y2="7.911cm">
          <text:p/>
        </draw:line>
        <draw:line draw:style-name="gr8" draw:text-style-name="P1" draw:layer="layout" svg:x1="11.024cm" svg:y1="7.593cm" svg:x2="10.712cm" svg:y2="7.412cm">
          <text:p/>
        </draw:line>
        <draw:line draw:style-name="gr8" draw:text-style-name="P1" draw:layer="layout" svg:x1="10.712cm" svg:y1="7.413cm" svg:x2="11.052cm" svg:y2="7.216cm">
          <text:p/>
        </draw:line>
        <draw:line draw:style-name="gr8" draw:text-style-name="P1" draw:layer="layout" svg:x1="5.496cm" svg:y1="6.474cm" svg:x2="6.062cm" svg:y2="5.494cm">
          <text:p/>
        </draw:line>
        <draw:line draw:style-name="gr8" draw:text-style-name="P1" draw:layer="layout" svg:x1="6.415cm" svg:y1="5.699cm" svg:x2="6.061cm" svg:y2="5.494cm">
          <text:p/>
        </draw:line>
        <draw:line draw:style-name="gr8" draw:text-style-name="P1" draw:layer="layout" svg:x1="6.061cm" svg:y1="5.495cm" svg:x2="11.109cm" svg:y2="2.58cm">
          <text:p/>
        </draw:line>
        <draw:path draw:style-name="gr8" draw:text-style-name="P1" draw:layer="layout" svg:width="0.08cm" svg:height="0.015cm" svg:x="11.108cm" svg:y="2.565cm" svg:viewBox="0 0 81 16" svg:d="M0 16c30-18 58-21 81-7">
          <text:p/>
        </draw:path>
        <draw:line draw:style-name="gr8" draw:text-style-name="P1" draw:layer="layout" svg:x1="9.524cm" svg:y1="6.416cm" svg:x2="9.524cm" svg:y2="7.477cm">
          <text:p/>
        </draw:line>
        <draw:line draw:style-name="gr8" draw:text-style-name="P1" draw:layer="layout" svg:x1="9.524cm" svg:y1="7.477cm" svg:x2="9.737cm" svg:y2="7.601cm">
          <text:p/>
        </draw:line>
        <draw:line draw:style-name="gr8" draw:text-style-name="P1" draw:layer="layout" svg:x1="9.525cm" svg:y1="7.477cm" svg:x2="9.454cm" svg:y2="7.519cm">
          <text:p/>
        </draw:line>
        <draw:line draw:style-name="gr8" draw:text-style-name="P1" draw:layer="layout" svg:x1="6.004cm" svg:y1="7.225cm" svg:x2="8.96cm" svg:y2="5.519cm">
          <text:p/>
        </draw:line>
        <draw:line draw:style-name="gr8" draw:text-style-name="P1" draw:layer="layout" svg:x1="8.959cm" svg:y1="5.519cm" svg:x2="9.172cm" svg:y2="5.642cm">
          <text:p/>
        </draw:line>
        <draw:line draw:style-name="gr8" draw:text-style-name="P1" draw:layer="layout" svg:x1="8.69cm" svg:y1="5.266cm" svg:x2="8.96cm" svg:y2="5.422cm">
          <text:p/>
        </draw:line>
        <draw:line draw:style-name="gr8" draw:text-style-name="P1" draw:layer="layout" svg:x1="8.959cm" svg:y1="5.519cm" svg:x2="8.959cm" svg:y2="5.421cm">
          <text:p/>
        </draw:line>
        <draw:path draw:style-name="gr8" draw:text-style-name="P1" draw:layer="layout" svg:width="0.068cm" svg:height="0.01cm" svg:x="5.54cm" svg:y="11.172cm" svg:viewBox="0 0 69 11" svg:d="M0 7c27-10 50-9 69 4">
          <text:p/>
        </draw:path>
        <draw:path draw:style-name="gr8" draw:text-style-name="P1" draw:layer="layout" svg:width="0.227cm" svg:height="0.334cm" svg:x="5.42cm" svg:y="11.181cm" svg:viewBox="0 0 228 335" svg:d="M189 0c52 31 52 128 0 218s-137 139-189 108">
          <text:p/>
        </draw:path>
        <draw:path draw:style-name="gr8" draw:text-style-name="P1" draw:layer="layout" svg:width="0.036cm" svg:height="0.058cm" svg:x="5.384cm" svg:y="11.448cm" svg:viewBox="0 0 37 59" svg:d="M37 59c-20-11-32-32-37-59">
          <text:p/>
        </draw:path>
        <draw:path draw:style-name="gr8" draw:text-style-name="P1" draw:layer="layout" svg:width="0.068cm" svg:height="0.008cm" svg:x="11.251cm" svg:y="7.875cm" svg:viewBox="0 0 69 9" svg:d="M0 7c26-10 50-9 69 2">
          <text:p/>
        </draw:path>
        <draw:path draw:style-name="gr8" draw:text-style-name="P1" draw:layer="layout" svg:width="0.227cm" svg:height="0.335cm" svg:x="11.131cm" svg:y="7.883cm" svg:viewBox="0 0 228 336" svg:d="M189 0c52 30 52 128 0 217-52 91-137 140-189 110">
          <text:p/>
        </draw:path>
        <draw:path draw:style-name="gr8" draw:text-style-name="P1" draw:layer="layout" svg:width="0.036cm" svg:height="0.058cm" svg:x="11.095cm" svg:y="8.151cm" svg:viewBox="0 0 37 59" svg:d="M37 59c-19-11-32-32-37-59">
          <text:p/>
        </draw:path>
        <draw:path draw:style-name="gr8" draw:text-style-name="P1" draw:layer="layout" svg:width="0.068cm" svg:height="0.008cm" svg:x="11.251cm" svg:y="6.046cm" svg:viewBox="0 0 69 9" svg:d="M0 7c26-10 50-9 69 2">
          <text:p/>
        </draw:path>
        <draw:path draw:style-name="gr8" draw:text-style-name="P1" draw:layer="layout" svg:width="0.227cm" svg:height="0.335cm" svg:x="11.131cm" svg:y="6.055cm" svg:viewBox="0 0 228 336" svg:d="M189 0c52 30 52 128 0 218s-137 139-189 109">
          <text:p/>
        </draw:path>
        <draw:path draw:style-name="gr8" draw:text-style-name="P1" draw:layer="layout" svg:width="0.036cm" svg:height="0.058cm" svg:x="11.095cm" svg:y="6.323cm" svg:viewBox="0 0 37 59" svg:d="M37 59c-19-11-32-32-37-59">
          <text:p/>
        </draw:path>
        <draw:path draw:style-name="gr8" draw:text-style-name="P1" draw:layer="layout" svg:width="0.082cm" svg:height="0.142cm" svg:x="5.402cm" svg:y="9.403cm" svg:viewBox="0 0 83 143" svg:d="M83 0c-13 53-45 106-83 143">
          <text:p/>
        </draw:path>
        <draw:line draw:style-name="gr8" draw:text-style-name="P1" draw:layer="layout" svg:x1="10.712cm" svg:y1="7.66cm" svg:x2="10.712cm" svg:y2="7.412cm">
          <text:p/>
        </draw:line>
        <draw:path draw:style-name="gr8" draw:text-style-name="P1" draw:layer="layout" svg:width="0.082cm" svg:height="0.142cm" svg:x="5.402cm" svg:y="11.231cm" svg:viewBox="0 0 83 143" svg:d="M83 0c-13 53-45 106-83 143">
          <text:p/>
        </draw:path>
        <draw:line draw:style-name="gr8" draw:text-style-name="P1" draw:layer="layout" svg:x1="10.809cm" svg:y1="7.717cm" svg:x2="10.712cm" svg:y2="7.66cm">
          <text:p/>
        </draw:line>
        <draw:path draw:style-name="gr8" draw:text-style-name="P1" draw:layer="layout" svg:width="0.144cm" svg:height="0.159cm" svg:x="6.617cm" svg:y="10.091cm" svg:viewBox="0 0 145 160" svg:d="M0 160c0-40 20-88 52-122 33-33 69-46 93-32">
          <text:p/>
        </draw:path>
        <draw:path draw:style-name="gr8" draw:text-style-name="P1" draw:layer="layout" svg:width="0.145cm" svg:height="0.214cm" svg:x="6.641cm" svg:y="10.097cm" svg:viewBox="0 0 146 215" svg:d="M121 0c33 19 33 82 0 139-33 58-88 89-121 70">
          <text:p/>
        </draw:path>
        <draw:path draw:style-name="gr8" draw:text-style-name="P1" draw:layer="layout" svg:width="0.024cm" svg:height="0.055cm" svg:x="6.617cm" svg:y="10.25cm" svg:viewBox="0 0 25 56" svg:d="M25 56c-17-9-25-30-25-56">
          <text:p/>
        </draw:path>
        <draw:path draw:style-name="gr8" draw:text-style-name="P1" draw:layer="layout" svg:width="0.265cm" svg:height="0.29cm" svg:x="6.546cm" svg:y="10cm" svg:viewBox="0 0 266 291" svg:d="M0 291c0-73 38-160 96-222 58-61 126-85 170-59">
          <text:p/>
        </draw:path>
        <draw:path draw:style-name="gr8" draw:text-style-name="P1" draw:layer="layout" svg:width="0.266cm" svg:height="0.391cm" svg:x="6.591cm" svg:y="10.01cm" svg:viewBox="0 0 267 392" svg:d="M221 0c61 35 61 149 0 254-61 106-160 163-221 128">
          <text:p/>
        </draw:path>
        <draw:path draw:style-name="gr8" draw:text-style-name="P1" draw:layer="layout" svg:width="0.045cm" svg:height="0.1cm" svg:x="6.546cm" svg:y="10.291cm" svg:viewBox="0 0 46 101" svg:d="M46 101c-29-17-46-54-46-101">
          <text:p/>
        </draw:path>
        <draw:path draw:style-name="gr8" draw:text-style-name="P1" draw:layer="layout" svg:width="0.265cm" svg:height="0.29cm" svg:x="6.518cm" svg:y="9.984cm" svg:viewBox="0 0 266 291" svg:d="M0 291c0-72 37-160 96-221 58-62 125-86 170-60">
          <text:p/>
        </draw:path>
        <draw:path draw:style-name="gr8" draw:text-style-name="P1" draw:layer="layout" svg:width="0.045cm" svg:height="0.101cm" svg:x="6.518cm" svg:y="10.274cm" svg:viewBox="0 0 46 102" svg:d="M46 102c-30-17-46-54-46-102">
          <text:p/>
        </draw:path>
        <draw:path draw:style-name="gr8" draw:text-style-name="P1" draw:layer="layout" svg:width="0.241cm" svg:height="0.264cm" svg:x="6.436cm" svg:y="9.947cm" svg:viewBox="0 0 242 265" svg:d="M0 265c0-67 34-147 87-203 53-55 114-76 155-53">
          <text:p/>
        </draw:path>
        <draw:path draw:style-name="gr8" draw:text-style-name="P1" draw:layer="layout" svg:width="0.041cm" svg:height="0.091cm" svg:x="6.436cm" svg:y="10.211cm" svg:viewBox="0 0 42 92" svg:d="M42 92c-28-15-42-48-42-92">
          <text:p/>
        </draw:path>
        <draw:path draw:style-name="gr8" draw:text-style-name="P1" draw:layer="layout" svg:width="0.25cm" svg:height="0.274cm" svg:x="6.425cm" svg:y="9.936cm" svg:viewBox="0 0 251 275" svg:d="M0 275c0-68 35-151 90-208 55-59 119-81 161-57">
          <text:p/>
        </draw:path>
        <draw:path draw:style-name="gr8" draw:text-style-name="P1" draw:layer="layout" svg:width="0.024cm" svg:height="0.023cm" svg:x="6.675cm" svg:y="9.946cm" svg:viewBox="0 0 25 24" svg:d="M0 0c10 5 19 14 25 24">
          <text:p/>
        </draw:path>
        <draw:path draw:style-name="gr8" draw:text-style-name="P1" draw:layer="layout" svg:width="0.031cm" svg:height="0.01cm" svg:x="6.468cm" svg:y="10.305cm" svg:viewBox="0 0 32 11" svg:d="M32 11c-12-1-23-4-32-11">
          <text:p/>
        </draw:path>
        <draw:path draw:style-name="gr8" draw:text-style-name="P1" draw:layer="layout" svg:width="0.043cm" svg:height="0.095cm" svg:x="6.425cm" svg:y="10.21cm" svg:viewBox="0 0 44 96" svg:d="M44 96c-29-16-44-51-44-96">
          <text:p/>
        </draw:path>
        <draw:path draw:style-name="gr8" draw:text-style-name="P1" draw:layer="layout" svg:width="0.251cm" svg:height="0.274cm" svg:x="6.396cm" svg:y="9.92cm" svg:viewBox="0 0 252 275" svg:d="M0 275c0-68 36-151 91-210 55-58 118-80 161-55">
          <text:p/>
        </draw:path>
        <draw:path draw:style-name="gr8" draw:text-style-name="P1" draw:layer="layout" svg:width="0.043cm" svg:height="0.095cm" svg:x="6.396cm" svg:y="10.194cm" svg:viewBox="0 0 44 96" svg:d="M44 96c-27-16-44-50-44-96">
          <text:p/>
        </draw:path>
        <draw:path draw:style-name="gr8" draw:text-style-name="P1" draw:layer="layout" svg:width="0.144cm" svg:height="0.159cm" svg:x="6.617cm" svg:y="11.92cm" svg:viewBox="0 0 145 160" svg:d="M0 160c0-40 20-87 52-121 33-34 69-47 93-33">
          <text:p/>
        </draw:path>
        <draw:path draw:style-name="gr8" draw:text-style-name="P1" draw:layer="layout" svg:width="0.145cm" svg:height="0.214cm" svg:x="6.641cm" svg:y="11.925cm" svg:viewBox="0 0 146 215" svg:d="M121 0c33 19 33 81 0 140-33 57-88 88-121 69">
          <text:p/>
        </draw:path>
        <draw:path draw:style-name="gr8" draw:text-style-name="P1" draw:layer="layout" svg:width="0.024cm" svg:height="0.055cm" svg:x="6.617cm" svg:y="12.078cm" svg:viewBox="0 0 25 56" svg:d="M25 56c-17-9-25-30-25-56">
          <text:p/>
        </draw:path>
        <draw:path draw:style-name="gr8" draw:text-style-name="P1" draw:layer="layout" svg:width="0.265cm" svg:height="0.291cm" svg:x="6.546cm" svg:y="11.828cm" svg:viewBox="0 0 266 292" svg:d="M0 292c0-73 38-161 96-223 58-61 126-84 170-58">
          <text:p/>
        </draw:path>
        <draw:path draw:style-name="gr8" draw:text-style-name="P1" draw:layer="layout" svg:width="0.266cm" svg:height="0.39cm" svg:x="6.591cm" svg:y="11.839cm" svg:viewBox="0 0 267 391" svg:d="M221 0c61 35 61 149 0 254-61 106-160 162-221 127">
          <text:p/>
        </draw:path>
        <draw:path draw:style-name="gr8" draw:text-style-name="P1" draw:layer="layout" svg:width="0.045cm" svg:height="0.1cm" svg:x="6.546cm" svg:y="12.119cm" svg:viewBox="0 0 46 101" svg:d="M46 101c-29-16-46-53-46-101">
          <text:p/>
        </draw:path>
        <draw:path draw:style-name="gr8" draw:text-style-name="P1" draw:layer="layout" svg:width="0.265cm" svg:height="0.29cm" svg:x="6.518cm" svg:y="11.812cm" svg:viewBox="0 0 266 291" svg:d="M0 291c0-73 37-161 96-222 58-61 125-84 170-59">
          <text:p/>
        </draw:path>
        <draw:path draw:style-name="gr8" draw:text-style-name="P1" draw:layer="layout" svg:width="0.045cm" svg:height="0.101cm" svg:x="6.518cm" svg:y="12.102cm" svg:viewBox="0 0 46 102" svg:d="M46 102c-30-17-46-53-46-102">
          <text:p/>
        </draw:path>
        <draw:path draw:style-name="gr8" draw:text-style-name="P1" draw:layer="layout" svg:width="0.241cm" svg:height="0.264cm" svg:x="6.436cm" svg:y="11.775cm" svg:viewBox="0 0 242 265" svg:d="M0 265c0-67 34-147 87-202 53-56 114-77 155-54">
          <text:p/>
        </draw:path>
        <draw:path draw:style-name="gr8" draw:text-style-name="P1" draw:layer="layout" svg:width="0.041cm" svg:height="0.091cm" svg:x="6.436cm" svg:y="12.039cm" svg:viewBox="0 0 42 92" svg:d="M42 92c-28-15-42-48-42-92">
          <text:p/>
        </draw:path>
        <draw:path draw:style-name="gr8" draw:text-style-name="P1" draw:layer="layout" svg:width="0.25cm" svg:height="0.275cm" svg:x="6.425cm" svg:y="11.765cm" svg:viewBox="0 0 251 276" svg:d="M0 276c0-69 35-152 90-210s119-80 161-56">
          <text:p/>
        </draw:path>
        <draw:path draw:style-name="gr8" draw:text-style-name="P1" draw:layer="layout" svg:width="0.024cm" svg:height="0.023cm" svg:x="6.675cm" svg:y="11.774cm" svg:viewBox="0 0 25 24" svg:d="M0 0c10 6 19 14 25 24">
          <text:p/>
        </draw:path>
        <draw:path draw:style-name="gr8" draw:text-style-name="P1" draw:layer="layout" svg:width="0.031cm" svg:height="0.009cm" svg:x="6.468cm" svg:y="12.134cm" svg:viewBox="0 0 32 10" svg:d="M32 10c-12-1-23-4-32-10">
          <text:p/>
        </draw:path>
        <draw:path draw:style-name="gr8" draw:text-style-name="P1" draw:layer="layout" svg:width="0.043cm" svg:height="0.095cm" svg:x="6.425cm" svg:y="12.039cm" svg:viewBox="0 0 44 96" svg:d="M44 96c-29-16-44-50-44-96">
          <text:p/>
        </draw:path>
        <draw:path draw:style-name="gr8" draw:text-style-name="P1" draw:layer="layout" svg:width="0.251cm" svg:height="0.274cm" svg:x="6.396cm" svg:y="11.748cm" svg:viewBox="0 0 252 275" svg:d="M0 275c0-68 36-152 91-210 55-57 118-79 161-55">
          <text:p/>
        </draw:path>
        <draw:path draw:style-name="gr8" draw:text-style-name="P1" draw:layer="layout" svg:width="0.043cm" svg:height="0.095cm" svg:x="6.396cm" svg:y="12.022cm" svg:viewBox="0 0 44 96" svg:d="M44 96c-27-16-44-51-44-96">
          <text:p/>
        </draw:path>
        <draw:path draw:style-name="gr8" draw:text-style-name="P1" draw:layer="layout" svg:width="0.145cm" svg:height="0.159cm" svg:x="12.327cm" svg:y="8.622cm" svg:viewBox="0 0 146 160" svg:d="M0 160c0-41 21-89 53-122s68-46 93-32">
          <text:p/>
        </draw:path>
        <draw:path draw:style-name="gr8" draw:text-style-name="P1" draw:layer="layout" svg:width="0.145cm" svg:height="0.213cm" svg:x="12.352cm" svg:y="8.628cm" svg:viewBox="0 0 146 214" svg:d="M121 0c33 19 33 81 0 138-34 58-88 90-121 70">
          <text:p/>
        </draw:path>
        <draw:path draw:style-name="gr8" draw:text-style-name="P1" draw:layer="layout" svg:width="0.025cm" svg:height="0.055cm" svg:x="12.327cm" svg:y="8.781cm" svg:viewBox="0 0 26 56" svg:d="M26 56c-17-11-26-30-26-56">
          <text:p/>
        </draw:path>
        <draw:path draw:style-name="gr8" draw:text-style-name="P1" draw:layer="layout" svg:width="0.265cm" svg:height="0.291cm" svg:x="12.257cm" svg:y="8.531cm" svg:viewBox="0 0 266 292" svg:d="M0 292c0-73 38-160 97-222 58-62 125-85 169-60">
          <text:p/>
        </draw:path>
        <draw:path draw:style-name="gr8" draw:text-style-name="P1" draw:layer="layout" svg:width="0.266cm" svg:height="0.391cm" svg:x="12.302cm" svg:y="8.541cm" svg:viewBox="0 0 267 392" svg:d="M221 0c61 35 61 149 0 254-60 106-159 163-221 128">
          <text:p/>
        </draw:path>
        <draw:path draw:style-name="gr8" draw:text-style-name="P1" draw:layer="layout" svg:width="0.045cm" svg:height="0.1cm" svg:x="12.257cm" svg:y="8.822cm" svg:viewBox="0 0 46 101" svg:d="M46 101c-29-17-46-53-46-101">
          <text:p/>
        </draw:path>
        <draw:path draw:style-name="gr8" draw:text-style-name="P1" draw:layer="layout" svg:width="0.265cm" svg:height="0.29cm" svg:x="12.229cm" svg:y="8.515cm" svg:viewBox="0 0 266 291" svg:d="M0 291c0-72 37-160 97-221 58-62 125-86 169-60">
          <text:p/>
        </draw:path>
        <draw:path draw:style-name="gr8" draw:text-style-name="P1" draw:layer="layout" svg:width="0.045cm" svg:height="0.101cm" svg:x="12.229cm" svg:y="8.805cm" svg:viewBox="0 0 46 102" svg:d="M46 102c-30-17-46-53-46-102">
          <text:p/>
        </draw:path>
        <draw:path draw:style-name="gr8" draw:text-style-name="P1" draw:layer="layout" svg:width="0.241cm" svg:height="0.265cm" svg:x="12.147cm" svg:y="8.477cm" svg:viewBox="0 0 242 266" svg:d="M0 266c0-66 35-146 88-203 53-55 113-77 154-53">
          <text:p/>
        </draw:path>
        <draw:path draw:style-name="gr8" draw:text-style-name="P1" draw:layer="layout" svg:width="0.041cm" svg:height="0.091cm" svg:x="12.147cm" svg:y="8.742cm" svg:viewBox="0 0 42 92" svg:d="M42 92c-27-15-42-48-42-92">
          <text:p/>
        </draw:path>
        <draw:path draw:style-name="gr8" draw:text-style-name="P1" draw:layer="layout" svg:width="0.25cm" svg:height="0.274cm" svg:x="12.136cm" svg:y="8.467cm" svg:viewBox="0 0 251 275" svg:d="M0 275c0-68 35-152 90-209 55-58 118-80 161-56">
          <text:p/>
        </draw:path>
        <draw:path draw:style-name="gr8" draw:text-style-name="P1" draw:layer="layout" svg:width="0.024cm" svg:height="0.023cm" svg:x="12.386cm" svg:y="8.477cm" svg:viewBox="0 0 25 24" svg:d="M0 0c9 6 18 14 25 24">
          <text:p/>
        </draw:path>
        <draw:path draw:style-name="gr8" draw:text-style-name="P1" draw:layer="layout" svg:width="0.031cm" svg:height="0.01cm" svg:x="12.179cm" svg:y="8.836cm" svg:viewBox="0 0 32 11" svg:d="M32 11c-11-1-23-5-32-11">
          <text:p/>
        </draw:path>
        <draw:path draw:style-name="gr8" draw:text-style-name="P1" draw:layer="layout" svg:width="0.043cm" svg:height="0.095cm" svg:x="12.136cm" svg:y="8.741cm" svg:viewBox="0 0 44 96" svg:d="M44 96c-29-16-44-51-44-96">
          <text:p/>
        </draw:path>
        <draw:path draw:style-name="gr8" draw:text-style-name="P1" draw:layer="layout" svg:width="0.251cm" svg:height="0.274cm" svg:x="12.107cm" svg:y="8.451cm" svg:viewBox="0 0 252 275" svg:d="M0 275c0-68 37-152 92-210s118-80 160-55">
          <text:p/>
        </draw:path>
        <draw:path draw:style-name="gr8" draw:text-style-name="P1" draw:layer="layout" svg:width="0.043cm" svg:height="0.095cm" svg:x="12.107cm" svg:y="8.725cm" svg:viewBox="0 0 44 96" svg:d="M44 96c-27-16-44-51-44-96">
          <text:p/>
        </draw:path>
        <draw:path draw:style-name="gr8" draw:text-style-name="P1" draw:layer="layout" svg:width="0.145cm" svg:height="0.159cm" svg:x="12.327cm" svg:y="6.794cm" svg:viewBox="0 0 146 160" svg:d="M0 160c0-40 21-89 53-122 32-34 68-46 93-32">
          <text:p/>
        </draw:path>
        <draw:path draw:style-name="gr8" draw:text-style-name="P1" draw:layer="layout" svg:width="0.145cm" svg:height="0.213cm" svg:x="12.352cm" svg:y="6.8cm" svg:viewBox="0 0 146 214" svg:d="M121 0c33 19 33 81 0 139-34 58-88 89-121 69">
          <text:p/>
        </draw:path>
        <draw:path draw:style-name="gr8" draw:text-style-name="P1" draw:layer="layout" svg:width="0.025cm" svg:height="0.054cm" svg:x="12.327cm" svg:y="6.953cm" svg:viewBox="0 0 26 55" svg:d="M26 55c-17-9-26-29-26-55">
          <text:p/>
        </draw:path>
        <draw:path draw:style-name="gr8" draw:text-style-name="P1" draw:layer="layout" svg:width="0.265cm" svg:height="0.29cm" svg:x="12.257cm" svg:y="6.703cm" svg:viewBox="0 0 266 291" svg:d="M0 291c0-72 38-160 97-222 58-61 125-85 169-59">
          <text:p/>
        </draw:path>
        <draw:path draw:style-name="gr8" draw:text-style-name="P1" draw:layer="layout" svg:width="0.266cm" svg:height="0.391cm" svg:x="12.302cm" svg:y="6.713cm" svg:viewBox="0 0 267 392" svg:d="M221 0c61 35 61 150 0 255-60 105-159 162-221 127">
          <text:p/>
        </draw:path>
        <draw:path draw:style-name="gr8" draw:text-style-name="P1" draw:layer="layout" svg:width="0.045cm" svg:height="0.101cm" svg:x="12.257cm" svg:y="6.993cm" svg:viewBox="0 0 46 102" svg:d="M46 102c-29-17-46-54-46-102">
          <text:p/>
        </draw:path>
        <draw:path draw:style-name="gr8" draw:text-style-name="P1" draw:layer="layout" svg:width="0.265cm" svg:height="0.291cm" svg:x="12.229cm" svg:y="6.687cm" svg:viewBox="0 0 266 292" svg:d="M0 292c0-73 37-160 97-222 58-62 125-85 169-59">
          <text:p/>
        </draw:path>
        <draw:path draw:style-name="gr8" draw:text-style-name="P1" draw:layer="layout" svg:width="0.045cm" svg:height="0.101cm" svg:x="12.229cm" svg:y="6.977cm" svg:viewBox="0 0 46 102" svg:d="M46 102c-30-17-46-54-46-102">
          <text:p/>
        </draw:path>
        <draw:path draw:style-name="gr8" draw:text-style-name="P1" draw:layer="layout" svg:width="0.241cm" svg:height="0.264cm" svg:x="12.147cm" svg:y="6.649cm" svg:viewBox="0 0 242 265" svg:d="M0 265c0-66 35-145 88-202 53-56 113-77 154-53">
          <text:p/>
        </draw:path>
        <draw:path draw:style-name="gr8" draw:text-style-name="P1" draw:layer="layout" svg:width="0.041cm" svg:height="0.092cm" svg:x="12.147cm" svg:y="6.913cm" svg:viewBox="0 0 42 93" svg:d="M42 93c-27-15-42-49-42-93">
          <text:p/>
        </draw:path>
        <draw:path draw:style-name="gr8" draw:text-style-name="P1" draw:layer="layout" svg:width="0.25cm" svg:height="0.274cm" svg:x="12.136cm" svg:y="6.639cm" svg:viewBox="0 0 251 275" svg:d="M0 275c0-68 35-151 90-210 55-57 118-79 161-55">
          <text:p/>
        </draw:path>
        <draw:path draw:style-name="gr8" draw:text-style-name="P1" draw:layer="layout" svg:width="0.024cm" svg:height="0.022cm" svg:x="12.386cm" svg:y="6.649cm" svg:viewBox="0 0 25 23" svg:d="M0 0c9 5 18 14 25 23">
          <text:p/>
        </draw:path>
        <draw:path draw:style-name="gr8" draw:text-style-name="P1" draw:layer="layout" svg:width="0.031cm" svg:height="0.01cm" svg:x="12.179cm" svg:y="7.008cm" svg:viewBox="0 0 32 11" svg:d="M32 11c-11-1-23-5-32-11">
          <text:p/>
        </draw:path>
        <draw:path draw:style-name="gr8" draw:text-style-name="P1" draw:layer="layout" svg:width="0.043cm" svg:height="0.095cm" svg:x="12.136cm" svg:y="6.913cm" svg:viewBox="0 0 44 96" svg:d="M44 96c-29-17-44-51-44-96">
          <text:p/>
        </draw:path>
        <draw:path draw:style-name="gr8" draw:text-style-name="P1" draw:layer="layout" svg:width="0.251cm" svg:height="0.275cm" svg:x="12.107cm" svg:y="6.623cm" svg:viewBox="0 0 252 276" svg:d="M0 276c0-69 37-151 92-210 55-58 118-80 160-56">
          <text:p/>
        </draw:path>
        <draw:path draw:style-name="gr8" draw:text-style-name="P1" draw:layer="layout" svg:width="0.043cm" svg:height="0.095cm" svg:x="12.107cm" svg:y="6.897cm" svg:viewBox="0 0 44 96" svg:d="M44 96c-27-16-44-50-44-96">
          <text:p/>
        </draw:path>
        <draw:line draw:style-name="gr8" draw:text-style-name="P1" draw:layer="layout" svg:x1="11.281cm" svg:y1="6.251cm" svg:x2="12.151cm" svg:y2="6.753cm">
          <text:p/>
        </draw:line>
        <draw:line draw:style-name="gr8" draw:text-style-name="P1" draw:layer="layout" svg:x1="12.352cm" svg:y1="6.869cm" svg:x2="12.413cm" svg:y2="6.905cm">
          <text:p/>
        </draw:line>
        <draw:line draw:style-name="gr8" draw:text-style-name="P1" draw:layer="layout" svg:x1="11.281cm" svg:y1="8.079cm" svg:x2="12.151cm" svg:y2="8.581cm">
          <text:p/>
        </draw:line>
        <draw:line draw:style-name="gr8" draw:text-style-name="P1" draw:layer="layout" svg:x1="12.352cm" svg:y1="8.697cm" svg:x2="12.413cm" svg:y2="8.733cm">
          <text:p/>
        </draw:line>
        <draw:line draw:style-name="gr8" draw:text-style-name="P1" draw:layer="layout" svg:x1="5.57cm" svg:y1="9.548cm" svg:x2="6.44cm" svg:y2="10.051cm">
          <text:p/>
        </draw:line>
        <draw:line draw:style-name="gr8" draw:text-style-name="P1" draw:layer="layout" svg:x1="6.641cm" svg:y1="10.166cm" svg:x2="6.702cm" svg:y2="10.202cm">
          <text:p/>
        </draw:line>
        <draw:line draw:style-name="gr8" draw:text-style-name="P1" draw:layer="layout" svg:x1="5.57cm" svg:y1="11.376cm" svg:x2="6.44cm" svg:y2="11.879cm">
          <text:p/>
        </draw:line>
        <draw:line draw:style-name="gr8" draw:text-style-name="P1" draw:layer="layout" svg:x1="6.641cm" svg:y1="11.994cm" svg:x2="6.702cm" svg:y2="12.03cm">
          <text:p/>
        </draw:line>
        <draw:line draw:style-name="gr8" draw:text-style-name="P1" draw:layer="layout" svg:x1="3.975cm" svg:y1="13.338cm" svg:x2="3.62cm" svg:y2="13.133cm">
          <text:p/>
        </draw:line>
        <draw:line draw:style-name="gr8" draw:text-style-name="P1" draw:layer="layout" svg:x1="11.542cm" svg:y1="2.778cm" svg:x2="11.188cm" svg:y2="2.573cm">
          <text:p/>
        </draw:line>
        <draw:line draw:style-name="gr8" draw:text-style-name="P1" draw:layer="layout" svg:x1="5.421cm" svg:y1="9.679cm" svg:x2="5.381cm" svg:y2="9.656cm">
          <text:p/>
        </draw:line>
        <draw:line draw:style-name="gr8" draw:text-style-name="P1" draw:layer="layout" svg:x1="5.421cm" svg:y1="11.507cm" svg:x2="5.381cm" svg:y2="11.484cm">
          <text:p/>
        </draw:line>
        <draw:line draw:style-name="gr8" draw:text-style-name="P1" draw:layer="layout" svg:x1="11.132cm" svg:y1="8.21cm" svg:x2="11.092cm" svg:y2="8.186cm">
          <text:p/>
        </draw:line>
        <draw:line draw:style-name="gr8" draw:text-style-name="P1" draw:layer="layout" svg:x1="11.132cm" svg:y1="6.382cm" svg:x2="11.092cm" svg:y2="6.358cm">
          <text:p/>
        </draw:line>
        <draw:line draw:style-name="gr8" draw:text-style-name="P1" draw:layer="layout" svg:x1="6.592cm" svg:y1="10.392cm" svg:x2="6.563cm" svg:y2="10.375cm">
          <text:p/>
        </draw:line>
        <draw:line draw:style-name="gr8" draw:text-style-name="P1" draw:layer="layout" svg:x1="6.812cm" svg:y1="10.011cm" svg:x2="6.783cm" svg:y2="9.994cm">
          <text:p/>
        </draw:line>
        <draw:line draw:style-name="gr8" draw:text-style-name="P1" draw:layer="layout" svg:x1="6.528cm" svg:y1="10.332cm" svg:x2="6.477cm" svg:y2="10.302cm">
          <text:p/>
        </draw:line>
        <draw:line draw:style-name="gr8" draw:text-style-name="P1" draw:layer="layout" svg:x1="6.728cm" svg:y1="9.986cm" svg:x2="6.677cm" svg:y2="9.956cm">
          <text:p/>
        </draw:line>
        <draw:line draw:style-name="gr8" draw:text-style-name="P1" draw:layer="layout" svg:x1="6.469cm" svg:y1="10.306cm" svg:x2="6.439cm" svg:y2="10.289cm">
          <text:p/>
        </draw:line>
        <draw:line draw:style-name="gr8" draw:text-style-name="P1" draw:layer="layout" svg:x1="6.676cm" svg:y1="9.947cm" svg:x2="6.647cm" svg:y2="9.93cm">
          <text:p/>
        </draw:line>
        <draw:line draw:style-name="gr8" draw:text-style-name="P1" draw:layer="layout" svg:x1="6.592cm" svg:y1="12.22cm" svg:x2="6.563cm" svg:y2="12.203cm">
          <text:p/>
        </draw:line>
        <draw:line draw:style-name="gr8" draw:text-style-name="P1" draw:layer="layout" svg:x1="6.812cm" svg:y1="11.84cm" svg:x2="6.783cm" svg:y2="11.822cm">
          <text:p/>
        </draw:line>
        <draw:line draw:style-name="gr8" draw:text-style-name="P1" draw:layer="layout" svg:x1="6.528cm" svg:y1="12.16cm" svg:x2="6.477cm" svg:y2="12.13cm">
          <text:p/>
        </draw:line>
        <draw:line draw:style-name="gr8" draw:text-style-name="P1" draw:layer="layout" svg:x1="6.728cm" svg:y1="11.814cm" svg:x2="6.677cm" svg:y2="11.784cm">
          <text:p/>
        </draw:line>
        <draw:line draw:style-name="gr8" draw:text-style-name="P1" draw:layer="layout" svg:x1="6.469cm" svg:y1="12.135cm" svg:x2="6.439cm" svg:y2="12.117cm">
          <text:p/>
        </draw:line>
        <draw:line draw:style-name="gr8" draw:text-style-name="P1" draw:layer="layout" svg:x1="6.676cm" svg:y1="11.775cm" svg:x2="6.647cm" svg:y2="11.758cm">
          <text:p/>
        </draw:line>
        <draw:line draw:style-name="gr8" draw:text-style-name="P1" draw:layer="layout" svg:x1="12.303cm" svg:y1="8.923cm" svg:x2="12.274cm" svg:y2="8.906cm">
          <text:p/>
        </draw:line>
        <draw:line draw:style-name="gr8" draw:text-style-name="P1" draw:layer="layout" svg:x1="12.523cm" svg:y1="8.542cm" svg:x2="12.494cm" svg:y2="8.525cm">
          <text:p/>
        </draw:line>
        <draw:line draw:style-name="gr8" draw:text-style-name="P1" draw:layer="layout" svg:x1="12.239cm" svg:y1="8.863cm" svg:x2="12.188cm" svg:y2="8.833cm">
          <text:p/>
        </draw:line>
        <draw:line draw:style-name="gr8" draw:text-style-name="P1" draw:layer="layout" svg:x1="12.439cm" svg:y1="8.517cm" svg:x2="12.388cm" svg:y2="8.487cm">
          <text:p/>
        </draw:line>
        <draw:line draw:style-name="gr8" draw:text-style-name="P1" draw:layer="layout" svg:x1="12.18cm" svg:y1="8.837cm" svg:x2="12.15cm" svg:y2="8.82cm">
          <text:p/>
        </draw:line>
        <draw:line draw:style-name="gr8" draw:text-style-name="P1" draw:layer="layout" svg:x1="12.387cm" svg:y1="8.478cm" svg:x2="12.358cm" svg:y2="8.461cm">
          <text:p/>
        </draw:line>
        <draw:line draw:style-name="gr8" draw:text-style-name="P1" draw:layer="layout" svg:x1="12.303cm" svg:y1="7.095cm" svg:x2="12.274cm" svg:y2="7.078cm">
          <text:p/>
        </draw:line>
        <draw:line draw:style-name="gr8" draw:text-style-name="P1" draw:layer="layout" svg:x1="12.523cm" svg:y1="6.714cm" svg:x2="12.494cm" svg:y2="6.697cm">
          <text:p/>
        </draw:line>
        <draw:line draw:style-name="gr8" draw:text-style-name="P1" draw:layer="layout" svg:x1="12.239cm" svg:y1="7.035cm" svg:x2="12.188cm" svg:y2="7.005cm">
          <text:p/>
        </draw:line>
        <draw:line draw:style-name="gr8" draw:text-style-name="P1" draw:layer="layout" svg:x1="12.439cm" svg:y1="6.689cm" svg:x2="12.388cm" svg:y2="6.659cm">
          <text:p/>
        </draw:line>
        <draw:line draw:style-name="gr8" draw:text-style-name="P1" draw:layer="layout" svg:x1="12.18cm" svg:y1="7.009cm" svg:x2="12.15cm" svg:y2="6.992cm">
          <text:p/>
        </draw:line>
        <draw:line draw:style-name="gr8" draw:text-style-name="P1" draw:layer="layout" svg:x1="12.387cm" svg:y1="6.65cm" svg:x2="12.358cm" svg:y2="6.632cm">
          <text:p/>
        </draw:line>
        <draw:frame draw:style-name="gr9" draw:text-style-name="P5" draw:layer="layout" svg:width="5.298cm" svg:height="0.623cm" svg:x="19.304cm" svg:y="12.472cm">
          <draw:text-box>
            <text:p text:style-name="P4"><text:span text:style-name="T1">4X M3 Brass Inserts</text:span></text:p>
          </draw:text-box>
        </draw:frame>
        <draw:frame draw:style-name="gr10" draw:text-style-name="P5" draw:layer="layout" svg:width="3.744cm" svg:height="0.623cm" svg:x="19.304cm" svg:y="13.097cm">
          <draw:text-box>
            <text:p text:style-name="P4"><text:span text:style-name="T1">[HD-MS0030] </text:span></text:p>
          </draw:text-box>
        </draw:frame>
        <draw:frame draw:style-name="gr11" draw:text-style-name="P5" draw:layer="layout" svg:width="0.532cm" svg:height="0.623cm" svg:x="27.686cm" svg:y="19.334cm">
          <draw:text-box>
            <text:p text:style-name="P4"><text:span text:style-name="T1">X</text:span></text:p>
          </draw:text-box>
        </draw:frame>
        <draw:polygon draw:style-name="gr12" draw:text-style-name="P2" draw:layer="layout" svg:width="0.459cm" svg:height="0.352cm" svg:x="17.829cm" svg:y="10.416cm" svg:viewBox="0 0 460 353" draw:points="0,0 364,353 460,218">
          <text:p/>
        </draw:polygon>
        <draw:polygon draw:style-name="gr12" draw:text-style-name="P2" draw:layer="layout" svg:width="0.458cm" svg:height="0.356cm" svg:x="17.757cm" svg:y="8.599cm" svg:viewBox="0 0 459 357" draw:points="0,0 364,357 459,219">
          <text:p/>
        </draw:polygon>
        <draw:polygon draw:style-name="gr12" draw:text-style-name="P2" draw:layer="layout" svg:width="0.165cm" svg:height="0.508cm" svg:x="22.989cm" svg:y="5.461cm" svg:viewBox="0 0 166 509" draw:points="128,0 0,491 166,509">
          <text:p/>
        </draw:polygon>
        <draw:polygon draw:style-name="gr12" draw:text-style-name="P2" draw:layer="layout" svg:width="0.162cm" svg:height="0.508cm" svg:x="22.996cm" svg:y="7.317cm" svg:viewBox="0 0 163 509" draw:points="128,0 0,495 163,509">
          <text:p/>
        </draw:polygon>
        <draw:line draw:style-name="gr13" draw:text-style-name="P1" draw:layer="layout" svg:x1="23.117cm" svg:y1="7.749cm" svg:x2="21.468cm" svg:y2="12.322cm">
          <text:p/>
        </draw:line>
        <draw:line draw:style-name="gr13" draw:text-style-name="P1" draw:layer="layout" svg:x1="23.117cm" svg:y1="5.844cm" svg:x2="21.468cm" svg:y2="12.325cm">
          <text:p/>
        </draw:line>
        <draw:line draw:style-name="gr13" draw:text-style-name="P1" draw:layer="layout" svg:x1="18.163cm" svg:y1="8.89cm" svg:x2="21.466cm" svg:y2="12.32cm">
          <text:p/>
        </draw:line>
        <draw:line draw:style-name="gr13" draw:text-style-name="P1" draw:layer="layout" svg:x1="18.288cm" svg:y1="10.668cm" svg:x2="21.464cm" svg:y2="12.3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19T12:46:02.057025060</dc:date>
    <meta:editing-duration>PT1M10S</meta:editing-duration>
    <meta:editing-cycles>1</meta:editing-cycles>
    <meta:document-statistic meta:object-count="748"/>
    <meta:generator>LibreOffice/5.2.7.2$Linux_X86_64 LibreOffice_project/20m0$Build-2</meta:generator>
  </office:meta>
</office:document-meta>
</file>